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DengXian" svg:font-family="DengXian, 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bf00"/>
    </style:style>
    <style:style style:name="ce1" style:family="table-cell" style:parent-style-name="Default">
      <style:table-cell-properties fo:background-color="#ffe994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c9eaf3"/>
    </style:style>
    <style:style style:name="ce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ngXian" style:font-size-asian="11pt" style:language-asian="zh" style:country-asian="CN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t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<text:s/>\\ </text:p>
          </table:table-cell>
        </table:table-row>
        <table:table-row table:style-name="ro1">
          <table:table-cell office:value-type="string" calcext:value-type="string">
            <text:p>\begin{tabular}{XXX}</text:p>
          </table:table-cell>
        </table:table-row>
        <table:table-row table:style-name="ro1">
          <table:table-cell office:value-type="string" calcext:value-type="string">
            <text:p>\end{tabular}</text:p>
          </table:table-cell>
        </table:table-row>
        <table:table-row table:style-name="ro1">
          <table:table-cell table:formula="of:=SUBSTITUTE([.A4];&quot;XXX&quot;;[.A9])" office:value-type="string" office:string-value="\begin{tabular}{llllll}" calcext:value-type="string">
            <text:p>\begin{tabular}{llllll}</text:p>
          </table:table-cell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table:formula="of:=COUNTA([data.A1:.Z1])" office:value-type="float" office:value="6" calcext:value-type="float">
            <text:p>6</text:p>
          </table:table-cell>
        </table:table-row>
        <table:table-row table:style-name="ro1">
          <table:table-cell table:formula="of:=REPT([.A7];[.A8])" office:value-type="string" office:string-value="llllll" calcext:value-type="string">
            <text:p>llllll</text:p>
          </table:table-cell>
        </table:table-row>
      </table:table>
      <table:table table:name="tabular" table:style-name="ta1">
        <table:table-column table:style-name="co2" table:default-cell-style-name="ce1"/>
        <table:table-row table:style-name="ro1">
          <table:table-cell table:style-name="ce6" table:formula="of:=[$constants.A6]" office:value-type="string" office:string-value="\begin{tabular}{llllll}" calcext:value-type="string">
            <text:p>\begin{tabular}{llllll}</text:p>
          </table:table-cell>
        </table:table-row>
        <table:table-row table:style-name="ro1">
          <table:table-cell table:formula="of:=IF([data.A1]=&quot;&quot;;IF(AND([data.A1]=&quot;&quot;;#REF!=&quot;&quot;);&quot;&quot;;endtable);CONCATENATE([dataout.A2];[dataout.B2];[dataout.C2];[dataout.D2];[dataout.E2];[dataout.F2];[dataout.G2]))" office:value-type="string" office:string-value="Hc1 &amp; Hc2 &amp; Hc3 &amp; Hc1 &amp; Hc1 &amp; Hc1 \\ " calcext:value-type="string">
            <text:p>Hc1 &amp; Hc2 &amp; Hc3 &amp; Hc1 &amp; Hc1 &amp; Hc1 \\ </text:p>
          </table:table-cell>
        </table:table-row>
        <table:table-row table:style-name="ro1">
          <table:table-cell table:formula="of:=IF([data.A2]=&quot;&quot;;IF(AND([data.A2]=&quot;&quot;;[data.A1]=&quot;&quot;);&quot;&quot;;endtable);CONCATENATE([dataout.A3];[dataout.B3];[dataout.C3];[dataout.D3];[dataout.E3];[dataout.F3];[dataout.G3]))" office:value-type="string" office:string-value="R21 &amp; R22 &amp; R23 &amp; R21 &amp; R21 &amp; R21 \\ " calcext:value-type="string">
            <text:p>R21 &amp; R22 &amp; R23 &amp; R21 &amp; R21 &amp; R21 \\ </text:p>
          </table:table-cell>
        </table:table-row>
        <table:table-row table:style-name="ro1">
          <table:table-cell table:formula="of:=IF([data.A3]=&quot;&quot;;IF(AND([data.A3]=&quot;&quot;;[data.A2]=&quot;&quot;);&quot;&quot;;endtable);CONCATENATE([dataout.A4];[dataout.B4];[dataout.C4];[dataout.D4];[dataout.E4];[dataout.F4];[dataout.G4]))" office:value-type="string" office:string-value="3rA &amp; 3rB &amp; 3rC &amp; 3rA &amp; 3rA &amp; 3rA \\ " calcext:value-type="string">
            <text:p>3rA &amp; 3rB &amp; 3rC &amp; 3rA &amp; 3rA &amp; 3rA \\ </text:p>
          </table:table-cell>
        </table:table-row>
        <table:table-row table:style-name="ro1">
          <table:table-cell table:formula="of:=IF([data.A4]=&quot;&quot;;IF(AND([data.A4]=&quot;&quot;;[data.A3]=&quot;&quot;);&quot;&quot;;endtable);CONCATENATE([dataout.A5];[dataout.B5];[dataout.C5];[dataout.D5];[dataout.E5];[dataout.F5];[dataout.G5]))" office:value-type="string" office:string-value="Hc1 &amp; Hc2 &amp; Hc3 &amp; Hc1 &amp; Hc1 &amp; Hc1 \\ " calcext:value-type="string">
            <text:p>Hc1 &amp; Hc2 &amp; Hc3 &amp; Hc1 &amp; Hc1 &amp; Hc1 \\ </text:p>
          </table:table-cell>
        </table:table-row>
        <table:table-row table:style-name="ro1">
          <table:table-cell table:formula="of:=IF([data.A5]=&quot;&quot;;IF(AND([data.A5]=&quot;&quot;;[data.A4]=&quot;&quot;);&quot;&quot;;endtable);CONCATENATE([dataout.A6];[dataout.B6];[dataout.C6];[dataout.D6];[dataout.E6];[dataout.F6];[dataout.G6]))" office:value-type="string" office:string-value="R21 &amp; R22 &amp; R23 &amp; R21 &amp; R21 &amp; R21 \\ " calcext:value-type="string">
            <text:p>R21 &amp; R22 &amp; R23 &amp; R21 &amp; R21 &amp; R21 \\ </text:p>
          </table:table-cell>
        </table:table-row>
        <table:table-row table:style-name="ro1">
          <table:table-cell table:formula="of:=IF([data.A6]=&quot;&quot;;IF(AND([data.A6]=&quot;&quot;;[data.A5]=&quot;&quot;);&quot;&quot;;endtable);CONCATENATE([dataout.A7];[dataout.B7];[dataout.C7];[dataout.D7];[dataout.E7];[dataout.F7];[dataout.G7]))" office:value-type="string" office:string-value="3rA &amp; 3rB &amp; 3rC &amp; 3rA &amp; 3rA &amp; 3rA \\ " calcext:value-type="string">
            <text:p>3rA &amp; 3rB &amp; 3rC &amp; 3rA &amp; 3rA &amp; 3rA \\ </text:p>
          </table:table-cell>
        </table:table-row>
        <table:table-row table:style-name="ro1">
          <table:table-cell table:formula="of:=IF([data.A7]=&quot;&quot;;IF(AND([data.A7]=&quot;&quot;;[data.A6]=&quot;&quot;);&quot;&quot;;endtable);CONCATENATE([dataout.A8];[dataout.B8];[dataout.C8];[dataout.D8];[dataout.E8];[dataout.F8];[dataout.G8]))" office:value-type="string" office:string-value="\end{tabular}" calcext:value-type="string">
            <text:p>\end{tabular}</text:p>
          </table:table-cell>
        </table:table-row>
        <table:table-row table:style-name="ro1">
          <table:table-cell table:formula="of:=IF([data.A8]=&quot;&quot;;IF(AND([data.A8]=&quot;&quot;;[data.A7]=&quot;&quot;);&quot;&quot;;endtable);CONCATENATE([dataout.A9];[dataout.B9];[dataout.C9];[dataout.D9];[dataout.E9];[dataout.F9];[dataout.G9]))">
            <text:p/>
          </table:table-cell>
        </table:table-row>
        <table:table-row table:style-name="ro1">
          <table:table-cell table:formula="of:=IF([data.A9]=&quot;&quot;;IF(AND([data.A9]=&quot;&quot;;[data.A8]=&quot;&quot;);&quot;&quot;;endtable);CONCATENATE([dataout.A10];[dataout.B10];[dataout.C10];[dataout.D10];[dataout.E10];[dataout.F10];[dataout.G10]))">
            <text:p/>
          </table:table-cell>
        </table:table-row>
        <table:table-row table:style-name="ro1">
          <table:table-cell table:formula="of:=IF([data.A10]=&quot;&quot;;IF(AND([data.A10]=&quot;&quot;;[data.A9]=&quot;&quot;);&quot;&quot;;endtable);CONCATENATE([dataout.A11];[dataout.B11];[dataout.C11];[dataout.D11];[dataout.E11];[dataout.F11];[dataout.G11]))">
            <text:p/>
          </table:table-cell>
        </table:table-row>
        <table:table-row table:style-name="ro1">
          <table:table-cell table:formula="of:=IF([data.A11]=&quot;&quot;;IF(AND([data.A11]=&quot;&quot;;[data.A10]=&quot;&quot;);&quot;&quot;;endtable);CONCATENATE([dataout.A12];[dataout.B12];[dataout.C12];[dataout.D12];[dataout.E12];[dataout.F12];[dataout.G12]))">
            <text:p/>
          </table:table-cell>
        </table:table-row>
        <table:table-row table:style-name="ro1">
          <table:table-cell table:formula="of:=IF([data.A12]=&quot;&quot;;IF(AND([data.A12]=&quot;&quot;;[data.A11]=&quot;&quot;);&quot;&quot;;endtable);CONCATENATE([dataout.A13];[dataout.B13];[dataout.C13];[dataout.D13];[dataout.E13];[dataout.F13];[dataout.G13]))">
            <text:p/>
          </table:table-cell>
        </table:table-row>
        <table:table-row table:style-name="ro1">
          <table:table-cell table:formula="of:=IF([data.A13]=&quot;&quot;;IF(AND([data.A13]=&quot;&quot;;[data.A12]=&quot;&quot;);&quot;&quot;;endtable);CONCATENATE([dataout.A14];[dataout.B14];[dataout.C14];[dataout.D14];[dataout.E14];[dataout.F14];[dataout.G14]))">
            <text:p/>
          </table:table-cell>
        </table:table-row>
        <table:table-row table:style-name="ro1">
          <table:table-cell table:formula="of:=IF([data.A14]=&quot;&quot;;IF(AND([data.A14]=&quot;&quot;;[data.A13]=&quot;&quot;);&quot;&quot;;endtable);CONCATENATE([dataout.A15];[dataout.B15];[dataout.C15];[dataout.D15];[dataout.E15];[dataout.F15];[dataout.G15]))">
            <text:p/>
          </table:table-cell>
        </table:table-row>
        <table:table-row table:style-name="ro1">
          <table:table-cell table:formula="of:=IF([data.A15]=&quot;&quot;;IF(AND([data.A15]=&quot;&quot;;[data.A14]=&quot;&quot;);&quot;&quot;;endtable);CONCATENATE([dataout.A16];[dataout.B16];[dataout.C16];[dataout.D16];[dataout.E16];[dataout.F16];[dataout.G16]))">
            <text:p/>
          </table:table-cell>
        </table:table-row>
        <table:table-row table:style-name="ro1">
          <table:table-cell table:formula="of:=IF([data.A16]=&quot;&quot;;IF(AND([data.A16]=&quot;&quot;;[data.A15]=&quot;&quot;);&quot;&quot;;endtable);CONCATENATE([dataout.A17];[dataout.B17];[dataout.C17];[dataout.D17];[dataout.E17];[dataout.F17];[dataout.G17]))">
            <text:p/>
          </table:table-cell>
        </table:table-row>
        <table:table-row table:style-name="ro1">
          <table:table-cell table:formula="of:=IF([data.A17]=&quot;&quot;;IF(AND([data.A17]=&quot;&quot;;[data.A16]=&quot;&quot;);&quot;&quot;;endtable);CONCATENATE([dataout.A18];[dataout.B18];[dataout.C18];[dataout.D18];[dataout.E18];[dataout.F18];[dataout.G18]))">
            <text:p/>
          </table:table-cell>
        </table:table-row>
        <table:table-row table:style-name="ro1">
          <table:table-cell table:formula="of:=IF([data.A18]=&quot;&quot;;IF(AND([data.A18]=&quot;&quot;;[data.A17]=&quot;&quot;);&quot;&quot;;endtable);CONCATENATE([dataout.A19];[dataout.B19];[dataout.C19];[dataout.D19];[dataout.E19];[dataout.F19];[dataout.G19]))">
            <text:p/>
          </table:table-cell>
        </table:table-row>
        <table:table-row table:style-name="ro1">
          <table:table-cell table:formula="of:=IF([data.A19]=&quot;&quot;;IF(AND([data.A19]=&quot;&quot;;[data.A18]=&quot;&quot;);&quot;&quot;;endtable);CONCATENATE([dataout.A20];[dataout.B20];[dataout.C20];[dataout.D20];[dataout.E20];[dataout.F20];[dataout.G20]))">
            <text:p/>
          </table:table-cell>
        </table:table-row>
        <table:table-row table:style-name="ro1">
          <table:table-cell table:formula="of:=IF([data.A20]=&quot;&quot;;IF(AND([data.A20]=&quot;&quot;;[data.A19]=&quot;&quot;);&quot;&quot;;endtable);CONCATENATE([dataout.A21];[dataout.B21];[dataout.C21];[dataout.D21];[dataout.E21];[dataout.F21];[dataout.G21]))">
            <text:p/>
          </table:table-cell>
        </table:table-row>
        <table:table-row table:style-name="ro1">
          <table:table-cell table:formula="of:=IF([data.A21]=&quot;&quot;;IF(AND([data.A21]=&quot;&quot;;[data.A20]=&quot;&quot;);&quot;&quot;;endtable);CONCATENATE([dataout.A22];[dataout.B22];[dataout.C22];[dataout.D22];[dataout.E22];[dataout.F22];[dataout.G22]))">
            <text:p/>
          </table:table-cell>
        </table:table-row>
        <table:table-row table:style-name="ro1">
          <table:table-cell table:formula="of:=IF([data.A22]=&quot;&quot;;IF(AND([data.A22]=&quot;&quot;;[data.A21]=&quot;&quot;);&quot;&quot;;endtable);CONCATENATE([dataout.A23];[dataout.B23];[dataout.C23];[dataout.D23];[dataout.E23];[dataout.F23];[dataout.G23]))">
            <text:p/>
          </table:table-cell>
        </table:table-row>
        <table:table-row table:style-name="ro1">
          <table:table-cell table:formula="of:=IF([data.A23]=&quot;&quot;;IF(AND([data.A23]=&quot;&quot;;[data.A22]=&quot;&quot;);&quot;&quot;;endtable);CONCATENATE([dataout.A24];[dataout.B24];[dataout.C24];[dataout.D24];[dataout.E24];[dataout.F24];[dataout.G24]))">
            <text:p/>
          </table:table-cell>
        </table:table-row>
        <table:table-row table:style-name="ro1">
          <table:table-cell table:formula="of:=IF([data.A24]=&quot;&quot;;IF(AND([data.A24]=&quot;&quot;;[data.A23]=&quot;&quot;);&quot;&quot;;endtable);CONCATENATE([dataout.A25];[dataout.B25];[dataout.C25];[dataout.D25];[dataout.E25];[dataout.F25];[dataout.G25]))">
            <text:p/>
          </table:table-cell>
        </table:table-row>
        <table:table-row table:style-name="ro1">
          <table:table-cell table:formula="of:=IF([data.A25]=&quot;&quot;;IF(AND([data.A25]=&quot;&quot;;[data.A24]=&quot;&quot;);&quot;&quot;;endtable);CONCATENATE([dataout.A26];[dataout.B26];[dataout.C26];[dataout.D26];[dataout.E26];[dataout.F26];[dataout.G26]))">
            <text:p/>
          </table:table-cell>
        </table:table-row>
        <table:table-row table:style-name="ro1">
          <table:table-cell table:formula="of:=IF([data.A26]=&quot;&quot;;IF(AND([data.A26]=&quot;&quot;;[data.A25]=&quot;&quot;);&quot;&quot;;endtable);CONCATENATE([dataout.A27];[dataout.B27];[dataout.C27];[dataout.D27];[dataout.E27];[dataout.F27];[dataout.G27]))">
            <text:p/>
          </table:table-cell>
        </table:table-row>
        <table:table-row table:style-name="ro1">
          <table:table-cell table:formula="of:=IF([data.A27]=&quot;&quot;;IF(AND([data.A27]=&quot;&quot;;[data.A26]=&quot;&quot;);&quot;&quot;;endtable);CONCATENATE([dataout.A28];[dataout.B28];[dataout.C28];[dataout.D28];[dataout.E28];[dataout.F28];[dataout.G28]))">
            <text:p/>
          </table:table-cell>
        </table:table-row>
        <table:table-row table:style-name="ro1">
          <table:table-cell table:formula="of:=IF([data.A28]=&quot;&quot;;IF(AND([data.A28]=&quot;&quot;;[data.A27]=&quot;&quot;);&quot;&quot;;endtable);CONCATENATE([dataout.A29];[dataout.B29];[dataout.C29];[dataout.D29];[dataout.E29];[dataout.F29];[dataout.G29]))">
            <text:p/>
          </table:table-cell>
        </table:table-row>
        <table:table-row table:style-name="ro1">
          <table:table-cell table:formula="of:=IF([data.A29]=&quot;&quot;;IF(AND([data.A29]=&quot;&quot;;[data.A28]=&quot;&quot;);&quot;&quot;;endtable);CONCATENATE([dataout.A30];[dataout.B30];[dataout.C30];[dataout.D30];[dataout.E30];[dataout.F30];[dataout.G30]))">
            <text:p/>
          </table:table-cell>
        </table:table-row>
        <table:table-row table:style-name="ro1">
          <table:table-cell table:formula="of:=IF([data.A30]=&quot;&quot;;IF(AND([data.A30]=&quot;&quot;;[data.A29]=&quot;&quot;);&quot;&quot;;endtable);CONCATENATE([dataout.A31];[dataout.B31];[dataout.C31];[dataout.D31];[dataout.E31];[dataout.F31];[dataout.G31]))">
            <text:p/>
          </table:table-cell>
        </table:table-row>
        <table:table-row table:style-name="ro1">
          <table:table-cell table:formula="of:=IF([data.A31]=&quot;&quot;;IF(AND([data.A31]=&quot;&quot;;[data.A30]=&quot;&quot;);&quot;&quot;;endtable);CONCATENATE([dataout.A32];[dataout.B32];[dataout.C32];[dataout.D32];[dataout.E32];[dataout.F32];[dataout.G32]))">
            <text:p/>
          </table:table-cell>
        </table:table-row>
        <table:table-row table:style-name="ro1">
          <table:table-cell table:formula="of:=IF([data.A32]=&quot;&quot;;IF(AND([data.A32]=&quot;&quot;;[data.A31]=&quot;&quot;);&quot;&quot;;endtable);CONCATENATE([dataout.A33];[dataout.B33];[dataout.C33];[dataout.D33];[dataout.E33];[dataout.F33];[dataout.G33]))">
            <text:p/>
          </table:table-cell>
        </table:table-row>
        <table:table-row table:style-name="ro1">
          <table:table-cell table:formula="of:=IF([data.A33]=&quot;&quot;;IF(AND([data.A33]=&quot;&quot;;[data.A32]=&quot;&quot;);&quot;&quot;;endtable);CONCATENATE([dataout.A34];[dataout.B34];[dataout.C34];[dataout.D34];[dataout.E34];[dataout.F34];[dataout.G34]))">
            <text:p/>
          </table:table-cell>
        </table:table-row>
        <table:table-row table:style-name="ro1">
          <table:table-cell table:formula="of:=IF([data.A34]=&quot;&quot;;IF(AND([data.A34]=&quot;&quot;;[data.A33]=&quot;&quot;);&quot;&quot;;endtable);CONCATENATE([dataout.A35];[dataout.B35];[dataout.C35];[dataout.D35];[dataout.E35];[dataout.F35];[dataout.G35]))">
            <text:p/>
          </table:table-cell>
        </table:table-row>
        <table:table-row table:style-name="ro1">
          <table:table-cell table:formula="of:=IF([data.A35]=&quot;&quot;;IF(AND([data.A35]=&quot;&quot;;[data.A34]=&quot;&quot;);&quot;&quot;;endtable);CONCATENATE([dataout.A36];[dataout.B36];[dataout.C36];[dataout.D36];[dataout.E36];[dataout.F36];[dataout.G36]))">
            <text:p/>
          </table:table-cell>
        </table:table-row>
        <table:table-row table:style-name="ro1">
          <table:table-cell table:formula="of:=IF([data.A36]=&quot;&quot;;IF(AND([data.A36]=&quot;&quot;;[data.A35]=&quot;&quot;);&quot;&quot;;endtable);CONCATENATE([dataout.A37];[dataout.B37];[dataout.C37];[dataout.D37];[dataout.E37];[dataout.F37];[dataout.G37]))">
            <text:p/>
          </table:table-cell>
        </table:table-row>
        <table:table-row table:style-name="ro1">
          <table:table-cell table:formula="of:=IF([data.A37]=&quot;&quot;;IF(AND([data.A37]=&quot;&quot;;[data.A36]=&quot;&quot;);&quot;&quot;;endtable);CONCATENATE([dataout.A38];[dataout.B38];[dataout.C38];[dataout.D38];[dataout.E38];[dataout.F38];[dataout.G38]))">
            <text:p/>
          </table:table-cell>
        </table:table-row>
        <table:table-row table:style-name="ro1">
          <table:table-cell table:formula="of:=IF([data.A38]=&quot;&quot;;IF(AND([data.A38]=&quot;&quot;;[data.A37]=&quot;&quot;);&quot;&quot;;endtable);CONCATENATE([dataout.A39];[dataout.B39];[dataout.C39];[dataout.D39];[dataout.E39];[dataout.F39];[dataout.G39]))">
            <text:p/>
          </table:table-cell>
        </table:table-row>
        <table:table-row table:style-name="ro1">
          <table:table-cell table:formula="of:=IF([data.A39]=&quot;&quot;;IF(AND([data.A39]=&quot;&quot;;[data.A38]=&quot;&quot;);&quot;&quot;;endtable);CONCATENATE([dataout.A40];[dataout.B40];[dataout.C40];[dataout.D40];[dataout.E40];[dataout.F40];[dataout.G40]))">
            <text:p/>
          </table:table-cell>
        </table:table-row>
        <table:table-row table:style-name="ro1">
          <table:table-cell table:formula="of:=IF([data.A40]=&quot;&quot;;IF(AND([data.A40]=&quot;&quot;;[data.A39]=&quot;&quot;);&quot;&quot;;endtable);CONCATENATE([dataout.A41];[dataout.B41];[dataout.C41];[dataout.D41];[dataout.E41];[dataout.F41];[dataout.G41]))">
            <text:p/>
          </table:table-cell>
        </table:table-row>
        <table:table-row table:style-name="ro1">
          <table:table-cell table:formula="of:=IF([data.A41]=&quot;&quot;;IF(AND([data.A41]=&quot;&quot;;[data.A40]=&quot;&quot;);&quot;&quot;;endtable);CONCATENATE([dataout.A42];[dataout.B42];[dataout.C42];[dataout.D42];[dataout.E42];[dataout.F42];[dataout.G42]))">
            <text:p/>
          </table:table-cell>
        </table:table-row>
        <table:table-row table:style-name="ro1">
          <table:table-cell table:formula="of:=IF([data.A42]=&quot;&quot;;IF(AND([data.A42]=&quot;&quot;;[data.A41]=&quot;&quot;);&quot;&quot;;endtable);CONCATENATE([dataout.A43];[dataout.B43];[dataout.C43];[dataout.D43];[dataout.E43];[dataout.F43];[dataout.G43]))">
            <text:p/>
          </table:table-cell>
        </table:table-row>
        <table:table-row table:style-name="ro1">
          <table:table-cell table:formula="of:=IF([data.A43]=&quot;&quot;;IF(AND([data.A43]=&quot;&quot;;[data.A42]=&quot;&quot;);&quot;&quot;;endtable);CONCATENATE([dataout.A44];[dataout.B44];[dataout.C44];[dataout.D44];[dataout.E44];[dataout.F44];[dataout.G44]))">
            <text:p/>
          </table:table-cell>
        </table:table-row>
        <table:table-row table:style-name="ro1">
          <table:table-cell table:formula="of:=IF([data.A44]=&quot;&quot;;IF(AND([data.A44]=&quot;&quot;;[data.A43]=&quot;&quot;);&quot;&quot;;endtable);CONCATENATE([dataout.A45];[dataout.B45];[dataout.C45];[dataout.D45];[dataout.E45];[dataout.F45];[dataout.G45]))">
            <text:p/>
          </table:table-cell>
        </table:table-row>
        <table:table-row table:style-name="ro1">
          <table:table-cell table:formula="of:=IF([data.A45]=&quot;&quot;;IF(AND([data.A45]=&quot;&quot;;[data.A44]=&quot;&quot;);&quot;&quot;;endtable);CONCATENATE([dataout.A46];[dataout.B46];[dataout.C46];[dataout.D46];[dataout.E46];[dataout.F46];[dataout.G46]))">
            <text:p/>
          </table:table-cell>
        </table:table-row>
        <table:table-row table:style-name="ro1">
          <table:table-cell table:formula="of:=IF([data.A46]=&quot;&quot;;IF(AND([data.A46]=&quot;&quot;;[data.A45]=&quot;&quot;);&quot;&quot;;endtable);CONCATENATE([dataout.A47];[dataout.B47];[dataout.C47];[dataout.D47];[dataout.E47];[dataout.F47];[dataout.G47]))">
            <text:p/>
          </table:table-cell>
        </table:table-row>
        <table:table-row table:style-name="ro1">
          <table:table-cell table:formula="of:=IF([data.A47]=&quot;&quot;;IF(AND([data.A47]=&quot;&quot;;[data.A46]=&quot;&quot;);&quot;&quot;;endtable);CONCATENATE([dataout.A48];[dataout.B48];[dataout.C48];[dataout.D48];[dataout.E48];[dataout.F48];[dataout.G48]))">
            <text:p/>
          </table:table-cell>
        </table:table-row>
        <table:table-row table:style-name="ro1">
          <table:table-cell table:formula="of:=IF([data.A48]=&quot;&quot;;IF(AND([data.A48]=&quot;&quot;;[data.A47]=&quot;&quot;);&quot;&quot;;endtable);CONCATENATE([dataout.A49];[dataout.B49];[dataout.C49];[dataout.D49];[dataout.E49];[dataout.F49];[dataout.G49]))">
            <text:p/>
          </table:table-cell>
        </table:table-row>
        <table:table-row table:style-name="ro1">
          <table:table-cell table:formula="of:=IF([data.A49]=&quot;&quot;;IF(AND([data.A49]=&quot;&quot;;[data.A48]=&quot;&quot;);&quot;&quot;;endtable);CONCATENATE([dataout.A50];[dataout.B50];[dataout.C50];[dataout.D50];[dataout.E50];[dataout.F50];[dataout.G50]))">
            <text:p/>
          </table:table-cell>
        </table:table-row>
        <table:table-row table:style-name="ro1">
          <table:table-cell table:formula="of:=IF([data.A50]=&quot;&quot;;IF(AND([data.A50]=&quot;&quot;;[data.A49]=&quot;&quot;);&quot;&quot;;endtable);CONCATENATE([dataout.A51];[dataout.B51];[dataout.C51];[dataout.D51];[dataout.E51];[dataout.F51];[dataout.G51]))">
            <text:p/>
          </table:table-cell>
        </table:table-row>
        <table:table-row table:style-name="ro1">
          <table:table-cell table:formula="of:=IF([data.A51]=&quot;&quot;;IF(AND([data.A51]=&quot;&quot;;[data.A50]=&quot;&quot;);&quot;&quot;;endtable);CONCATENATE([dataout.A52];[dataout.B52];[dataout.C52];[dataout.D52];[dataout.E52];[dataout.F52];[dataout.G52]))">
            <text:p/>
          </table:table-cell>
        </table:table-row>
        <table:table-row table:style-name="ro1">
          <table:table-cell table:formula="of:=IF([data.A52]=&quot;&quot;;IF(AND([data.A52]=&quot;&quot;;[data.A51]=&quot;&quot;);&quot;&quot;;endtable);CONCATENATE([dataout.A53];[dataout.B53];[dataout.C53];[dataout.D53];[dataout.E53];[dataout.F53];[dataout.G53]))">
            <text:p/>
          </table:table-cell>
        </table:table-row>
        <table:table-row table:style-name="ro1">
          <table:table-cell table:formula="of:=IF([data.A53]=&quot;&quot;;IF(AND([data.A53]=&quot;&quot;;[data.A52]=&quot;&quot;);&quot;&quot;;endtable);CONCATENATE([dataout.A54];[dataout.B54];[dataout.C54];[dataout.D54];[dataout.E54];[dataout.F54];[dataout.G54]))">
            <text:p/>
          </table:table-cell>
        </table:table-row>
        <table:table-row table:style-name="ro1">
          <table:table-cell table:formula="of:=IF([data.A54]=&quot;&quot;;IF(AND([data.A54]=&quot;&quot;;[data.A53]=&quot;&quot;);&quot;&quot;;endtable);CONCATENATE([dataout.A55];[dataout.B55];[dataout.C55];[dataout.D55];[dataout.E55];[dataout.F55];[dataout.G55]))">
            <text:p/>
          </table:table-cell>
        </table:table-row>
        <table:table-row table:style-name="ro1">
          <table:table-cell table:formula="of:=IF([data.A55]=&quot;&quot;;IF(AND([data.A55]=&quot;&quot;;[data.A54]=&quot;&quot;);&quot;&quot;;endtable);CONCATENATE([dataout.A56];[dataout.B56];[dataout.C56];[dataout.D56];[dataout.E56];[dataout.F56];[dataout.G56]))">
            <text:p/>
          </table:table-cell>
        </table:table-row>
        <table:table-row table:style-name="ro1">
          <table:table-cell table:formula="of:=IF([data.A56]=&quot;&quot;;IF(AND([data.A56]=&quot;&quot;;[data.A55]=&quot;&quot;);&quot;&quot;;endtable);CONCATENATE([dataout.A57];[dataout.B57];[dataout.C57];[dataout.D57];[dataout.E57];[dataout.F57];[dataout.G57]))">
            <text:p/>
          </table:table-cell>
        </table:table-row>
        <table:table-row table:style-name="ro1">
          <table:table-cell table:formula="of:=IF([data.A57]=&quot;&quot;;IF(AND([data.A57]=&quot;&quot;;[data.A56]=&quot;&quot;);&quot;&quot;;endtable);CONCATENATE([dataout.A58];[dataout.B58];[dataout.C58];[dataout.D58];[dataout.E58];[dataout.F58];[dataout.G58]))">
            <text:p/>
          </table:table-cell>
        </table:table-row>
        <table:table-row table:style-name="ro1">
          <table:table-cell table:formula="of:=IF([data.A58]=&quot;&quot;;IF(AND([data.A58]=&quot;&quot;;[data.A57]=&quot;&quot;);&quot;&quot;;endtable);CONCATENATE([dataout.A59];[dataout.B59];[dataout.C59];[dataout.D59];[dataout.E59];[dataout.F59];[dataout.G59]))">
            <text:p/>
          </table:table-cell>
        </table:table-row>
        <table:table-row table:style-name="ro1">
          <table:table-cell table:formula="of:=IF([data.A59]=&quot;&quot;;IF(AND([data.A59]=&quot;&quot;;[data.A58]=&quot;&quot;);&quot;&quot;;endtable);CONCATENATE([dataout.A60];[dataout.B60];[dataout.C60];[dataout.D60];[dataout.E60];[dataout.F60];[dataout.G60]))">
            <text:p/>
          </table:table-cell>
        </table:table-row>
        <table:table-row table:style-name="ro1">
          <table:table-cell table:formula="of:=IF([data.A60]=&quot;&quot;;IF(AND([data.A60]=&quot;&quot;;[data.A59]=&quot;&quot;);&quot;&quot;;endtable);CONCATENATE([dataout.A61];[dataout.B61];[dataout.C61];[dataout.D61];[dataout.E61];[dataout.F61];[dataout.G61]))">
            <text:p/>
          </table:table-cell>
        </table:table-row>
        <table:table-row table:style-name="ro1">
          <table:table-cell table:formula="of:=IF([data.A61]=&quot;&quot;;IF(AND([data.A61]=&quot;&quot;;[data.A60]=&quot;&quot;);&quot;&quot;;endtable);CONCATENATE([dataout.A62];[dataout.B62];[dataout.C62];[dataout.D62];[dataout.E62];[dataout.F62];[dataout.G62]))">
            <text:p/>
          </table:table-cell>
        </table:table-row>
        <table:table-row table:style-name="ro1">
          <table:table-cell table:formula="of:=IF([data.A62]=&quot;&quot;;IF(AND([data.A62]=&quot;&quot;;[data.A61]=&quot;&quot;);&quot;&quot;;endtable);CONCATENATE([dataout.A63];[dataout.B63];[dataout.C63];[dataout.D63];[dataout.E63];[dataout.F63];[dataout.G63]))">
            <text:p/>
          </table:table-cell>
        </table:table-row>
        <table:table-row table:style-name="ro1">
          <table:table-cell table:formula="of:=IF([data.A63]=&quot;&quot;;IF(AND([data.A63]=&quot;&quot;;[data.A62]=&quot;&quot;);&quot;&quot;;endtable);CONCATENATE([dataout.A64];[dataout.B64];[dataout.C64];[dataout.D64];[dataout.E64];[dataout.F64];[dataout.G64]))">
            <text:p/>
          </table:table-cell>
        </table:table-row>
        <table:table-row table:style-name="ro1">
          <table:table-cell table:formula="of:=IF([data.A64]=&quot;&quot;;IF(AND([data.A64]=&quot;&quot;;[data.A63]=&quot;&quot;);&quot;&quot;;endtable);CONCATENATE([dataout.A65];[dataout.B65];[dataout.C65];[dataout.D65];[dataout.E65];[dataout.F65];[dataout.G65]))">
            <text:p/>
          </table:table-cell>
        </table:table-row>
        <table:table-row table:style-name="ro1">
          <table:table-cell table:formula="of:=IF([data.A65]=&quot;&quot;;IF(AND([data.A65]=&quot;&quot;;[data.A64]=&quot;&quot;);&quot;&quot;;endtable);CONCATENATE([dataout.A66];[dataout.B66];[dataout.C66];[dataout.D66];[dataout.E66];[dataout.F66];[dataout.G66]))">
            <text:p/>
          </table:table-cell>
        </table:table-row>
        <table:table-row table:style-name="ro1">
          <table:table-cell table:formula="of:=IF([data.A66]=&quot;&quot;;IF(AND([data.A66]=&quot;&quot;;[data.A65]=&quot;&quot;);&quot;&quot;;endtable);CONCATENATE([dataout.A67];[dataout.B67];[dataout.C67];[dataout.D67];[dataout.E67];[dataout.F67];[dataout.G67]))">
            <text:p/>
          </table:table-cell>
        </table:table-row>
        <table:table-row table:style-name="ro1">
          <table:table-cell table:formula="of:=IF([data.A67]=&quot;&quot;;IF(AND([data.A67]=&quot;&quot;;[data.A66]=&quot;&quot;);&quot;&quot;;endtable);CONCATENATE([dataout.A68];[dataout.B68];[dataout.C68];[dataout.D68];[dataout.E68];[dataout.F68];[dataout.G68]))">
            <text:p/>
          </table:table-cell>
        </table:table-row>
        <table:table-row table:style-name="ro1">
          <table:table-cell table:formula="of:=IF([data.A68]=&quot;&quot;;IF(AND([data.A68]=&quot;&quot;;[data.A67]=&quot;&quot;);&quot;&quot;;endtable);CONCATENATE([dataout.A69];[dataout.B69];[dataout.C69];[dataout.D69];[dataout.E69];[dataout.F69];[dataout.G69]))">
            <text:p/>
          </table:table-cell>
        </table:table-row>
        <table:table-row table:style-name="ro1">
          <table:table-cell table:formula="of:=IF([data.A69]=&quot;&quot;;IF(AND([data.A69]=&quot;&quot;;[data.A68]=&quot;&quot;);&quot;&quot;;endtable);CONCATENATE([dataout.A70];[dataout.B70];[dataout.C70];[dataout.D70];[dataout.E70];[dataout.F70];[dataout.G70]))">
            <text:p/>
          </table:table-cell>
        </table:table-row>
        <table:table-row table:style-name="ro1">
          <table:table-cell table:formula="of:=IF([data.A70]=&quot;&quot;;IF(AND([data.A70]=&quot;&quot;;[data.A69]=&quot;&quot;);&quot;&quot;;endtable);CONCATENATE([dataout.A71];[dataout.B71];[dataout.C71];[dataout.D71];[dataout.E71];[dataout.F71];[dataout.G71]))">
            <text:p/>
          </table:table-cell>
        </table:table-row>
        <table:table-row table:style-name="ro1">
          <table:table-cell table:formula="of:=IF([data.A71]=&quot;&quot;;IF(AND([data.A71]=&quot;&quot;;[data.A70]=&quot;&quot;);&quot;&quot;;endtable);CONCATENATE([dataout.A72];[dataout.B72];[dataout.C72];[dataout.D72];[dataout.E72];[dataout.F72];[dataout.G72]))">
            <text:p/>
          </table:table-cell>
        </table:table-row>
        <table:table-row table:style-name="ro1">
          <table:table-cell table:formula="of:=IF([data.A72]=&quot;&quot;;IF(AND([data.A72]=&quot;&quot;;[data.A71]=&quot;&quot;);&quot;&quot;;endtable);CONCATENATE([dataout.A73];[dataout.B73];[dataout.C73];[dataout.D73];[dataout.E73];[dataout.F73];[dataout.G73]))">
            <text:p/>
          </table:table-cell>
        </table:table-row>
        <table:table-row table:style-name="ro1">
          <table:table-cell table:formula="of:=IF([data.A73]=&quot;&quot;;IF(AND([data.A73]=&quot;&quot;;[data.A72]=&quot;&quot;);&quot;&quot;;endtable);CONCATENATE([dataout.A74];[dataout.B74];[dataout.C74];[dataout.D74];[dataout.E74];[dataout.F74];[dataout.G74]))">
            <text:p/>
          </table:table-cell>
        </table:table-row>
        <table:table-row table:style-name="ro1">
          <table:table-cell table:formula="of:=IF([data.A74]=&quot;&quot;;IF(AND([data.A74]=&quot;&quot;;[data.A73]=&quot;&quot;);&quot;&quot;;endtable);CONCATENATE([dataout.A75];[dataout.B75];[dataout.C75];[dataout.D75];[dataout.E75];[dataout.F75];[dataout.G75]))">
            <text:p/>
          </table:table-cell>
        </table:table-row>
        <table:table-row table:style-name="ro1">
          <table:table-cell table:formula="of:=IF([data.A75]=&quot;&quot;;IF(AND([data.A75]=&quot;&quot;;[data.A74]=&quot;&quot;);&quot;&quot;;endtable);CONCATENATE([dataout.A76];[dataout.B76];[dataout.C76];[dataout.D76];[dataout.E76];[dataout.F76];[dataout.G76]))">
            <text:p/>
          </table:table-cell>
        </table:table-row>
        <table:table-row table:style-name="ro1">
          <table:table-cell table:formula="of:=IF([data.A76]=&quot;&quot;;IF(AND([data.A76]=&quot;&quot;;[data.A75]=&quot;&quot;);&quot;&quot;;endtable);CONCATENATE([dataout.A77];[dataout.B77];[dataout.C77];[dataout.D77];[dataout.E77];[dataout.F77];[dataout.G77]))">
            <text:p/>
          </table:table-cell>
        </table:table-row>
        <table:table-row table:style-name="ro1">
          <table:table-cell table:formula="of:=IF([data.A77]=&quot;&quot;;IF(AND([data.A77]=&quot;&quot;;[data.A76]=&quot;&quot;);&quot;&quot;;endtable);CONCATENATE([dataout.A78];[dataout.B78];[dataout.C78];[dataout.D78];[dataout.E78];[dataout.F78];[dataout.G78]))">
            <text:p/>
          </table:table-cell>
        </table:table-row>
        <table:table-row table:style-name="ro1">
          <table:table-cell table:formula="of:=IF([data.A78]=&quot;&quot;;IF(AND([data.A78]=&quot;&quot;;[data.A77]=&quot;&quot;);&quot;&quot;;endtable);CONCATENATE([dataout.A79];[dataout.B79];[dataout.C79];[dataout.D79];[dataout.E79];[dataout.F79];[dataout.G79]))">
            <text:p/>
          </table:table-cell>
        </table:table-row>
        <table:table-row table:style-name="ro1">
          <table:table-cell table:formula="of:=IF([data.A79]=&quot;&quot;;IF(AND([data.A79]=&quot;&quot;;[data.A78]=&quot;&quot;);&quot;&quot;;endtable);CONCATENATE([dataout.A80];[dataout.B80];[dataout.C80];[dataout.D80];[dataout.E80];[dataout.F80];[dataout.G80]))">
            <text:p/>
          </table:table-cell>
        </table:table-row>
        <table:table-row table:style-name="ro1">
          <table:table-cell table:formula="of:=IF([data.A80]=&quot;&quot;;IF(AND([data.A80]=&quot;&quot;;[data.A79]=&quot;&quot;);&quot;&quot;;endtable);CONCATENATE([dataout.A81];[dataout.B81];[dataout.C81];[dataout.D81];[dataout.E81];[dataout.F81];[dataout.G81]))">
            <text:p/>
          </table:table-cell>
        </table:table-row>
        <table:table-row table:style-name="ro1">
          <table:table-cell table:formula="of:=IF([data.A81]=&quot;&quot;;IF(AND([data.A81]=&quot;&quot;;[data.A80]=&quot;&quot;);&quot;&quot;;endtable);CONCATENATE([dataout.A82];[dataout.B82];[dataout.C82];[dataout.D82];[dataout.E82];[dataout.F82];[dataout.G82]))">
            <text:p/>
          </table:table-cell>
        </table:table-row>
        <table:table-row table:style-name="ro1">
          <table:table-cell table:formula="of:=IF([data.A82]=&quot;&quot;;IF(AND([data.A82]=&quot;&quot;;[data.A81]=&quot;&quot;);&quot;&quot;;endtable);CONCATENATE([dataout.A83];[dataout.B83];[dataout.C83];[dataout.D83];[dataout.E83];[dataout.F83];[dataout.G83]))">
            <text:p/>
          </table:table-cell>
        </table:table-row>
        <table:table-row table:style-name="ro1">
          <table:table-cell table:formula="of:=IF([data.A83]=&quot;&quot;;IF(AND([data.A83]=&quot;&quot;;[data.A82]=&quot;&quot;);&quot;&quot;;endtable);CONCATENATE([dataout.A84];[dataout.B84];[dataout.C84];[dataout.D84];[dataout.E84];[dataout.F84];[dataout.G84]))">
            <text:p/>
          </table:table-cell>
        </table:table-row>
        <table:table-row table:style-name="ro1">
          <table:table-cell table:formula="of:=IF([data.A84]=&quot;&quot;;IF(AND([data.A84]=&quot;&quot;;[data.A83]=&quot;&quot;);&quot;&quot;;endtable);CONCATENATE([dataout.A85];[dataout.B85];[dataout.C85];[dataout.D85];[dataout.E85];[dataout.F85];[dataout.G85]))">
            <text:p/>
          </table:table-cell>
        </table:table-row>
        <table:table-row table:style-name="ro1">
          <table:table-cell table:formula="of:=IF([data.A85]=&quot;&quot;;IF(AND([data.A85]=&quot;&quot;;[data.A84]=&quot;&quot;);&quot;&quot;;endtable);CONCATENATE([dataout.A86];[dataout.B86];[dataout.C86];[dataout.D86];[dataout.E86];[dataout.F86];[dataout.G86]))">
            <text:p/>
          </table:table-cell>
        </table:table-row>
        <table:table-row table:style-name="ro1">
          <table:table-cell table:formula="of:=IF([data.A86]=&quot;&quot;;IF(AND([data.A86]=&quot;&quot;;[data.A85]=&quot;&quot;);&quot;&quot;;endtable);CONCATENATE([dataout.A87];[dataout.B87];[dataout.C87];[dataout.D87];[dataout.E87];[dataout.F87];[dataout.G87]))">
            <text:p/>
          </table:table-cell>
        </table:table-row>
        <table:table-row table:style-name="ro1">
          <table:table-cell table:formula="of:=IF([data.A87]=&quot;&quot;;IF(AND([data.A87]=&quot;&quot;;[data.A86]=&quot;&quot;);&quot;&quot;;endtable);CONCATENATE([dataout.A88];[dataout.B88];[dataout.C88];[dataout.D88];[dataout.E88];[dataout.F88];[dataout.G88]))">
            <text:p/>
          </table:table-cell>
        </table:table-row>
        <table:table-row table:style-name="ro1">
          <table:table-cell table:formula="of:=IF([data.A88]=&quot;&quot;;IF(AND([data.A88]=&quot;&quot;;[data.A87]=&quot;&quot;);&quot;&quot;;endtable);CONCATENATE([dataout.A89];[dataout.B89];[dataout.C89];[dataout.D89];[dataout.E89];[dataout.F89];[dataout.G89]))">
            <text:p/>
          </table:table-cell>
        </table:table-row>
        <table:table-row table:style-name="ro1">
          <table:table-cell table:formula="of:=IF([data.A89]=&quot;&quot;;IF(AND([data.A89]=&quot;&quot;;[data.A88]=&quot;&quot;);&quot;&quot;;endtable);CONCATENATE([dataout.A90];[dataout.B90];[dataout.C90];[dataout.D90];[dataout.E90];[dataout.F90];[dataout.G90]))">
            <text:p/>
          </table:table-cell>
        </table:table-row>
        <table:table-row table:style-name="ro1">
          <table:table-cell table:formula="of:=IF([data.A90]=&quot;&quot;;IF(AND([data.A90]=&quot;&quot;;[data.A89]=&quot;&quot;);&quot;&quot;;endtable);CONCATENATE([dataout.A91];[dataout.B91];[dataout.C91];[dataout.D91];[dataout.E91];[dataout.F91];[dataout.G91]))">
            <text:p/>
          </table:table-cell>
        </table:table-row>
        <table:table-row table:style-name="ro1">
          <table:table-cell table:formula="of:=IF([data.A91]=&quot;&quot;;IF(AND([data.A91]=&quot;&quot;;[data.A90]=&quot;&quot;);&quot;&quot;;endtable);CONCATENATE([dataout.A92];[dataout.B92];[dataout.C92];[dataout.D92];[dataout.E92];[dataout.F92];[dataout.G92]))">
            <text:p/>
          </table:table-cell>
        </table:table-row>
        <table:table-row table:style-name="ro1">
          <table:table-cell table:formula="of:=IF([data.A92]=&quot;&quot;;IF(AND([data.A92]=&quot;&quot;;[data.A91]=&quot;&quot;);&quot;&quot;;endtable);CONCATENATE([dataout.A93];[dataout.B93];[dataout.C93];[dataout.D93];[dataout.E93];[dataout.F93];[dataout.G93]))">
            <text:p/>
          </table:table-cell>
        </table:table-row>
        <table:table-row table:style-name="ro1">
          <table:table-cell table:formula="of:=IF([data.A93]=&quot;&quot;;IF(AND([data.A93]=&quot;&quot;;[data.A92]=&quot;&quot;);&quot;&quot;;endtable);CONCATENATE([dataout.A94];[dataout.B94];[dataout.C94];[dataout.D94];[dataout.E94];[dataout.F94];[dataout.G94]))">
            <text:p/>
          </table:table-cell>
        </table:table-row>
        <table:table-row table:style-name="ro1">
          <table:table-cell table:formula="of:=IF([data.A94]=&quot;&quot;;IF(AND([data.A94]=&quot;&quot;;[data.A93]=&quot;&quot;);&quot;&quot;;endtable);CONCATENATE([dataout.A95];[dataout.B95];[dataout.C95];[dataout.D95];[dataout.E95];[dataout.F95];[dataout.G95]))">
            <text:p/>
          </table:table-cell>
        </table:table-row>
        <table:table-row table:style-name="ro1">
          <table:table-cell table:formula="of:=IF([data.A95]=&quot;&quot;;IF(AND([data.A95]=&quot;&quot;;[data.A94]=&quot;&quot;);&quot;&quot;;endtable);CONCATENATE([dataout.A96];[dataout.B96];[dataout.C96];[dataout.D96];[dataout.E96];[dataout.F96];[dataout.G96]))">
            <text:p/>
          </table:table-cell>
        </table:table-row>
        <table:table-row table:style-name="ro1">
          <table:table-cell table:formula="of:=IF([data.A96]=&quot;&quot;;IF(AND([data.A96]=&quot;&quot;;[data.A95]=&quot;&quot;);&quot;&quot;;endtable);CONCATENATE([dataout.A97];[dataout.B97];[dataout.C97];[dataout.D97];[dataout.E97];[dataout.F97];[dataout.G97]))">
            <text:p/>
          </table:table-cell>
        </table:table-row>
        <table:table-row table:style-name="ro1">
          <table:table-cell table:formula="of:=IF([data.A97]=&quot;&quot;;IF(AND([data.A97]=&quot;&quot;;[data.A96]=&quot;&quot;);&quot;&quot;;endtable);CONCATENATE([dataout.A98];[dataout.B98];[dataout.C98];[dataout.D98];[dataout.E98];[dataout.F98];[dataout.G98]))">
            <text:p/>
          </table:table-cell>
        </table:table-row>
        <table:table-row table:style-name="ro1">
          <table:table-cell table:formula="of:=IF([data.A98]=&quot;&quot;;IF(AND([data.A98]=&quot;&quot;;[data.A97]=&quot;&quot;);&quot;&quot;;endtable);CONCATENATE([dataout.A99];[dataout.B99];[dataout.C99];[dataout.D99];[dataout.E99];[dataout.F99];[dataout.G99]))">
            <text:p/>
          </table:table-cell>
        </table:table-row>
        <table:table-row table:style-name="ro1">
          <table:table-cell table:formula="of:=IF([data.A99]=&quot;&quot;;IF(AND([data.A99]=&quot;&quot;;[data.A98]=&quot;&quot;);&quot;&quot;;endtable);CONCATENATE([dataout.A100];[dataout.B100];[dataout.C100];[dataout.D100];[dataout.E100];[dataout.F100];[dataout.G100]))">
            <text:p/>
          </table:table-cell>
        </table:table-row>
      </table:table>
      <table:table table:name="dataout" table:style-name="ta1">
        <table:table-column table:style-name="co1" table:default-cell-style-name="ce2"/>
        <table:table-column table:style-name="co1" table:number-columns-repeated="6" table:default-cell-style-name="ce3"/>
        <table:table-row table:style-name="ro1">
          <table:table-cell table:style-name="Default" table:number-columns-repeated="7"/>
        </table:table-row>
        <table:table-row table:style-name="ro1">
          <table:table-cell table:formula="of:=CONCATENATE([data.A1];IF([data.B1]=&quot;&quot;;rowend;&quot;&quot;))" office:value-type="string" office:string-value="Hc1" calcext:value-type="string">
            <text:p>Hc1</text:p>
          </table:table-cell>
          <table:table-cell table:formula="of:=IF([data.B1]=&quot;&quot;;&quot;&quot;;CONCATENATE(colsep;[data.B1];IF([data.C1]=&quot;&quot;;rowend;&quot;&quot;)))" office:value-type="string" office:string-value=" &amp; Hc2" calcext:value-type="string">
            <text:p><text:s/>&amp; Hc2</text:p>
          </table:table-cell>
          <table:table-cell table:formula="of:=IF([data.C1]=&quot;&quot;;&quot;&quot;;CONCATENATE(colsep;[data.C1];IF([data.D1]=&quot;&quot;;rowend;&quot;&quot;)))" office:value-type="string" office:string-value=" &amp; Hc3" calcext:value-type="string">
            <text:p><text:s/>&amp; Hc3</text:p>
          </table:table-cell>
          <table:table-cell table:formula="of:=IF([data.D1]=&quot;&quot;;&quot;&quot;;CONCATENATE(colsep;[data.D1];IF([data.E1]=&quot;&quot;;rowend;&quot;&quot;)))" office:value-type="string" office:string-value=" &amp; Hc1" calcext:value-type="string">
            <text:p><text:s/>&amp; Hc1</text:p>
          </table:table-cell>
          <table:table-cell table:formula="of:=IF([data.E1]=&quot;&quot;;&quot;&quot;;CONCATENATE(colsep;[data.E1];IF([data.F1]=&quot;&quot;;rowend;&quot;&quot;)))" office:value-type="string" office:string-value=" &amp; Hc1" calcext:value-type="string">
            <text:p><text:s/>&amp; Hc1</text:p>
          </table:table-cell>
          <table:table-cell table:formula="of:=IF([data.F1]=&quot;&quot;;&quot;&quot;;CONCATENATE(colsep;[data.F1];IF([data.G1]=&quot;&quot;;rowend;&quot;&quot;)))" office:value-type="string" office:string-value=" &amp; Hc1 \\ " calcext:value-type="string">
            <text:p><text:s/>&amp; Hc1 \\ </text:p>
          </table:table-cell>
          <table:table-cell table:formula="of:=IF([data.G1]=&quot;&quot;;&quot;&quot;;CONCATENATE(colsep;[data.G1];IF([data.H1]=&quot;&quot;;rowend;&quot;&quot;)))">
            <text:p/>
          </table:table-cell>
        </table:table-row>
        <table:table-row table:style-name="ro1">
          <table:table-cell table:formula="of:=CONCATENATE([data.A2];IF([data.B2]=&quot;&quot;;rowend;&quot;&quot;))" office:value-type="string" office:string-value="R21" calcext:value-type="string">
            <text:p>R21</text:p>
          </table:table-cell>
          <table:table-cell table:formula="of:=IF([data.B2]=&quot;&quot;;&quot;&quot;;CONCATENATE(colsep;[data.B2];IF([data.C2]=&quot;&quot;;rowend;&quot;&quot;)))" office:value-type="string" office:string-value=" &amp; R22" calcext:value-type="string">
            <text:p><text:s/>&amp; R22</text:p>
          </table:table-cell>
          <table:table-cell table:formula="of:=IF([data.C2]=&quot;&quot;;&quot;&quot;;CONCATENATE(colsep;[data.C2];IF([data.D2]=&quot;&quot;;rowend;&quot;&quot;)))" office:value-type="string" office:string-value=" &amp; R23" calcext:value-type="string">
            <text:p><text:s/>&amp; R23</text:p>
          </table:table-cell>
          <table:table-cell table:formula="of:=IF([data.D2]=&quot;&quot;;&quot;&quot;;CONCATENATE(colsep;[data.D2];IF([data.E2]=&quot;&quot;;rowend;&quot;&quot;)))" office:value-type="string" office:string-value=" &amp; R21" calcext:value-type="string">
            <text:p><text:s/>&amp; R21</text:p>
          </table:table-cell>
          <table:table-cell table:formula="of:=IF([data.E2]=&quot;&quot;;&quot;&quot;;CONCATENATE(colsep;[data.E2];IF([data.F2]=&quot;&quot;;rowend;&quot;&quot;)))" office:value-type="string" office:string-value=" &amp; R21" calcext:value-type="string">
            <text:p><text:s/>&amp; R21</text:p>
          </table:table-cell>
          <table:table-cell table:formula="of:=IF([data.F2]=&quot;&quot;;&quot;&quot;;CONCATENATE(colsep;[data.F2];IF([data.G2]=&quot;&quot;;rowend;&quot;&quot;)))" office:value-type="string" office:string-value=" &amp; R21 \\ " calcext:value-type="string">
            <text:p><text:s/>&amp; R21 \\ </text:p>
          </table:table-cell>
          <table:table-cell table:formula="of:=IF([data.G2]=&quot;&quot;;&quot;&quot;;CONCATENATE(colsep;[data.G2];IF([data.H2]=&quot;&quot;;rowend;&quot;&quot;)))">
            <text:p/>
          </table:table-cell>
        </table:table-row>
        <table:table-row table:style-name="ro1">
          <table:table-cell table:formula="of:=CONCATENATE([data.A3];IF([data.B3]=&quot;&quot;;rowend;&quot;&quot;))" office:value-type="string" office:string-value="3rA" calcext:value-type="string">
            <text:p>3rA</text:p>
          </table:table-cell>
          <table:table-cell table:formula="of:=IF([data.B3]=&quot;&quot;;&quot;&quot;;CONCATENATE(colsep;[data.B3];IF([data.C3]=&quot;&quot;;rowend;&quot;&quot;)))" office:value-type="string" office:string-value=" &amp; 3rB" calcext:value-type="string">
            <text:p><text:s/>&amp; 3rB</text:p>
          </table:table-cell>
          <table:table-cell table:formula="of:=IF([data.C3]=&quot;&quot;;&quot;&quot;;CONCATENATE(colsep;[data.C3];IF([data.D3]=&quot;&quot;;rowend;&quot;&quot;)))" office:value-type="string" office:string-value=" &amp; 3rC" calcext:value-type="string">
            <text:p><text:s/>&amp; 3rC</text:p>
          </table:table-cell>
          <table:table-cell table:formula="of:=IF([data.D3]=&quot;&quot;;&quot;&quot;;CONCATENATE(colsep;[data.D3];IF([data.E3]=&quot;&quot;;rowend;&quot;&quot;)))" office:value-type="string" office:string-value=" &amp; 3rA" calcext:value-type="string">
            <text:p><text:s/>&amp; 3rA</text:p>
          </table:table-cell>
          <table:table-cell table:formula="of:=IF([data.E3]=&quot;&quot;;&quot;&quot;;CONCATENATE(colsep;[data.E3];IF([data.F3]=&quot;&quot;;rowend;&quot;&quot;)))" office:value-type="string" office:string-value=" &amp; 3rA" calcext:value-type="string">
            <text:p><text:s/>&amp; 3rA</text:p>
          </table:table-cell>
          <table:table-cell table:formula="of:=IF([data.F3]=&quot;&quot;;&quot;&quot;;CONCATENATE(colsep;[data.F3];IF([data.G3]=&quot;&quot;;rowend;&quot;&quot;)))" office:value-type="string" office:string-value=" &amp; 3rA \\ " calcext:value-type="string">
            <text:p><text:s/>&amp; 3rA \\ </text:p>
          </table:table-cell>
          <table:table-cell table:formula="of:=IF([data.G3]=&quot;&quot;;&quot;&quot;;CONCATENATE(colsep;[data.G3];IF([data.H3]=&quot;&quot;;rowend;&quot;&quot;)))">
            <text:p/>
          </table:table-cell>
        </table:table-row>
        <table:table-row table:style-name="ro1">
          <table:table-cell table:formula="of:=CONCATENATE([data.A4];IF([data.B4]=&quot;&quot;;rowend;&quot;&quot;))" office:value-type="string" office:string-value="Hc1" calcext:value-type="string">
            <text:p>Hc1</text:p>
          </table:table-cell>
          <table:table-cell table:formula="of:=IF([data.B4]=&quot;&quot;;&quot;&quot;;CONCATENATE(colsep;[data.B4];IF([data.C4]=&quot;&quot;;rowend;&quot;&quot;)))" office:value-type="string" office:string-value=" &amp; Hc2" calcext:value-type="string">
            <text:p><text:s/>&amp; Hc2</text:p>
          </table:table-cell>
          <table:table-cell table:formula="of:=IF([data.C4]=&quot;&quot;;&quot;&quot;;CONCATENATE(colsep;[data.C4];IF([data.D4]=&quot;&quot;;rowend;&quot;&quot;)))" office:value-type="string" office:string-value=" &amp; Hc3" calcext:value-type="string">
            <text:p><text:s/>&amp; Hc3</text:p>
          </table:table-cell>
          <table:table-cell table:formula="of:=IF([data.D4]=&quot;&quot;;&quot;&quot;;CONCATENATE(colsep;[data.D4];IF([data.E4]=&quot;&quot;;rowend;&quot;&quot;)))" office:value-type="string" office:string-value=" &amp; Hc1" calcext:value-type="string">
            <text:p><text:s/>&amp; Hc1</text:p>
          </table:table-cell>
          <table:table-cell table:formula="of:=IF([data.E4]=&quot;&quot;;&quot;&quot;;CONCATENATE(colsep;[data.E4];IF([data.F4]=&quot;&quot;;rowend;&quot;&quot;)))" office:value-type="string" office:string-value=" &amp; Hc1" calcext:value-type="string">
            <text:p><text:s/>&amp; Hc1</text:p>
          </table:table-cell>
          <table:table-cell table:formula="of:=IF([data.F4]=&quot;&quot;;&quot;&quot;;CONCATENATE(colsep;[data.F4];IF([data.G4]=&quot;&quot;;rowend;&quot;&quot;)))" office:value-type="string" office:string-value=" &amp; Hc1 \\ " calcext:value-type="string">
            <text:p><text:s/>&amp; Hc1 \\ </text:p>
          </table:table-cell>
          <table:table-cell table:formula="of:=IF([data.G4]=&quot;&quot;;&quot;&quot;;CONCATENATE(colsep;[data.G4];IF([data.H4]=&quot;&quot;;rowend;&quot;&quot;)))">
            <text:p/>
          </table:table-cell>
        </table:table-row>
        <table:table-row table:style-name="ro1">
          <table:table-cell table:formula="of:=CONCATENATE([data.A5];IF([data.B5]=&quot;&quot;;rowend;&quot;&quot;))" office:value-type="string" office:string-value="R21" calcext:value-type="string">
            <text:p>R21</text:p>
          </table:table-cell>
          <table:table-cell table:formula="of:=IF([data.B5]=&quot;&quot;;&quot;&quot;;CONCATENATE(colsep;[data.B5];IF([data.C5]=&quot;&quot;;rowend;&quot;&quot;)))" office:value-type="string" office:string-value=" &amp; R22" calcext:value-type="string">
            <text:p><text:s/>&amp; R22</text:p>
          </table:table-cell>
          <table:table-cell table:formula="of:=IF([data.C5]=&quot;&quot;;&quot;&quot;;CONCATENATE(colsep;[data.C5];IF([data.D5]=&quot;&quot;;rowend;&quot;&quot;)))" office:value-type="string" office:string-value=" &amp; R23" calcext:value-type="string">
            <text:p><text:s/>&amp; R23</text:p>
          </table:table-cell>
          <table:table-cell table:formula="of:=IF([data.D5]=&quot;&quot;;&quot;&quot;;CONCATENATE(colsep;[data.D5];IF([data.E5]=&quot;&quot;;rowend;&quot;&quot;)))" office:value-type="string" office:string-value=" &amp; R21" calcext:value-type="string">
            <text:p><text:s/>&amp; R21</text:p>
          </table:table-cell>
          <table:table-cell table:formula="of:=IF([data.E5]=&quot;&quot;;&quot;&quot;;CONCATENATE(colsep;[data.E5];IF([data.F5]=&quot;&quot;;rowend;&quot;&quot;)))" office:value-type="string" office:string-value=" &amp; R21" calcext:value-type="string">
            <text:p><text:s/>&amp; R21</text:p>
          </table:table-cell>
          <table:table-cell table:formula="of:=IF([data.F5]=&quot;&quot;;&quot;&quot;;CONCATENATE(colsep;[data.F5];IF([data.G5]=&quot;&quot;;rowend;&quot;&quot;)))" office:value-type="string" office:string-value=" &amp; R21 \\ " calcext:value-type="string">
            <text:p><text:s/>&amp; R21 \\ </text:p>
          </table:table-cell>
          <table:table-cell table:formula="of:=IF([data.G5]=&quot;&quot;;&quot;&quot;;CONCATENATE(colsep;[data.G5];IF([data.H5]=&quot;&quot;;rowend;&quot;&quot;)))">
            <text:p/>
          </table:table-cell>
        </table:table-row>
        <table:table-row table:style-name="ro1">
          <table:table-cell table:formula="of:=CONCATENATE([data.A6];IF([data.B6]=&quot;&quot;;rowend;&quot;&quot;))" office:value-type="string" office:string-value="3rA" calcext:value-type="string">
            <text:p>3rA</text:p>
          </table:table-cell>
          <table:table-cell table:formula="of:=IF([data.B6]=&quot;&quot;;&quot;&quot;;CONCATENATE(colsep;[data.B6];IF([data.C6]=&quot;&quot;;rowend;&quot;&quot;)))" office:value-type="string" office:string-value=" &amp; 3rB" calcext:value-type="string">
            <text:p><text:s/>&amp; 3rB</text:p>
          </table:table-cell>
          <table:table-cell table:formula="of:=IF([data.C6]=&quot;&quot;;&quot;&quot;;CONCATENATE(colsep;[data.C6];IF([data.D6]=&quot;&quot;;rowend;&quot;&quot;)))" office:value-type="string" office:string-value=" &amp; 3rC" calcext:value-type="string">
            <text:p><text:s/>&amp; 3rC</text:p>
          </table:table-cell>
          <table:table-cell table:formula="of:=IF([data.D6]=&quot;&quot;;&quot;&quot;;CONCATENATE(colsep;[data.D6];IF([data.E6]=&quot;&quot;;rowend;&quot;&quot;)))" office:value-type="string" office:string-value=" &amp; 3rA" calcext:value-type="string">
            <text:p><text:s/>&amp; 3rA</text:p>
          </table:table-cell>
          <table:table-cell table:formula="of:=IF([data.E6]=&quot;&quot;;&quot;&quot;;CONCATENATE(colsep;[data.E6];IF([data.F6]=&quot;&quot;;rowend;&quot;&quot;)))" office:value-type="string" office:string-value=" &amp; 3rA" calcext:value-type="string">
            <text:p><text:s/>&amp; 3rA</text:p>
          </table:table-cell>
          <table:table-cell table:formula="of:=IF([data.F6]=&quot;&quot;;&quot;&quot;;CONCATENATE(colsep;[data.F6];IF([data.G6]=&quot;&quot;;rowend;&quot;&quot;)))" office:value-type="string" office:string-value=" &amp; 3rA \\ " calcext:value-type="string">
            <text:p><text:s/>&amp; 3rA \\ </text:p>
          </table:table-cell>
          <table:table-cell table:formula="of:=IF([data.G6]=&quot;&quot;;&quot;&quot;;CONCATENATE(colsep;[data.G6];IF([data.H6]=&quot;&quot;;rowend;&quot;&quot;)))">
            <text:p/>
          </table:table-cell>
        </table:table-row>
        <table:table-row table:style-name="ro1">
          <table:table-cell table:formula="of:=CONCATENATE([data.A7];IF([data.B7]=&quot;&quot;;rowend;&quot;&quot;))" office:value-type="string" office:string-value=" \\ " calcext:value-type="string">
            <text:p><text:s/>\\ </text:p>
          </table:table-cell>
          <table:table-cell table:formula="of:=IF([data.B7]=&quot;&quot;;&quot;&quot;;CONCATENATE(colsep;[data.B7];IF([data.C7]=&quot;&quot;;rowend;&quot;&quot;)))">
            <text:p/>
          </table:table-cell>
          <table:table-cell table:formula="of:=IF([data.C7]=&quot;&quot;;&quot;&quot;;CONCATENATE(colsep;[data.C7];IF([data.D7]=&quot;&quot;;rowend;&quot;&quot;)))">
            <text:p/>
          </table:table-cell>
          <table:table-cell table:formula="of:=IF([data.D7]=&quot;&quot;;&quot;&quot;;CONCATENATE(colsep;[data.D7];IF([data.E7]=&quot;&quot;;rowend;&quot;&quot;)))">
            <text:p/>
          </table:table-cell>
          <table:table-cell table:formula="of:=IF([data.E7]=&quot;&quot;;&quot;&quot;;CONCATENATE(colsep;[data.E7];IF([data.F7]=&quot;&quot;;rowend;&quot;&quot;)))">
            <text:p/>
          </table:table-cell>
          <table:table-cell table:formula="of:=IF([data.F7]=&quot;&quot;;&quot;&quot;;CONCATENATE(colsep;[data.F7];IF([data.G7]=&quot;&quot;;rowend;&quot;&quot;)))">
            <text:p/>
          </table:table-cell>
          <table:table-cell table:formula="of:=IF([data.G7]=&quot;&quot;;&quot;&quot;;CONCATENATE(colsep;[data.G7];IF([data.H7]=&quot;&quot;;rowend;&quot;&quot;)))">
            <text:p/>
          </table:table-cell>
        </table:table-row>
        <table:table-row table:style-name="ro1">
          <table:table-cell table:formula="of:=CONCATENATE([data.A8];IF([data.B8]=&quot;&quot;;rowend;&quot;&quot;))" office:value-type="string" office:string-value=" \\ " calcext:value-type="string">
            <text:p><text:s/>\\ </text:p>
          </table:table-cell>
          <table:table-cell table:formula="of:=IF([data.B8]=&quot;&quot;;&quot;&quot;;CONCATENATE(colsep;[data.B8];IF([data.C8]=&quot;&quot;;rowend;&quot;&quot;)))">
            <text:p/>
          </table:table-cell>
          <table:table-cell table:formula="of:=IF([data.C8]=&quot;&quot;;&quot;&quot;;CONCATENATE(colsep;[data.C8];IF([data.D8]=&quot;&quot;;rowend;&quot;&quot;)))">
            <text:p/>
          </table:table-cell>
          <table:table-cell table:formula="of:=IF([data.D8]=&quot;&quot;;&quot;&quot;;CONCATENATE(colsep;[data.D8];IF([data.E8]=&quot;&quot;;rowend;&quot;&quot;)))">
            <text:p/>
          </table:table-cell>
          <table:table-cell table:formula="of:=IF([data.E8]=&quot;&quot;;&quot;&quot;;CONCATENATE(colsep;[data.E8];IF([data.F8]=&quot;&quot;;rowend;&quot;&quot;)))">
            <text:p/>
          </table:table-cell>
          <table:table-cell table:formula="of:=IF([data.F8]=&quot;&quot;;&quot;&quot;;CONCATENATE(colsep;[data.F8];IF([data.G8]=&quot;&quot;;rowend;&quot;&quot;)))">
            <text:p/>
          </table:table-cell>
          <table:table-cell table:formula="of:=IF([data.G8]=&quot;&quot;;&quot;&quot;;CONCATENATE(colsep;[data.G8];IF([data.H8]=&quot;&quot;;rowend;&quot;&quot;)))">
            <text:p/>
          </table:table-cell>
        </table:table-row>
        <table:table-row table:style-name="ro1">
          <table:table-cell table:formula="of:=CONCATENATE([data.A9];IF([data.B9]=&quot;&quot;;rowend;&quot;&quot;))" office:value-type="string" office:string-value=" \\ " calcext:value-type="string">
            <text:p><text:s/>\\ </text:p>
          </table:table-cell>
          <table:table-cell table:formula="of:=IF([data.B9]=&quot;&quot;;&quot;&quot;;CONCATENATE(colsep;[data.B9];IF([data.C9]=&quot;&quot;;rowend;&quot;&quot;)))">
            <text:p/>
          </table:table-cell>
          <table:table-cell table:formula="of:=IF([data.C9]=&quot;&quot;;&quot;&quot;;CONCATENATE(colsep;[data.C9];IF([data.D9]=&quot;&quot;;rowend;&quot;&quot;)))">
            <text:p/>
          </table:table-cell>
          <table:table-cell table:formula="of:=IF([data.D9]=&quot;&quot;;&quot;&quot;;CONCATENATE(colsep;[data.D9];IF([data.E9]=&quot;&quot;;rowend;&quot;&quot;)))">
            <text:p/>
          </table:table-cell>
          <table:table-cell table:formula="of:=IF([data.E9]=&quot;&quot;;&quot;&quot;;CONCATENATE(colsep;[data.E9];IF([data.F9]=&quot;&quot;;rowend;&quot;&quot;)))">
            <text:p/>
          </table:table-cell>
          <table:table-cell table:formula="of:=IF([data.F9]=&quot;&quot;;&quot;&quot;;CONCATENATE(colsep;[data.F9];IF([data.G9]=&quot;&quot;;rowend;&quot;&quot;)))">
            <text:p/>
          </table:table-cell>
          <table:table-cell table:formula="of:=IF([data.G9]=&quot;&quot;;&quot;&quot;;CONCATENATE(colsep;[data.G9];IF([data.H9]=&quot;&quot;;rowend;&quot;&quot;)))">
            <text:p/>
          </table:table-cell>
        </table:table-row>
        <table:table-row table:style-name="ro1">
          <table:table-cell table:formula="of:=CONCATENATE([data.A10];IF([data.B10]=&quot;&quot;;rowend;&quot;&quot;))" office:value-type="string" office:string-value=" \\ " calcext:value-type="string">
            <text:p><text:s/>\\ </text:p>
          </table:table-cell>
          <table:table-cell table:formula="of:=IF([data.B10]=&quot;&quot;;&quot;&quot;;CONCATENATE(colsep;[data.B10];IF([data.C10]=&quot;&quot;;rowend;&quot;&quot;)))">
            <text:p/>
          </table:table-cell>
          <table:table-cell table:formula="of:=IF([data.C10]=&quot;&quot;;&quot;&quot;;CONCATENATE(colsep;[data.C10];IF([data.D10]=&quot;&quot;;rowend;&quot;&quot;)))">
            <text:p/>
          </table:table-cell>
          <table:table-cell table:formula="of:=IF([data.D10]=&quot;&quot;;&quot;&quot;;CONCATENATE(colsep;[data.D10];IF([data.E10]=&quot;&quot;;rowend;&quot;&quot;)))">
            <text:p/>
          </table:table-cell>
          <table:table-cell table:formula="of:=IF([data.E10]=&quot;&quot;;&quot;&quot;;CONCATENATE(colsep;[data.E10];IF([data.F10]=&quot;&quot;;rowend;&quot;&quot;)))">
            <text:p/>
          </table:table-cell>
          <table:table-cell table:formula="of:=IF([data.F10]=&quot;&quot;;&quot;&quot;;CONCATENATE(colsep;[data.F10];IF([data.G10]=&quot;&quot;;rowend;&quot;&quot;)))">
            <text:p/>
          </table:table-cell>
          <table:table-cell table:formula="of:=IF([data.G10]=&quot;&quot;;&quot;&quot;;CONCATENATE(colsep;[data.G10];IF([data.H10]=&quot;&quot;;rowend;&quot;&quot;)))">
            <text:p/>
          </table:table-cell>
        </table:table-row>
        <table:table-row table:style-name="ro1">
          <table:table-cell table:formula="of:=CONCATENATE([data.A11];IF([data.B11]=&quot;&quot;;rowend;&quot;&quot;))" office:value-type="string" office:string-value=" \\ " calcext:value-type="string">
            <text:p><text:s/>\\ </text:p>
          </table:table-cell>
          <table:table-cell table:formula="of:=IF([data.B11]=&quot;&quot;;&quot;&quot;;CONCATENATE(colsep;[data.B11];IF([data.C11]=&quot;&quot;;rowend;&quot;&quot;)))">
            <text:p/>
          </table:table-cell>
          <table:table-cell table:formula="of:=IF([data.C11]=&quot;&quot;;&quot;&quot;;CONCATENATE(colsep;[data.C11];IF([data.D11]=&quot;&quot;;rowend;&quot;&quot;)))">
            <text:p/>
          </table:table-cell>
          <table:table-cell table:formula="of:=IF([data.D11]=&quot;&quot;;&quot;&quot;;CONCATENATE(colsep;[data.D11];IF([data.E11]=&quot;&quot;;rowend;&quot;&quot;)))">
            <text:p/>
          </table:table-cell>
          <table:table-cell table:formula="of:=IF([data.E11]=&quot;&quot;;&quot;&quot;;CONCATENATE(colsep;[data.E11];IF([data.F11]=&quot;&quot;;rowend;&quot;&quot;)))">
            <text:p/>
          </table:table-cell>
          <table:table-cell table:formula="of:=IF([data.F11]=&quot;&quot;;&quot;&quot;;CONCATENATE(colsep;[data.F11];IF([data.G11]=&quot;&quot;;rowend;&quot;&quot;)))">
            <text:p/>
          </table:table-cell>
          <table:table-cell table:formula="of:=IF([data.G11]=&quot;&quot;;&quot;&quot;;CONCATENATE(colsep;[data.G11];IF([data.H11]=&quot;&quot;;rowend;&quot;&quot;)))">
            <text:p/>
          </table:table-cell>
        </table:table-row>
        <table:table-row table:style-name="ro1">
          <table:table-cell table:formula="of:=CONCATENATE([data.A12];IF([data.B12]=&quot;&quot;;rowend;&quot;&quot;))" office:value-type="string" office:string-value=" \\ " calcext:value-type="string">
            <text:p><text:s/>\\ </text:p>
          </table:table-cell>
          <table:table-cell table:formula="of:=IF([data.B12]=&quot;&quot;;&quot;&quot;;CONCATENATE(colsep;[data.B12];IF([data.C12]=&quot;&quot;;rowend;&quot;&quot;)))">
            <text:p/>
          </table:table-cell>
          <table:table-cell table:formula="of:=IF([data.C12]=&quot;&quot;;&quot;&quot;;CONCATENATE(colsep;[data.C12];IF([data.D12]=&quot;&quot;;rowend;&quot;&quot;)))">
            <text:p/>
          </table:table-cell>
          <table:table-cell table:formula="of:=IF([data.D12]=&quot;&quot;;&quot;&quot;;CONCATENATE(colsep;[data.D12];IF([data.E12]=&quot;&quot;;rowend;&quot;&quot;)))">
            <text:p/>
          </table:table-cell>
          <table:table-cell table:formula="of:=IF([data.E12]=&quot;&quot;;&quot;&quot;;CONCATENATE(colsep;[data.E12];IF([data.F12]=&quot;&quot;;rowend;&quot;&quot;)))">
            <text:p/>
          </table:table-cell>
          <table:table-cell table:formula="of:=IF([data.F12]=&quot;&quot;;&quot;&quot;;CONCATENATE(colsep;[data.F12];IF([data.G12]=&quot;&quot;;rowend;&quot;&quot;)))">
            <text:p/>
          </table:table-cell>
          <table:table-cell table:formula="of:=IF([data.G12]=&quot;&quot;;&quot;&quot;;CONCATENATE(colsep;[data.G12];IF([data.H12]=&quot;&quot;;rowend;&quot;&quot;)))">
            <text:p/>
          </table:table-cell>
        </table:table-row>
        <table:table-row table:style-name="ro1">
          <table:table-cell table:formula="of:=CONCATENATE([data.A13];IF([data.B13]=&quot;&quot;;rowend;&quot;&quot;))" office:value-type="string" office:string-value=" \\ " calcext:value-type="string">
            <text:p><text:s/>\\ </text:p>
          </table:table-cell>
          <table:table-cell table:formula="of:=IF([data.B13]=&quot;&quot;;&quot;&quot;;CONCATENATE(colsep;[data.B13];IF([data.C13]=&quot;&quot;;rowend;&quot;&quot;)))">
            <text:p/>
          </table:table-cell>
          <table:table-cell table:formula="of:=IF([data.C13]=&quot;&quot;;&quot;&quot;;CONCATENATE(colsep;[data.C13];IF([data.D13]=&quot;&quot;;rowend;&quot;&quot;)))">
            <text:p/>
          </table:table-cell>
          <table:table-cell table:formula="of:=IF([data.D13]=&quot;&quot;;&quot;&quot;;CONCATENATE(colsep;[data.D13];IF([data.E13]=&quot;&quot;;rowend;&quot;&quot;)))">
            <text:p/>
          </table:table-cell>
          <table:table-cell table:formula="of:=IF([data.E13]=&quot;&quot;;&quot;&quot;;CONCATENATE(colsep;[data.E13];IF([data.F13]=&quot;&quot;;rowend;&quot;&quot;)))">
            <text:p/>
          </table:table-cell>
          <table:table-cell table:formula="of:=IF([data.F13]=&quot;&quot;;&quot;&quot;;CONCATENATE(colsep;[data.F13];IF([data.G13]=&quot;&quot;;rowend;&quot;&quot;)))">
            <text:p/>
          </table:table-cell>
          <table:table-cell table:formula="of:=IF([data.G13]=&quot;&quot;;&quot;&quot;;CONCATENATE(colsep;[data.G13];IF([data.H13]=&quot;&quot;;rowend;&quot;&quot;)))">
            <text:p/>
          </table:table-cell>
        </table:table-row>
        <table:table-row table:style-name="ro1">
          <table:table-cell table:formula="of:=CONCATENATE([data.A14];IF([data.B14]=&quot;&quot;;rowend;&quot;&quot;))" office:value-type="string" office:string-value=" \\ " calcext:value-type="string">
            <text:p><text:s/>\\ </text:p>
          </table:table-cell>
          <table:table-cell table:formula="of:=IF([data.B14]=&quot;&quot;;&quot;&quot;;CONCATENATE(colsep;[data.B14];IF([data.C14]=&quot;&quot;;rowend;&quot;&quot;)))">
            <text:p/>
          </table:table-cell>
          <table:table-cell table:formula="of:=IF([data.C14]=&quot;&quot;;&quot;&quot;;CONCATENATE(colsep;[data.C14];IF([data.D14]=&quot;&quot;;rowend;&quot;&quot;)))">
            <text:p/>
          </table:table-cell>
          <table:table-cell table:formula="of:=IF([data.D14]=&quot;&quot;;&quot;&quot;;CONCATENATE(colsep;[data.D14];IF([data.E14]=&quot;&quot;;rowend;&quot;&quot;)))">
            <text:p/>
          </table:table-cell>
          <table:table-cell table:formula="of:=IF([data.E14]=&quot;&quot;;&quot;&quot;;CONCATENATE(colsep;[data.E14];IF([data.F14]=&quot;&quot;;rowend;&quot;&quot;)))">
            <text:p/>
          </table:table-cell>
          <table:table-cell table:formula="of:=IF([data.F14]=&quot;&quot;;&quot;&quot;;CONCATENATE(colsep;[data.F14];IF([data.G14]=&quot;&quot;;rowend;&quot;&quot;)))">
            <text:p/>
          </table:table-cell>
          <table:table-cell table:formula="of:=IF([data.G14]=&quot;&quot;;&quot;&quot;;CONCATENATE(colsep;[data.G14];IF([data.H14]=&quot;&quot;;rowend;&quot;&quot;)))">
            <text:p/>
          </table:table-cell>
        </table:table-row>
        <table:table-row table:style-name="ro1">
          <table:table-cell table:formula="of:=CONCATENATE([data.A15];IF([data.B15]=&quot;&quot;;rowend;&quot;&quot;))" office:value-type="string" office:string-value=" \\ " calcext:value-type="string">
            <text:p><text:s/>\\ </text:p>
          </table:table-cell>
          <table:table-cell table:formula="of:=IF([data.B15]=&quot;&quot;;&quot;&quot;;CONCATENATE(colsep;[data.B15];IF([data.C15]=&quot;&quot;;rowend;&quot;&quot;)))">
            <text:p/>
          </table:table-cell>
          <table:table-cell table:formula="of:=IF([data.C15]=&quot;&quot;;&quot;&quot;;CONCATENATE(colsep;[data.C15];IF([data.D15]=&quot;&quot;;rowend;&quot;&quot;)))">
            <text:p/>
          </table:table-cell>
          <table:table-cell table:formula="of:=IF([data.D15]=&quot;&quot;;&quot;&quot;;CONCATENATE(colsep;[data.D15];IF([data.E15]=&quot;&quot;;rowend;&quot;&quot;)))">
            <text:p/>
          </table:table-cell>
          <table:table-cell table:formula="of:=IF([data.E15]=&quot;&quot;;&quot;&quot;;CONCATENATE(colsep;[data.E15];IF([data.F15]=&quot;&quot;;rowend;&quot;&quot;)))">
            <text:p/>
          </table:table-cell>
          <table:table-cell table:formula="of:=IF([data.F15]=&quot;&quot;;&quot;&quot;;CONCATENATE(colsep;[data.F15];IF([data.G15]=&quot;&quot;;rowend;&quot;&quot;)))">
            <text:p/>
          </table:table-cell>
          <table:table-cell table:formula="of:=IF([data.G15]=&quot;&quot;;&quot;&quot;;CONCATENATE(colsep;[data.G15];IF([data.H15]=&quot;&quot;;rowend;&quot;&quot;)))">
            <text:p/>
          </table:table-cell>
        </table:table-row>
        <table:table-row table:style-name="ro1">
          <table:table-cell table:formula="of:=CONCATENATE([data.A16];IF([data.B16]=&quot;&quot;;rowend;&quot;&quot;))" office:value-type="string" office:string-value=" \\ " calcext:value-type="string">
            <text:p><text:s/>\\ </text:p>
          </table:table-cell>
          <table:table-cell table:formula="of:=IF([data.B16]=&quot;&quot;;&quot;&quot;;CONCATENATE(colsep;[data.B16];IF([data.C16]=&quot;&quot;;rowend;&quot;&quot;)))">
            <text:p/>
          </table:table-cell>
          <table:table-cell table:formula="of:=IF([data.C16]=&quot;&quot;;&quot;&quot;;CONCATENATE(colsep;[data.C16];IF([data.D16]=&quot;&quot;;rowend;&quot;&quot;)))">
            <text:p/>
          </table:table-cell>
          <table:table-cell table:formula="of:=IF([data.D16]=&quot;&quot;;&quot;&quot;;CONCATENATE(colsep;[data.D16];IF([data.E16]=&quot;&quot;;rowend;&quot;&quot;)))">
            <text:p/>
          </table:table-cell>
          <table:table-cell table:formula="of:=IF([data.E16]=&quot;&quot;;&quot;&quot;;CONCATENATE(colsep;[data.E16];IF([data.F16]=&quot;&quot;;rowend;&quot;&quot;)))">
            <text:p/>
          </table:table-cell>
          <table:table-cell table:formula="of:=IF([data.F16]=&quot;&quot;;&quot;&quot;;CONCATENATE(colsep;[data.F16];IF([data.G16]=&quot;&quot;;rowend;&quot;&quot;)))">
            <text:p/>
          </table:table-cell>
          <table:table-cell table:formula="of:=IF([data.G16]=&quot;&quot;;&quot;&quot;;CONCATENATE(colsep;[data.G16];IF([data.H16]=&quot;&quot;;rowend;&quot;&quot;)))">
            <text:p/>
          </table:table-cell>
        </table:table-row>
        <table:table-row table:style-name="ro1">
          <table:table-cell table:formula="of:=CONCATENATE([data.A17];IF([data.B17]=&quot;&quot;;rowend;&quot;&quot;))" office:value-type="string" office:string-value=" \\ " calcext:value-type="string">
            <text:p><text:s/>\\ </text:p>
          </table:table-cell>
          <table:table-cell table:formula="of:=IF([data.B17]=&quot;&quot;;&quot;&quot;;CONCATENATE(colsep;[data.B17];IF([data.C17]=&quot;&quot;;rowend;&quot;&quot;)))">
            <text:p/>
          </table:table-cell>
          <table:table-cell table:formula="of:=IF([data.C17]=&quot;&quot;;&quot;&quot;;CONCATENATE(colsep;[data.C17];IF([data.D17]=&quot;&quot;;rowend;&quot;&quot;)))">
            <text:p/>
          </table:table-cell>
          <table:table-cell table:formula="of:=IF([data.D17]=&quot;&quot;;&quot;&quot;;CONCATENATE(colsep;[data.D17];IF([data.E17]=&quot;&quot;;rowend;&quot;&quot;)))">
            <text:p/>
          </table:table-cell>
          <table:table-cell table:formula="of:=IF([data.E17]=&quot;&quot;;&quot;&quot;;CONCATENATE(colsep;[data.E17];IF([data.F17]=&quot;&quot;;rowend;&quot;&quot;)))">
            <text:p/>
          </table:table-cell>
          <table:table-cell table:formula="of:=IF([data.F17]=&quot;&quot;;&quot;&quot;;CONCATENATE(colsep;[data.F17];IF([data.G17]=&quot;&quot;;rowend;&quot;&quot;)))">
            <text:p/>
          </table:table-cell>
          <table:table-cell table:formula="of:=IF([data.G17]=&quot;&quot;;&quot;&quot;;CONCATENATE(colsep;[data.G17];IF([data.H17]=&quot;&quot;;rowend;&quot;&quot;)))">
            <text:p/>
          </table:table-cell>
        </table:table-row>
        <table:table-row table:style-name="ro1">
          <table:table-cell table:formula="of:=CONCATENATE([data.A18];IF([data.B18]=&quot;&quot;;rowend;&quot;&quot;))" office:value-type="string" office:string-value=" \\ " calcext:value-type="string">
            <text:p><text:s/>\\ </text:p>
          </table:table-cell>
          <table:table-cell table:formula="of:=IF([data.B18]=&quot;&quot;;&quot;&quot;;CONCATENATE(colsep;[data.B18];IF([data.C18]=&quot;&quot;;rowend;&quot;&quot;)))">
            <text:p/>
          </table:table-cell>
          <table:table-cell table:formula="of:=IF([data.C18]=&quot;&quot;;&quot;&quot;;CONCATENATE(colsep;[data.C18];IF([data.D18]=&quot;&quot;;rowend;&quot;&quot;)))">
            <text:p/>
          </table:table-cell>
          <table:table-cell table:formula="of:=IF([data.D18]=&quot;&quot;;&quot;&quot;;CONCATENATE(colsep;[data.D18];IF([data.E18]=&quot;&quot;;rowend;&quot;&quot;)))">
            <text:p/>
          </table:table-cell>
          <table:table-cell table:formula="of:=IF([data.E18]=&quot;&quot;;&quot;&quot;;CONCATENATE(colsep;[data.E18];IF([data.F18]=&quot;&quot;;rowend;&quot;&quot;)))">
            <text:p/>
          </table:table-cell>
          <table:table-cell table:formula="of:=IF([data.F18]=&quot;&quot;;&quot;&quot;;CONCATENATE(colsep;[data.F18];IF([data.G18]=&quot;&quot;;rowend;&quot;&quot;)))">
            <text:p/>
          </table:table-cell>
          <table:table-cell table:formula="of:=IF([data.G18]=&quot;&quot;;&quot;&quot;;CONCATENATE(colsep;[data.G18];IF([data.H18]=&quot;&quot;;rowend;&quot;&quot;)))">
            <text:p/>
          </table:table-cell>
        </table:table-row>
        <table:table-row table:style-name="ro1">
          <table:table-cell table:formula="of:=CONCATENATE([data.A19];IF([data.B19]=&quot;&quot;;rowend;&quot;&quot;))" office:value-type="string" office:string-value=" \\ " calcext:value-type="string">
            <text:p><text:s/>\\ </text:p>
          </table:table-cell>
          <table:table-cell table:formula="of:=IF([data.B19]=&quot;&quot;;&quot;&quot;;CONCATENATE(colsep;[data.B19];IF([data.C19]=&quot;&quot;;rowend;&quot;&quot;)))">
            <text:p/>
          </table:table-cell>
          <table:table-cell table:formula="of:=IF([data.C19]=&quot;&quot;;&quot;&quot;;CONCATENATE(colsep;[data.C19];IF([data.D19]=&quot;&quot;;rowend;&quot;&quot;)))">
            <text:p/>
          </table:table-cell>
          <table:table-cell table:formula="of:=IF([data.D19]=&quot;&quot;;&quot;&quot;;CONCATENATE(colsep;[data.D19];IF([data.E19]=&quot;&quot;;rowend;&quot;&quot;)))">
            <text:p/>
          </table:table-cell>
          <table:table-cell table:formula="of:=IF([data.E19]=&quot;&quot;;&quot;&quot;;CONCATENATE(colsep;[data.E19];IF([data.F19]=&quot;&quot;;rowend;&quot;&quot;)))">
            <text:p/>
          </table:table-cell>
          <table:table-cell table:formula="of:=IF([data.F19]=&quot;&quot;;&quot;&quot;;CONCATENATE(colsep;[data.F19];IF([data.G19]=&quot;&quot;;rowend;&quot;&quot;)))">
            <text:p/>
          </table:table-cell>
          <table:table-cell table:formula="of:=IF([data.G19]=&quot;&quot;;&quot;&quot;;CONCATENATE(colsep;[data.G19];IF([data.H19]=&quot;&quot;;rowend;&quot;&quot;)))">
            <text:p/>
          </table:table-cell>
        </table:table-row>
        <table:table-row table:style-name="ro1">
          <table:table-cell table:formula="of:=CONCATENATE([data.A20];IF([data.B20]=&quot;&quot;;rowend;&quot;&quot;))" office:value-type="string" office:string-value=" \\ " calcext:value-type="string">
            <text:p><text:s/>\\ </text:p>
          </table:table-cell>
          <table:table-cell table:formula="of:=IF([data.B20]=&quot;&quot;;&quot;&quot;;CONCATENATE(colsep;[data.B20];IF([data.C20]=&quot;&quot;;rowend;&quot;&quot;)))">
            <text:p/>
          </table:table-cell>
          <table:table-cell table:formula="of:=IF([data.C20]=&quot;&quot;;&quot;&quot;;CONCATENATE(colsep;[data.C20];IF([data.D20]=&quot;&quot;;rowend;&quot;&quot;)))">
            <text:p/>
          </table:table-cell>
          <table:table-cell table:formula="of:=IF([data.D20]=&quot;&quot;;&quot;&quot;;CONCATENATE(colsep;[data.D20];IF([data.E20]=&quot;&quot;;rowend;&quot;&quot;)))">
            <text:p/>
          </table:table-cell>
          <table:table-cell table:formula="of:=IF([data.E20]=&quot;&quot;;&quot;&quot;;CONCATENATE(colsep;[data.E20];IF([data.F20]=&quot;&quot;;rowend;&quot;&quot;)))">
            <text:p/>
          </table:table-cell>
          <table:table-cell table:formula="of:=IF([data.F20]=&quot;&quot;;&quot;&quot;;CONCATENATE(colsep;[data.F20];IF([data.G20]=&quot;&quot;;rowend;&quot;&quot;)))">
            <text:p/>
          </table:table-cell>
          <table:table-cell table:formula="of:=IF([data.G20]=&quot;&quot;;&quot;&quot;;CONCATENATE(colsep;[data.G20];IF([data.H20]=&quot;&quot;;rowend;&quot;&quot;)))">
            <text:p/>
          </table:table-cell>
        </table:table-row>
        <table:table-row table:style-name="ro1">
          <table:table-cell table:formula="of:=CONCATENATE([data.A21];IF([data.B21]=&quot;&quot;;rowend;&quot;&quot;))" office:value-type="string" office:string-value=" \\ " calcext:value-type="string">
            <text:p><text:s/>\\ </text:p>
          </table:table-cell>
          <table:table-cell table:formula="of:=IF([data.B21]=&quot;&quot;;&quot;&quot;;CONCATENATE(colsep;[data.B21];IF([data.C21]=&quot;&quot;;rowend;&quot;&quot;)))">
            <text:p/>
          </table:table-cell>
          <table:table-cell table:formula="of:=IF([data.C21]=&quot;&quot;;&quot;&quot;;CONCATENATE(colsep;[data.C21];IF([data.D21]=&quot;&quot;;rowend;&quot;&quot;)))">
            <text:p/>
          </table:table-cell>
          <table:table-cell table:formula="of:=IF([data.D21]=&quot;&quot;;&quot;&quot;;CONCATENATE(colsep;[data.D21];IF([data.E21]=&quot;&quot;;rowend;&quot;&quot;)))">
            <text:p/>
          </table:table-cell>
          <table:table-cell table:formula="of:=IF([data.E21]=&quot;&quot;;&quot;&quot;;CONCATENATE(colsep;[data.E21];IF([data.F21]=&quot;&quot;;rowend;&quot;&quot;)))">
            <text:p/>
          </table:table-cell>
          <table:table-cell table:formula="of:=IF([data.F21]=&quot;&quot;;&quot;&quot;;CONCATENATE(colsep;[data.F21];IF([data.G21]=&quot;&quot;;rowend;&quot;&quot;)))">
            <text:p/>
          </table:table-cell>
          <table:table-cell table:formula="of:=IF([data.G21]=&quot;&quot;;&quot;&quot;;CONCATENATE(colsep;[data.G21];IF([data.H21]=&quot;&quot;;rowend;&quot;&quot;)))">
            <text:p/>
          </table:table-cell>
        </table:table-row>
        <table:table-row table:style-name="ro1">
          <table:table-cell table:formula="of:=CONCATENATE([data.A22];IF([data.B22]=&quot;&quot;;rowend;&quot;&quot;))" office:value-type="string" office:string-value=" \\ " calcext:value-type="string">
            <text:p><text:s/>\\ </text:p>
          </table:table-cell>
          <table:table-cell table:formula="of:=IF([data.B22]=&quot;&quot;;&quot;&quot;;CONCATENATE(colsep;[data.B22];IF([data.C22]=&quot;&quot;;rowend;&quot;&quot;)))">
            <text:p/>
          </table:table-cell>
          <table:table-cell table:formula="of:=IF([data.C22]=&quot;&quot;;&quot;&quot;;CONCATENATE(colsep;[data.C22];IF([data.D22]=&quot;&quot;;rowend;&quot;&quot;)))">
            <text:p/>
          </table:table-cell>
          <table:table-cell table:formula="of:=IF([data.D22]=&quot;&quot;;&quot;&quot;;CONCATENATE(colsep;[data.D22];IF([data.E22]=&quot;&quot;;rowend;&quot;&quot;)))">
            <text:p/>
          </table:table-cell>
          <table:table-cell table:formula="of:=IF([data.E22]=&quot;&quot;;&quot;&quot;;CONCATENATE(colsep;[data.E22];IF([data.F22]=&quot;&quot;;rowend;&quot;&quot;)))">
            <text:p/>
          </table:table-cell>
          <table:table-cell table:formula="of:=IF([data.F22]=&quot;&quot;;&quot;&quot;;CONCATENATE(colsep;[data.F22];IF([data.G22]=&quot;&quot;;rowend;&quot;&quot;)))">
            <text:p/>
          </table:table-cell>
          <table:table-cell table:formula="of:=IF([data.G22]=&quot;&quot;;&quot;&quot;;CONCATENATE(colsep;[data.G22];IF([data.H22]=&quot;&quot;;rowend;&quot;&quot;)))">
            <text:p/>
          </table:table-cell>
        </table:table-row>
        <table:table-row table:style-name="ro1">
          <table:table-cell table:formula="of:=CONCATENATE([data.A23];IF([data.B23]=&quot;&quot;;rowend;&quot;&quot;))" office:value-type="string" office:string-value=" \\ " calcext:value-type="string">
            <text:p><text:s/>\\ </text:p>
          </table:table-cell>
          <table:table-cell table:formula="of:=IF([data.B23]=&quot;&quot;;&quot;&quot;;CONCATENATE(colsep;[data.B23];IF([data.C23]=&quot;&quot;;rowend;&quot;&quot;)))">
            <text:p/>
          </table:table-cell>
          <table:table-cell table:formula="of:=IF([data.C23]=&quot;&quot;;&quot;&quot;;CONCATENATE(colsep;[data.C23];IF([data.D23]=&quot;&quot;;rowend;&quot;&quot;)))">
            <text:p/>
          </table:table-cell>
          <table:table-cell table:formula="of:=IF([data.D23]=&quot;&quot;;&quot;&quot;;CONCATENATE(colsep;[data.D23];IF([data.E23]=&quot;&quot;;rowend;&quot;&quot;)))">
            <text:p/>
          </table:table-cell>
          <table:table-cell table:formula="of:=IF([data.E23]=&quot;&quot;;&quot;&quot;;CONCATENATE(colsep;[data.E23];IF([data.F23]=&quot;&quot;;rowend;&quot;&quot;)))">
            <text:p/>
          </table:table-cell>
          <table:table-cell table:formula="of:=IF([data.F23]=&quot;&quot;;&quot;&quot;;CONCATENATE(colsep;[data.F23];IF([data.G23]=&quot;&quot;;rowend;&quot;&quot;)))">
            <text:p/>
          </table:table-cell>
          <table:table-cell table:formula="of:=IF([data.G23]=&quot;&quot;;&quot;&quot;;CONCATENATE(colsep;[data.G23];IF([data.H23]=&quot;&quot;;rowend;&quot;&quot;)))">
            <text:p/>
          </table:table-cell>
        </table:table-row>
        <table:table-row table:style-name="ro1">
          <table:table-cell table:formula="of:=CONCATENATE([data.A24];IF([data.B24]=&quot;&quot;;rowend;&quot;&quot;))" office:value-type="string" office:string-value=" \\ " calcext:value-type="string">
            <text:p><text:s/>\\ </text:p>
          </table:table-cell>
          <table:table-cell table:formula="of:=IF([data.B24]=&quot;&quot;;&quot;&quot;;CONCATENATE(colsep;[data.B24];IF([data.C24]=&quot;&quot;;rowend;&quot;&quot;)))">
            <text:p/>
          </table:table-cell>
          <table:table-cell table:formula="of:=IF([data.C24]=&quot;&quot;;&quot;&quot;;CONCATENATE(colsep;[data.C24];IF([data.D24]=&quot;&quot;;rowend;&quot;&quot;)))">
            <text:p/>
          </table:table-cell>
          <table:table-cell table:formula="of:=IF([data.D24]=&quot;&quot;;&quot;&quot;;CONCATENATE(colsep;[data.D24];IF([data.E24]=&quot;&quot;;rowend;&quot;&quot;)))">
            <text:p/>
          </table:table-cell>
          <table:table-cell table:formula="of:=IF([data.E24]=&quot;&quot;;&quot;&quot;;CONCATENATE(colsep;[data.E24];IF([data.F24]=&quot;&quot;;rowend;&quot;&quot;)))">
            <text:p/>
          </table:table-cell>
          <table:table-cell table:formula="of:=IF([data.F24]=&quot;&quot;;&quot;&quot;;CONCATENATE(colsep;[data.F24];IF([data.G24]=&quot;&quot;;rowend;&quot;&quot;)))">
            <text:p/>
          </table:table-cell>
          <table:table-cell table:formula="of:=IF([data.G24]=&quot;&quot;;&quot;&quot;;CONCATENATE(colsep;[data.G24];IF([data.H24]=&quot;&quot;;rowend;&quot;&quot;)))">
            <text:p/>
          </table:table-cell>
        </table:table-row>
        <table:table-row table:style-name="ro1">
          <table:table-cell table:formula="of:=CONCATENATE([data.A25];IF([data.B25]=&quot;&quot;;rowend;&quot;&quot;))" office:value-type="string" office:string-value=" \\ " calcext:value-type="string">
            <text:p><text:s/>\\ </text:p>
          </table:table-cell>
          <table:table-cell table:formula="of:=IF([data.B25]=&quot;&quot;;&quot;&quot;;CONCATENATE(colsep;[data.B25];IF([data.C25]=&quot;&quot;;rowend;&quot;&quot;)))">
            <text:p/>
          </table:table-cell>
          <table:table-cell table:formula="of:=IF([data.C25]=&quot;&quot;;&quot;&quot;;CONCATENATE(colsep;[data.C25];IF([data.D25]=&quot;&quot;;rowend;&quot;&quot;)))">
            <text:p/>
          </table:table-cell>
          <table:table-cell table:formula="of:=IF([data.D25]=&quot;&quot;;&quot;&quot;;CONCATENATE(colsep;[data.D25];IF([data.E25]=&quot;&quot;;rowend;&quot;&quot;)))">
            <text:p/>
          </table:table-cell>
          <table:table-cell table:formula="of:=IF([data.E25]=&quot;&quot;;&quot;&quot;;CONCATENATE(colsep;[data.E25];IF([data.F25]=&quot;&quot;;rowend;&quot;&quot;)))">
            <text:p/>
          </table:table-cell>
          <table:table-cell table:formula="of:=IF([data.F25]=&quot;&quot;;&quot;&quot;;CONCATENATE(colsep;[data.F25];IF([data.G25]=&quot;&quot;;rowend;&quot;&quot;)))">
            <text:p/>
          </table:table-cell>
          <table:table-cell table:formula="of:=IF([data.G25]=&quot;&quot;;&quot;&quot;;CONCATENATE(colsep;[data.G25];IF([data.H25]=&quot;&quot;;rowend;&quot;&quot;)))">
            <text:p/>
          </table:table-cell>
        </table:table-row>
        <table:table-row table:style-name="ro1">
          <table:table-cell table:formula="of:=CONCATENATE([data.A26];IF([data.B26]=&quot;&quot;;rowend;&quot;&quot;))" office:value-type="string" office:string-value=" \\ " calcext:value-type="string">
            <text:p><text:s/>\\ </text:p>
          </table:table-cell>
          <table:table-cell table:formula="of:=IF([data.B26]=&quot;&quot;;&quot;&quot;;CONCATENATE(colsep;[data.B26];IF([data.C26]=&quot;&quot;;rowend;&quot;&quot;)))">
            <text:p/>
          </table:table-cell>
          <table:table-cell table:formula="of:=IF([data.C26]=&quot;&quot;;&quot;&quot;;CONCATENATE(colsep;[data.C26];IF([data.D26]=&quot;&quot;;rowend;&quot;&quot;)))">
            <text:p/>
          </table:table-cell>
          <table:table-cell table:formula="of:=IF([data.D26]=&quot;&quot;;&quot;&quot;;CONCATENATE(colsep;[data.D26];IF([data.E26]=&quot;&quot;;rowend;&quot;&quot;)))">
            <text:p/>
          </table:table-cell>
          <table:table-cell table:formula="of:=IF([data.E26]=&quot;&quot;;&quot;&quot;;CONCATENATE(colsep;[data.E26];IF([data.F26]=&quot;&quot;;rowend;&quot;&quot;)))">
            <text:p/>
          </table:table-cell>
          <table:table-cell table:formula="of:=IF([data.F26]=&quot;&quot;;&quot;&quot;;CONCATENATE(colsep;[data.F26];IF([data.G26]=&quot;&quot;;rowend;&quot;&quot;)))">
            <text:p/>
          </table:table-cell>
          <table:table-cell table:formula="of:=IF([data.G26]=&quot;&quot;;&quot;&quot;;CONCATENATE(colsep;[data.G26];IF([data.H26]=&quot;&quot;;rowend;&quot;&quot;)))">
            <text:p/>
          </table:table-cell>
        </table:table-row>
        <table:table-row table:style-name="ro1">
          <table:table-cell table:formula="of:=CONCATENATE([data.A27];IF([data.B27]=&quot;&quot;;rowend;&quot;&quot;))" office:value-type="string" office:string-value=" \\ " calcext:value-type="string">
            <text:p><text:s/>\\ </text:p>
          </table:table-cell>
          <table:table-cell table:formula="of:=IF([data.B27]=&quot;&quot;;&quot;&quot;;CONCATENATE(colsep;[data.B27];IF([data.C27]=&quot;&quot;;rowend;&quot;&quot;)))">
            <text:p/>
          </table:table-cell>
          <table:table-cell table:formula="of:=IF([data.C27]=&quot;&quot;;&quot;&quot;;CONCATENATE(colsep;[data.C27];IF([data.D27]=&quot;&quot;;rowend;&quot;&quot;)))">
            <text:p/>
          </table:table-cell>
          <table:table-cell table:formula="of:=IF([data.D27]=&quot;&quot;;&quot;&quot;;CONCATENATE(colsep;[data.D27];IF([data.E27]=&quot;&quot;;rowend;&quot;&quot;)))">
            <text:p/>
          </table:table-cell>
          <table:table-cell table:formula="of:=IF([data.E27]=&quot;&quot;;&quot;&quot;;CONCATENATE(colsep;[data.E27];IF([data.F27]=&quot;&quot;;rowend;&quot;&quot;)))">
            <text:p/>
          </table:table-cell>
          <table:table-cell table:formula="of:=IF([data.F27]=&quot;&quot;;&quot;&quot;;CONCATENATE(colsep;[data.F27];IF([data.G27]=&quot;&quot;;rowend;&quot;&quot;)))">
            <text:p/>
          </table:table-cell>
          <table:table-cell table:formula="of:=IF([data.G27]=&quot;&quot;;&quot;&quot;;CONCATENATE(colsep;[data.G27];IF([data.H27]=&quot;&quot;;rowend;&quot;&quot;)))">
            <text:p/>
          </table:table-cell>
        </table:table-row>
        <table:table-row table:style-name="ro1">
          <table:table-cell table:formula="of:=CONCATENATE([data.A28];IF([data.B28]=&quot;&quot;;rowend;&quot;&quot;))" office:value-type="string" office:string-value=" \\ " calcext:value-type="string">
            <text:p><text:s/>\\ </text:p>
          </table:table-cell>
          <table:table-cell table:formula="of:=IF([data.B28]=&quot;&quot;;&quot;&quot;;CONCATENATE(colsep;[data.B28];IF([data.C28]=&quot;&quot;;rowend;&quot;&quot;)))">
            <text:p/>
          </table:table-cell>
          <table:table-cell table:formula="of:=IF([data.C28]=&quot;&quot;;&quot;&quot;;CONCATENATE(colsep;[data.C28];IF([data.D28]=&quot;&quot;;rowend;&quot;&quot;)))">
            <text:p/>
          </table:table-cell>
          <table:table-cell table:formula="of:=IF([data.D28]=&quot;&quot;;&quot;&quot;;CONCATENATE(colsep;[data.D28];IF([data.E28]=&quot;&quot;;rowend;&quot;&quot;)))">
            <text:p/>
          </table:table-cell>
          <table:table-cell table:formula="of:=IF([data.E28]=&quot;&quot;;&quot;&quot;;CONCATENATE(colsep;[data.E28];IF([data.F28]=&quot;&quot;;rowend;&quot;&quot;)))">
            <text:p/>
          </table:table-cell>
          <table:table-cell table:formula="of:=IF([data.F28]=&quot;&quot;;&quot;&quot;;CONCATENATE(colsep;[data.F28];IF([data.G28]=&quot;&quot;;rowend;&quot;&quot;)))">
            <text:p/>
          </table:table-cell>
          <table:table-cell table:formula="of:=IF([data.G28]=&quot;&quot;;&quot;&quot;;CONCATENATE(colsep;[data.G28];IF([data.H28]=&quot;&quot;;rowend;&quot;&quot;)))">
            <text:p/>
          </table:table-cell>
        </table:table-row>
        <table:table-row table:style-name="ro1">
          <table:table-cell table:formula="of:=CONCATENATE([data.A29];IF([data.B29]=&quot;&quot;;rowend;&quot;&quot;))" office:value-type="string" office:string-value=" \\ " calcext:value-type="string">
            <text:p><text:s/>\\ </text:p>
          </table:table-cell>
          <table:table-cell table:formula="of:=IF([data.B29]=&quot;&quot;;&quot;&quot;;CONCATENATE(colsep;[data.B29];IF([data.C29]=&quot;&quot;;rowend;&quot;&quot;)))">
            <text:p/>
          </table:table-cell>
          <table:table-cell table:formula="of:=IF([data.C29]=&quot;&quot;;&quot;&quot;;CONCATENATE(colsep;[data.C29];IF([data.D29]=&quot;&quot;;rowend;&quot;&quot;)))">
            <text:p/>
          </table:table-cell>
          <table:table-cell table:formula="of:=IF([data.D29]=&quot;&quot;;&quot;&quot;;CONCATENATE(colsep;[data.D29];IF([data.E29]=&quot;&quot;;rowend;&quot;&quot;)))">
            <text:p/>
          </table:table-cell>
          <table:table-cell table:formula="of:=IF([data.E29]=&quot;&quot;;&quot;&quot;;CONCATENATE(colsep;[data.E29];IF([data.F29]=&quot;&quot;;rowend;&quot;&quot;)))">
            <text:p/>
          </table:table-cell>
          <table:table-cell table:formula="of:=IF([data.F29]=&quot;&quot;;&quot;&quot;;CONCATENATE(colsep;[data.F29];IF([data.G29]=&quot;&quot;;rowend;&quot;&quot;)))">
            <text:p/>
          </table:table-cell>
          <table:table-cell table:formula="of:=IF([data.G29]=&quot;&quot;;&quot;&quot;;CONCATENATE(colsep;[data.G29];IF([data.H29]=&quot;&quot;;rowend;&quot;&quot;)))">
            <text:p/>
          </table:table-cell>
        </table:table-row>
        <table:table-row table:style-name="ro1">
          <table:table-cell table:formula="of:=CONCATENATE([data.A30];IF([data.B30]=&quot;&quot;;rowend;&quot;&quot;))" office:value-type="string" office:string-value=" \\ " calcext:value-type="string">
            <text:p><text:s/>\\ </text:p>
          </table:table-cell>
          <table:table-cell table:formula="of:=IF([data.B30]=&quot;&quot;;&quot;&quot;;CONCATENATE(colsep;[data.B30];IF([data.C30]=&quot;&quot;;rowend;&quot;&quot;)))">
            <text:p/>
          </table:table-cell>
          <table:table-cell table:formula="of:=IF([data.C30]=&quot;&quot;;&quot;&quot;;CONCATENATE(colsep;[data.C30];IF([data.D30]=&quot;&quot;;rowend;&quot;&quot;)))">
            <text:p/>
          </table:table-cell>
          <table:table-cell table:formula="of:=IF([data.D30]=&quot;&quot;;&quot;&quot;;CONCATENATE(colsep;[data.D30];IF([data.E30]=&quot;&quot;;rowend;&quot;&quot;)))">
            <text:p/>
          </table:table-cell>
          <table:table-cell table:formula="of:=IF([data.E30]=&quot;&quot;;&quot;&quot;;CONCATENATE(colsep;[data.E30];IF([data.F30]=&quot;&quot;;rowend;&quot;&quot;)))">
            <text:p/>
          </table:table-cell>
          <table:table-cell table:formula="of:=IF([data.F30]=&quot;&quot;;&quot;&quot;;CONCATENATE(colsep;[data.F30];IF([data.G30]=&quot;&quot;;rowend;&quot;&quot;)))">
            <text:p/>
          </table:table-cell>
          <table:table-cell table:formula="of:=IF([data.G30]=&quot;&quot;;&quot;&quot;;CONCATENATE(colsep;[data.G30];IF([data.H30]=&quot;&quot;;rowend;&quot;&quot;)))">
            <text:p/>
          </table:table-cell>
        </table:table-row>
        <table:table-row table:style-name="ro1">
          <table:table-cell table:formula="of:=CONCATENATE([data.A31];IF([data.B31]=&quot;&quot;;rowend;&quot;&quot;))" office:value-type="string" office:string-value=" \\ " calcext:value-type="string">
            <text:p><text:s/>\\ </text:p>
          </table:table-cell>
          <table:table-cell table:formula="of:=IF([data.B31]=&quot;&quot;;&quot;&quot;;CONCATENATE(colsep;[data.B31];IF([data.C31]=&quot;&quot;;rowend;&quot;&quot;)))">
            <text:p/>
          </table:table-cell>
          <table:table-cell table:formula="of:=IF([data.C31]=&quot;&quot;;&quot;&quot;;CONCATENATE(colsep;[data.C31];IF([data.D31]=&quot;&quot;;rowend;&quot;&quot;)))">
            <text:p/>
          </table:table-cell>
          <table:table-cell table:formula="of:=IF([data.D31]=&quot;&quot;;&quot;&quot;;CONCATENATE(colsep;[data.D31];IF([data.E31]=&quot;&quot;;rowend;&quot;&quot;)))">
            <text:p/>
          </table:table-cell>
          <table:table-cell table:formula="of:=IF([data.E31]=&quot;&quot;;&quot;&quot;;CONCATENATE(colsep;[data.E31];IF([data.F31]=&quot;&quot;;rowend;&quot;&quot;)))">
            <text:p/>
          </table:table-cell>
          <table:table-cell table:formula="of:=IF([data.F31]=&quot;&quot;;&quot;&quot;;CONCATENATE(colsep;[data.F31];IF([data.G31]=&quot;&quot;;rowend;&quot;&quot;)))">
            <text:p/>
          </table:table-cell>
          <table:table-cell table:formula="of:=IF([data.G31]=&quot;&quot;;&quot;&quot;;CONCATENATE(colsep;[data.G31];IF([data.H31]=&quot;&quot;;rowend;&quot;&quot;)))">
            <text:p/>
          </table:table-cell>
        </table:table-row>
        <table:table-row table:style-name="ro1">
          <table:table-cell table:formula="of:=CONCATENATE([data.A32];IF([data.B32]=&quot;&quot;;rowend;&quot;&quot;))" office:value-type="string" office:string-value=" \\ " calcext:value-type="string">
            <text:p><text:s/>\\ </text:p>
          </table:table-cell>
          <table:table-cell table:formula="of:=IF([data.B32]=&quot;&quot;;&quot;&quot;;CONCATENATE(colsep;[data.B32];IF([data.C32]=&quot;&quot;;rowend;&quot;&quot;)))">
            <text:p/>
          </table:table-cell>
          <table:table-cell table:formula="of:=IF([data.C32]=&quot;&quot;;&quot;&quot;;CONCATENATE(colsep;[data.C32];IF([data.D32]=&quot;&quot;;rowend;&quot;&quot;)))">
            <text:p/>
          </table:table-cell>
          <table:table-cell table:formula="of:=IF([data.D32]=&quot;&quot;;&quot;&quot;;CONCATENATE(colsep;[data.D32];IF([data.E32]=&quot;&quot;;rowend;&quot;&quot;)))">
            <text:p/>
          </table:table-cell>
          <table:table-cell table:formula="of:=IF([data.E32]=&quot;&quot;;&quot;&quot;;CONCATENATE(colsep;[data.E32];IF([data.F32]=&quot;&quot;;rowend;&quot;&quot;)))">
            <text:p/>
          </table:table-cell>
          <table:table-cell table:formula="of:=IF([data.F32]=&quot;&quot;;&quot;&quot;;CONCATENATE(colsep;[data.F32];IF([data.G32]=&quot;&quot;;rowend;&quot;&quot;)))">
            <text:p/>
          </table:table-cell>
          <table:table-cell table:formula="of:=IF([data.G32]=&quot;&quot;;&quot;&quot;;CONCATENATE(colsep;[data.G32];IF([data.H32]=&quot;&quot;;rowend;&quot;&quot;)))">
            <text:p/>
          </table:table-cell>
        </table:table-row>
        <table:table-row table:style-name="ro1">
          <table:table-cell table:formula="of:=CONCATENATE([data.A33];IF([data.B33]=&quot;&quot;;rowend;&quot;&quot;))" office:value-type="string" office:string-value=" \\ " calcext:value-type="string">
            <text:p><text:s/>\\ </text:p>
          </table:table-cell>
          <table:table-cell table:formula="of:=IF([data.B33]=&quot;&quot;;&quot;&quot;;CONCATENATE(colsep;[data.B33];IF([data.C33]=&quot;&quot;;rowend;&quot;&quot;)))">
            <text:p/>
          </table:table-cell>
          <table:table-cell table:formula="of:=IF([data.C33]=&quot;&quot;;&quot;&quot;;CONCATENATE(colsep;[data.C33];IF([data.D33]=&quot;&quot;;rowend;&quot;&quot;)))">
            <text:p/>
          </table:table-cell>
          <table:table-cell table:formula="of:=IF([data.D33]=&quot;&quot;;&quot;&quot;;CONCATENATE(colsep;[data.D33];IF([data.E33]=&quot;&quot;;rowend;&quot;&quot;)))">
            <text:p/>
          </table:table-cell>
          <table:table-cell table:formula="of:=IF([data.E33]=&quot;&quot;;&quot;&quot;;CONCATENATE(colsep;[data.E33];IF([data.F33]=&quot;&quot;;rowend;&quot;&quot;)))">
            <text:p/>
          </table:table-cell>
          <table:table-cell table:formula="of:=IF([data.F33]=&quot;&quot;;&quot;&quot;;CONCATENATE(colsep;[data.F33];IF([data.G33]=&quot;&quot;;rowend;&quot;&quot;)))">
            <text:p/>
          </table:table-cell>
          <table:table-cell table:formula="of:=IF([data.G33]=&quot;&quot;;&quot;&quot;;CONCATENATE(colsep;[data.G33];IF([data.H33]=&quot;&quot;;rowend;&quot;&quot;)))">
            <text:p/>
          </table:table-cell>
        </table:table-row>
        <table:table-row table:style-name="ro1">
          <table:table-cell table:formula="of:=CONCATENATE([data.A34];IF([data.B34]=&quot;&quot;;rowend;&quot;&quot;))" office:value-type="string" office:string-value=" \\ " calcext:value-type="string">
            <text:p><text:s/>\\ </text:p>
          </table:table-cell>
          <table:table-cell table:formula="of:=IF([data.B34]=&quot;&quot;;&quot;&quot;;CONCATENATE(colsep;[data.B34];IF([data.C34]=&quot;&quot;;rowend;&quot;&quot;)))">
            <text:p/>
          </table:table-cell>
          <table:table-cell table:formula="of:=IF([data.C34]=&quot;&quot;;&quot;&quot;;CONCATENATE(colsep;[data.C34];IF([data.D34]=&quot;&quot;;rowend;&quot;&quot;)))">
            <text:p/>
          </table:table-cell>
          <table:table-cell table:formula="of:=IF([data.D34]=&quot;&quot;;&quot;&quot;;CONCATENATE(colsep;[data.D34];IF([data.E34]=&quot;&quot;;rowend;&quot;&quot;)))">
            <text:p/>
          </table:table-cell>
          <table:table-cell table:formula="of:=IF([data.E34]=&quot;&quot;;&quot;&quot;;CONCATENATE(colsep;[data.E34];IF([data.F34]=&quot;&quot;;rowend;&quot;&quot;)))">
            <text:p/>
          </table:table-cell>
          <table:table-cell table:formula="of:=IF([data.F34]=&quot;&quot;;&quot;&quot;;CONCATENATE(colsep;[data.F34];IF([data.G34]=&quot;&quot;;rowend;&quot;&quot;)))">
            <text:p/>
          </table:table-cell>
          <table:table-cell table:formula="of:=IF([data.G34]=&quot;&quot;;&quot;&quot;;CONCATENATE(colsep;[data.G34];IF([data.H34]=&quot;&quot;;rowend;&quot;&quot;)))">
            <text:p/>
          </table:table-cell>
        </table:table-row>
        <table:table-row table:style-name="ro1">
          <table:table-cell table:formula="of:=CONCATENATE([data.A35];IF([data.B35]=&quot;&quot;;rowend;&quot;&quot;))" office:value-type="string" office:string-value=" \\ " calcext:value-type="string">
            <text:p><text:s/>\\ </text:p>
          </table:table-cell>
          <table:table-cell table:formula="of:=IF([data.B35]=&quot;&quot;;&quot;&quot;;CONCATENATE(colsep;[data.B35];IF([data.C35]=&quot;&quot;;rowend;&quot;&quot;)))">
            <text:p/>
          </table:table-cell>
          <table:table-cell table:formula="of:=IF([data.C35]=&quot;&quot;;&quot;&quot;;CONCATENATE(colsep;[data.C35];IF([data.D35]=&quot;&quot;;rowend;&quot;&quot;)))">
            <text:p/>
          </table:table-cell>
          <table:table-cell table:formula="of:=IF([data.D35]=&quot;&quot;;&quot;&quot;;CONCATENATE(colsep;[data.D35];IF([data.E35]=&quot;&quot;;rowend;&quot;&quot;)))">
            <text:p/>
          </table:table-cell>
          <table:table-cell table:formula="of:=IF([data.E35]=&quot;&quot;;&quot;&quot;;CONCATENATE(colsep;[data.E35];IF([data.F35]=&quot;&quot;;rowend;&quot;&quot;)))">
            <text:p/>
          </table:table-cell>
          <table:table-cell table:formula="of:=IF([data.F35]=&quot;&quot;;&quot;&quot;;CONCATENATE(colsep;[data.F35];IF([data.G35]=&quot;&quot;;rowend;&quot;&quot;)))">
            <text:p/>
          </table:table-cell>
          <table:table-cell table:formula="of:=IF([data.G35]=&quot;&quot;;&quot;&quot;;CONCATENATE(colsep;[data.G35];IF([data.H35]=&quot;&quot;;rowend;&quot;&quot;)))">
            <text:p/>
          </table:table-cell>
        </table:table-row>
        <table:table-row table:style-name="ro1">
          <table:table-cell table:formula="of:=CONCATENATE([data.A36];IF([data.B36]=&quot;&quot;;rowend;&quot;&quot;))" office:value-type="string" office:string-value=" \\ " calcext:value-type="string">
            <text:p><text:s/>\\ </text:p>
          </table:table-cell>
          <table:table-cell table:formula="of:=IF([data.B36]=&quot;&quot;;&quot;&quot;;CONCATENATE(colsep;[data.B36];IF([data.C36]=&quot;&quot;;rowend;&quot;&quot;)))">
            <text:p/>
          </table:table-cell>
          <table:table-cell table:formula="of:=IF([data.C36]=&quot;&quot;;&quot;&quot;;CONCATENATE(colsep;[data.C36];IF([data.D36]=&quot;&quot;;rowend;&quot;&quot;)))">
            <text:p/>
          </table:table-cell>
          <table:table-cell table:formula="of:=IF([data.D36]=&quot;&quot;;&quot;&quot;;CONCATENATE(colsep;[data.D36];IF([data.E36]=&quot;&quot;;rowend;&quot;&quot;)))">
            <text:p/>
          </table:table-cell>
          <table:table-cell table:formula="of:=IF([data.E36]=&quot;&quot;;&quot;&quot;;CONCATENATE(colsep;[data.E36];IF([data.F36]=&quot;&quot;;rowend;&quot;&quot;)))">
            <text:p/>
          </table:table-cell>
          <table:table-cell table:formula="of:=IF([data.F36]=&quot;&quot;;&quot;&quot;;CONCATENATE(colsep;[data.F36];IF([data.G36]=&quot;&quot;;rowend;&quot;&quot;)))">
            <text:p/>
          </table:table-cell>
          <table:table-cell table:formula="of:=IF([data.G36]=&quot;&quot;;&quot;&quot;;CONCATENATE(colsep;[data.G36];IF([data.H36]=&quot;&quot;;rowend;&quot;&quot;)))">
            <text:p/>
          </table:table-cell>
        </table:table-row>
        <table:table-row table:style-name="ro1">
          <table:table-cell table:formula="of:=CONCATENATE([data.A37];IF([data.B37]=&quot;&quot;;rowend;&quot;&quot;))" office:value-type="string" office:string-value=" \\ " calcext:value-type="string">
            <text:p><text:s/>\\ </text:p>
          </table:table-cell>
          <table:table-cell table:formula="of:=IF([data.B37]=&quot;&quot;;&quot;&quot;;CONCATENATE(colsep;[data.B37];IF([data.C37]=&quot;&quot;;rowend;&quot;&quot;)))">
            <text:p/>
          </table:table-cell>
          <table:table-cell table:formula="of:=IF([data.C37]=&quot;&quot;;&quot;&quot;;CONCATENATE(colsep;[data.C37];IF([data.D37]=&quot;&quot;;rowend;&quot;&quot;)))">
            <text:p/>
          </table:table-cell>
          <table:table-cell table:formula="of:=IF([data.D37]=&quot;&quot;;&quot;&quot;;CONCATENATE(colsep;[data.D37];IF([data.E37]=&quot;&quot;;rowend;&quot;&quot;)))">
            <text:p/>
          </table:table-cell>
          <table:table-cell table:formula="of:=IF([data.E37]=&quot;&quot;;&quot;&quot;;CONCATENATE(colsep;[data.E37];IF([data.F37]=&quot;&quot;;rowend;&quot;&quot;)))">
            <text:p/>
          </table:table-cell>
          <table:table-cell table:formula="of:=IF([data.F37]=&quot;&quot;;&quot;&quot;;CONCATENATE(colsep;[data.F37];IF([data.G37]=&quot;&quot;;rowend;&quot;&quot;)))">
            <text:p/>
          </table:table-cell>
          <table:table-cell table:formula="of:=IF([data.G37]=&quot;&quot;;&quot;&quot;;CONCATENATE(colsep;[data.G37];IF([data.H37]=&quot;&quot;;rowend;&quot;&quot;)))">
            <text:p/>
          </table:table-cell>
        </table:table-row>
        <table:table-row table:style-name="ro1">
          <table:table-cell table:formula="of:=CONCATENATE([data.A38];IF([data.B38]=&quot;&quot;;rowend;&quot;&quot;))" office:value-type="string" office:string-value=" \\ " calcext:value-type="string">
            <text:p><text:s/>\\ </text:p>
          </table:table-cell>
          <table:table-cell table:formula="of:=IF([data.B38]=&quot;&quot;;&quot;&quot;;CONCATENATE(colsep;[data.B38];IF([data.C38]=&quot;&quot;;rowend;&quot;&quot;)))">
            <text:p/>
          </table:table-cell>
          <table:table-cell table:formula="of:=IF([data.C38]=&quot;&quot;;&quot;&quot;;CONCATENATE(colsep;[data.C38];IF([data.D38]=&quot;&quot;;rowend;&quot;&quot;)))">
            <text:p/>
          </table:table-cell>
          <table:table-cell table:formula="of:=IF([data.D38]=&quot;&quot;;&quot;&quot;;CONCATENATE(colsep;[data.D38];IF([data.E38]=&quot;&quot;;rowend;&quot;&quot;)))">
            <text:p/>
          </table:table-cell>
          <table:table-cell table:formula="of:=IF([data.E38]=&quot;&quot;;&quot;&quot;;CONCATENATE(colsep;[data.E38];IF([data.F38]=&quot;&quot;;rowend;&quot;&quot;)))">
            <text:p/>
          </table:table-cell>
          <table:table-cell table:formula="of:=IF([data.F38]=&quot;&quot;;&quot;&quot;;CONCATENATE(colsep;[data.F38];IF([data.G38]=&quot;&quot;;rowend;&quot;&quot;)))">
            <text:p/>
          </table:table-cell>
          <table:table-cell table:formula="of:=IF([data.G38]=&quot;&quot;;&quot;&quot;;CONCATENATE(colsep;[data.G38];IF([data.H38]=&quot;&quot;;rowend;&quot;&quot;)))">
            <text:p/>
          </table:table-cell>
        </table:table-row>
        <table:table-row table:style-name="ro1">
          <table:table-cell table:formula="of:=CONCATENATE([data.A39];IF([data.B39]=&quot;&quot;;rowend;&quot;&quot;))" office:value-type="string" office:string-value=" \\ " calcext:value-type="string">
            <text:p><text:s/>\\ </text:p>
          </table:table-cell>
          <table:table-cell table:formula="of:=IF([data.B39]=&quot;&quot;;&quot;&quot;;CONCATENATE(colsep;[data.B39];IF([data.C39]=&quot;&quot;;rowend;&quot;&quot;)))">
            <text:p/>
          </table:table-cell>
          <table:table-cell table:formula="of:=IF([data.C39]=&quot;&quot;;&quot;&quot;;CONCATENATE(colsep;[data.C39];IF([data.D39]=&quot;&quot;;rowend;&quot;&quot;)))">
            <text:p/>
          </table:table-cell>
          <table:table-cell table:formula="of:=IF([data.D39]=&quot;&quot;;&quot;&quot;;CONCATENATE(colsep;[data.D39];IF([data.E39]=&quot;&quot;;rowend;&quot;&quot;)))">
            <text:p/>
          </table:table-cell>
          <table:table-cell table:formula="of:=IF([data.E39]=&quot;&quot;;&quot;&quot;;CONCATENATE(colsep;[data.E39];IF([data.F39]=&quot;&quot;;rowend;&quot;&quot;)))">
            <text:p/>
          </table:table-cell>
          <table:table-cell table:formula="of:=IF([data.F39]=&quot;&quot;;&quot;&quot;;CONCATENATE(colsep;[data.F39];IF([data.G39]=&quot;&quot;;rowend;&quot;&quot;)))">
            <text:p/>
          </table:table-cell>
          <table:table-cell table:formula="of:=IF([data.G39]=&quot;&quot;;&quot;&quot;;CONCATENATE(colsep;[data.G39];IF([data.H39]=&quot;&quot;;rowend;&quot;&quot;)))">
            <text:p/>
          </table:table-cell>
        </table:table-row>
        <table:table-row table:style-name="ro1">
          <table:table-cell table:formula="of:=CONCATENATE([data.A40];IF([data.B40]=&quot;&quot;;rowend;&quot;&quot;))" office:value-type="string" office:string-value=" \\ " calcext:value-type="string">
            <text:p><text:s/>\\ </text:p>
          </table:table-cell>
          <table:table-cell table:formula="of:=IF([data.B40]=&quot;&quot;;&quot;&quot;;CONCATENATE(colsep;[data.B40];IF([data.C40]=&quot;&quot;;rowend;&quot;&quot;)))">
            <text:p/>
          </table:table-cell>
          <table:table-cell table:formula="of:=IF([data.C40]=&quot;&quot;;&quot;&quot;;CONCATENATE(colsep;[data.C40];IF([data.D40]=&quot;&quot;;rowend;&quot;&quot;)))">
            <text:p/>
          </table:table-cell>
          <table:table-cell table:formula="of:=IF([data.D40]=&quot;&quot;;&quot;&quot;;CONCATENATE(colsep;[data.D40];IF([data.E40]=&quot;&quot;;rowend;&quot;&quot;)))">
            <text:p/>
          </table:table-cell>
          <table:table-cell table:formula="of:=IF([data.E40]=&quot;&quot;;&quot;&quot;;CONCATENATE(colsep;[data.E40];IF([data.F40]=&quot;&quot;;rowend;&quot;&quot;)))">
            <text:p/>
          </table:table-cell>
          <table:table-cell table:formula="of:=IF([data.F40]=&quot;&quot;;&quot;&quot;;CONCATENATE(colsep;[data.F40];IF([data.G40]=&quot;&quot;;rowend;&quot;&quot;)))">
            <text:p/>
          </table:table-cell>
          <table:table-cell table:formula="of:=IF([data.G40]=&quot;&quot;;&quot;&quot;;CONCATENATE(colsep;[data.G40];IF([data.H40]=&quot;&quot;;rowend;&quot;&quot;)))">
            <text:p/>
          </table:table-cell>
        </table:table-row>
        <table:table-row table:style-name="ro1">
          <table:table-cell table:formula="of:=CONCATENATE([data.A41];IF([data.B41]=&quot;&quot;;rowend;&quot;&quot;))" office:value-type="string" office:string-value=" \\ " calcext:value-type="string">
            <text:p><text:s/>\\ </text:p>
          </table:table-cell>
          <table:table-cell table:formula="of:=IF([data.B41]=&quot;&quot;;&quot;&quot;;CONCATENATE(colsep;[data.B41];IF([data.C41]=&quot;&quot;;rowend;&quot;&quot;)))">
            <text:p/>
          </table:table-cell>
          <table:table-cell table:formula="of:=IF([data.C41]=&quot;&quot;;&quot;&quot;;CONCATENATE(colsep;[data.C41];IF([data.D41]=&quot;&quot;;rowend;&quot;&quot;)))">
            <text:p/>
          </table:table-cell>
          <table:table-cell table:formula="of:=IF([data.D41]=&quot;&quot;;&quot;&quot;;CONCATENATE(colsep;[data.D41];IF([data.E41]=&quot;&quot;;rowend;&quot;&quot;)))">
            <text:p/>
          </table:table-cell>
          <table:table-cell table:formula="of:=IF([data.E41]=&quot;&quot;;&quot;&quot;;CONCATENATE(colsep;[data.E41];IF([data.F41]=&quot;&quot;;rowend;&quot;&quot;)))">
            <text:p/>
          </table:table-cell>
          <table:table-cell table:formula="of:=IF([data.F41]=&quot;&quot;;&quot;&quot;;CONCATENATE(colsep;[data.F41];IF([data.G41]=&quot;&quot;;rowend;&quot;&quot;)))">
            <text:p/>
          </table:table-cell>
          <table:table-cell table:formula="of:=IF([data.G41]=&quot;&quot;;&quot;&quot;;CONCATENATE(colsep;[data.G41];IF([data.H41]=&quot;&quot;;rowend;&quot;&quot;)))">
            <text:p/>
          </table:table-cell>
        </table:table-row>
        <table:table-row table:style-name="ro1">
          <table:table-cell table:formula="of:=CONCATENATE([data.A42];IF([data.B42]=&quot;&quot;;rowend;&quot;&quot;))" office:value-type="string" office:string-value=" \\ " calcext:value-type="string">
            <text:p><text:s/>\\ </text:p>
          </table:table-cell>
          <table:table-cell table:formula="of:=IF([data.B42]=&quot;&quot;;&quot;&quot;;CONCATENATE(colsep;[data.B42];IF([data.C42]=&quot;&quot;;rowend;&quot;&quot;)))">
            <text:p/>
          </table:table-cell>
          <table:table-cell table:formula="of:=IF([data.C42]=&quot;&quot;;&quot;&quot;;CONCATENATE(colsep;[data.C42];IF([data.D42]=&quot;&quot;;rowend;&quot;&quot;)))">
            <text:p/>
          </table:table-cell>
          <table:table-cell table:formula="of:=IF([data.D42]=&quot;&quot;;&quot;&quot;;CONCATENATE(colsep;[data.D42];IF([data.E42]=&quot;&quot;;rowend;&quot;&quot;)))">
            <text:p/>
          </table:table-cell>
          <table:table-cell table:formula="of:=IF([data.E42]=&quot;&quot;;&quot;&quot;;CONCATENATE(colsep;[data.E42];IF([data.F42]=&quot;&quot;;rowend;&quot;&quot;)))">
            <text:p/>
          </table:table-cell>
          <table:table-cell table:formula="of:=IF([data.F42]=&quot;&quot;;&quot;&quot;;CONCATENATE(colsep;[data.F42];IF([data.G42]=&quot;&quot;;rowend;&quot;&quot;)))">
            <text:p/>
          </table:table-cell>
          <table:table-cell table:formula="of:=IF([data.G42]=&quot;&quot;;&quot;&quot;;CONCATENATE(colsep;[data.G42];IF([data.H42]=&quot;&quot;;rowend;&quot;&quot;)))">
            <text:p/>
          </table:table-cell>
        </table:table-row>
        <table:table-row table:style-name="ro1">
          <table:table-cell table:formula="of:=CONCATENATE([data.A43];IF([data.B43]=&quot;&quot;;rowend;&quot;&quot;))" office:value-type="string" office:string-value=" \\ " calcext:value-type="string">
            <text:p><text:s/>\\ </text:p>
          </table:table-cell>
          <table:table-cell table:formula="of:=IF([data.B43]=&quot;&quot;;&quot;&quot;;CONCATENATE(colsep;[data.B43];IF([data.C43]=&quot;&quot;;rowend;&quot;&quot;)))">
            <text:p/>
          </table:table-cell>
          <table:table-cell table:formula="of:=IF([data.C43]=&quot;&quot;;&quot;&quot;;CONCATENATE(colsep;[data.C43];IF([data.D43]=&quot;&quot;;rowend;&quot;&quot;)))">
            <text:p/>
          </table:table-cell>
          <table:table-cell table:formula="of:=IF([data.D43]=&quot;&quot;;&quot;&quot;;CONCATENATE(colsep;[data.D43];IF([data.E43]=&quot;&quot;;rowend;&quot;&quot;)))">
            <text:p/>
          </table:table-cell>
          <table:table-cell table:formula="of:=IF([data.E43]=&quot;&quot;;&quot;&quot;;CONCATENATE(colsep;[data.E43];IF([data.F43]=&quot;&quot;;rowend;&quot;&quot;)))">
            <text:p/>
          </table:table-cell>
          <table:table-cell table:formula="of:=IF([data.F43]=&quot;&quot;;&quot;&quot;;CONCATENATE(colsep;[data.F43];IF([data.G43]=&quot;&quot;;rowend;&quot;&quot;)))">
            <text:p/>
          </table:table-cell>
          <table:table-cell table:formula="of:=IF([data.G43]=&quot;&quot;;&quot;&quot;;CONCATENATE(colsep;[data.G43];IF([data.H43]=&quot;&quot;;rowend;&quot;&quot;)))">
            <text:p/>
          </table:table-cell>
        </table:table-row>
        <table:table-row table:style-name="ro1">
          <table:table-cell table:formula="of:=CONCATENATE([data.A44];IF([data.B44]=&quot;&quot;;rowend;&quot;&quot;))" office:value-type="string" office:string-value=" \\ " calcext:value-type="string">
            <text:p><text:s/>\\ </text:p>
          </table:table-cell>
          <table:table-cell table:formula="of:=IF([data.B44]=&quot;&quot;;&quot;&quot;;CONCATENATE(colsep;[data.B44];IF([data.C44]=&quot;&quot;;rowend;&quot;&quot;)))">
            <text:p/>
          </table:table-cell>
          <table:table-cell table:formula="of:=IF([data.C44]=&quot;&quot;;&quot;&quot;;CONCATENATE(colsep;[data.C44];IF([data.D44]=&quot;&quot;;rowend;&quot;&quot;)))">
            <text:p/>
          </table:table-cell>
          <table:table-cell table:formula="of:=IF([data.D44]=&quot;&quot;;&quot;&quot;;CONCATENATE(colsep;[data.D44];IF([data.E44]=&quot;&quot;;rowend;&quot;&quot;)))">
            <text:p/>
          </table:table-cell>
          <table:table-cell table:formula="of:=IF([data.E44]=&quot;&quot;;&quot;&quot;;CONCATENATE(colsep;[data.E44];IF([data.F44]=&quot;&quot;;rowend;&quot;&quot;)))">
            <text:p/>
          </table:table-cell>
          <table:table-cell table:formula="of:=IF([data.F44]=&quot;&quot;;&quot;&quot;;CONCATENATE(colsep;[data.F44];IF([data.G44]=&quot;&quot;;rowend;&quot;&quot;)))">
            <text:p/>
          </table:table-cell>
          <table:table-cell table:formula="of:=IF([data.G44]=&quot;&quot;;&quot;&quot;;CONCATENATE(colsep;[data.G44];IF([data.H44]=&quot;&quot;;rowend;&quot;&quot;)))">
            <text:p/>
          </table:table-cell>
        </table:table-row>
        <table:table-row table:style-name="ro1">
          <table:table-cell table:formula="of:=CONCATENATE([data.A45];IF([data.B45]=&quot;&quot;;rowend;&quot;&quot;))" office:value-type="string" office:string-value=" \\ " calcext:value-type="string">
            <text:p><text:s/>\\ </text:p>
          </table:table-cell>
          <table:table-cell table:formula="of:=IF([data.B45]=&quot;&quot;;&quot;&quot;;CONCATENATE(colsep;[data.B45];IF([data.C45]=&quot;&quot;;rowend;&quot;&quot;)))">
            <text:p/>
          </table:table-cell>
          <table:table-cell table:formula="of:=IF([data.C45]=&quot;&quot;;&quot;&quot;;CONCATENATE(colsep;[data.C45];IF([data.D45]=&quot;&quot;;rowend;&quot;&quot;)))">
            <text:p/>
          </table:table-cell>
          <table:table-cell table:formula="of:=IF([data.D45]=&quot;&quot;;&quot;&quot;;CONCATENATE(colsep;[data.D45];IF([data.E45]=&quot;&quot;;rowend;&quot;&quot;)))">
            <text:p/>
          </table:table-cell>
          <table:table-cell table:formula="of:=IF([data.E45]=&quot;&quot;;&quot;&quot;;CONCATENATE(colsep;[data.E45];IF([data.F45]=&quot;&quot;;rowend;&quot;&quot;)))">
            <text:p/>
          </table:table-cell>
          <table:table-cell table:formula="of:=IF([data.F45]=&quot;&quot;;&quot;&quot;;CONCATENATE(colsep;[data.F45];IF([data.G45]=&quot;&quot;;rowend;&quot;&quot;)))">
            <text:p/>
          </table:table-cell>
          <table:table-cell table:formula="of:=IF([data.G45]=&quot;&quot;;&quot;&quot;;CONCATENATE(colsep;[data.G45];IF([data.H45]=&quot;&quot;;rowend;&quot;&quot;)))">
            <text:p/>
          </table:table-cell>
        </table:table-row>
        <table:table-row table:style-name="ro1">
          <table:table-cell table:formula="of:=CONCATENATE([data.A46];IF([data.B46]=&quot;&quot;;rowend;&quot;&quot;))" office:value-type="string" office:string-value=" \\ " calcext:value-type="string">
            <text:p><text:s/>\\ </text:p>
          </table:table-cell>
          <table:table-cell table:formula="of:=IF([data.B46]=&quot;&quot;;&quot;&quot;;CONCATENATE(colsep;[data.B46];IF([data.C46]=&quot;&quot;;rowend;&quot;&quot;)))">
            <text:p/>
          </table:table-cell>
          <table:table-cell table:formula="of:=IF([data.C46]=&quot;&quot;;&quot;&quot;;CONCATENATE(colsep;[data.C46];IF([data.D46]=&quot;&quot;;rowend;&quot;&quot;)))">
            <text:p/>
          </table:table-cell>
          <table:table-cell table:formula="of:=IF([data.D46]=&quot;&quot;;&quot;&quot;;CONCATENATE(colsep;[data.D46];IF([data.E46]=&quot;&quot;;rowend;&quot;&quot;)))">
            <text:p/>
          </table:table-cell>
          <table:table-cell table:formula="of:=IF([data.E46]=&quot;&quot;;&quot;&quot;;CONCATENATE(colsep;[data.E46];IF([data.F46]=&quot;&quot;;rowend;&quot;&quot;)))">
            <text:p/>
          </table:table-cell>
          <table:table-cell table:formula="of:=IF([data.F46]=&quot;&quot;;&quot;&quot;;CONCATENATE(colsep;[data.F46];IF([data.G46]=&quot;&quot;;rowend;&quot;&quot;)))">
            <text:p/>
          </table:table-cell>
          <table:table-cell table:formula="of:=IF([data.G46]=&quot;&quot;;&quot;&quot;;CONCATENATE(colsep;[data.G46];IF([data.H46]=&quot;&quot;;rowend;&quot;&quot;)))">
            <text:p/>
          </table:table-cell>
        </table:table-row>
        <table:table-row table:style-name="ro1">
          <table:table-cell table:formula="of:=CONCATENATE([data.A47];IF([data.B47]=&quot;&quot;;rowend;&quot;&quot;))" office:value-type="string" office:string-value=" \\ " calcext:value-type="string">
            <text:p><text:s/>\\ </text:p>
          </table:table-cell>
          <table:table-cell table:formula="of:=IF([data.B47]=&quot;&quot;;&quot;&quot;;CONCATENATE(colsep;[data.B47];IF([data.C47]=&quot;&quot;;rowend;&quot;&quot;)))">
            <text:p/>
          </table:table-cell>
          <table:table-cell table:formula="of:=IF([data.C47]=&quot;&quot;;&quot;&quot;;CONCATENATE(colsep;[data.C47];IF([data.D47]=&quot;&quot;;rowend;&quot;&quot;)))">
            <text:p/>
          </table:table-cell>
          <table:table-cell table:formula="of:=IF([data.D47]=&quot;&quot;;&quot;&quot;;CONCATENATE(colsep;[data.D47];IF([data.E47]=&quot;&quot;;rowend;&quot;&quot;)))">
            <text:p/>
          </table:table-cell>
          <table:table-cell table:formula="of:=IF([data.E47]=&quot;&quot;;&quot;&quot;;CONCATENATE(colsep;[data.E47];IF([data.F47]=&quot;&quot;;rowend;&quot;&quot;)))">
            <text:p/>
          </table:table-cell>
          <table:table-cell table:formula="of:=IF([data.F47]=&quot;&quot;;&quot;&quot;;CONCATENATE(colsep;[data.F47];IF([data.G47]=&quot;&quot;;rowend;&quot;&quot;)))">
            <text:p/>
          </table:table-cell>
          <table:table-cell table:formula="of:=IF([data.G47]=&quot;&quot;;&quot;&quot;;CONCATENATE(colsep;[data.G47];IF([data.H47]=&quot;&quot;;rowend;&quot;&quot;)))">
            <text:p/>
          </table:table-cell>
        </table:table-row>
        <table:table-row table:style-name="ro1">
          <table:table-cell table:formula="of:=CONCATENATE([data.A48];IF([data.B48]=&quot;&quot;;rowend;&quot;&quot;))" office:value-type="string" office:string-value=" \\ " calcext:value-type="string">
            <text:p><text:s/>\\ </text:p>
          </table:table-cell>
          <table:table-cell table:formula="of:=IF([data.B48]=&quot;&quot;;&quot;&quot;;CONCATENATE(colsep;[data.B48];IF([data.C48]=&quot;&quot;;rowend;&quot;&quot;)))">
            <text:p/>
          </table:table-cell>
          <table:table-cell table:formula="of:=IF([data.C48]=&quot;&quot;;&quot;&quot;;CONCATENATE(colsep;[data.C48];IF([data.D48]=&quot;&quot;;rowend;&quot;&quot;)))">
            <text:p/>
          </table:table-cell>
          <table:table-cell table:formula="of:=IF([data.D48]=&quot;&quot;;&quot;&quot;;CONCATENATE(colsep;[data.D48];IF([data.E48]=&quot;&quot;;rowend;&quot;&quot;)))">
            <text:p/>
          </table:table-cell>
          <table:table-cell table:formula="of:=IF([data.E48]=&quot;&quot;;&quot;&quot;;CONCATENATE(colsep;[data.E48];IF([data.F48]=&quot;&quot;;rowend;&quot;&quot;)))">
            <text:p/>
          </table:table-cell>
          <table:table-cell table:formula="of:=IF([data.F48]=&quot;&quot;;&quot;&quot;;CONCATENATE(colsep;[data.F48];IF([data.G48]=&quot;&quot;;rowend;&quot;&quot;)))">
            <text:p/>
          </table:table-cell>
          <table:table-cell table:formula="of:=IF([data.G48]=&quot;&quot;;&quot;&quot;;CONCATENATE(colsep;[data.G48];IF([data.H48]=&quot;&quot;;rowend;&quot;&quot;)))">
            <text:p/>
          </table:table-cell>
        </table:table-row>
        <table:table-row table:style-name="ro1">
          <table:table-cell table:formula="of:=CONCATENATE([data.A49];IF([data.B49]=&quot;&quot;;rowend;&quot;&quot;))" office:value-type="string" office:string-value=" \\ " calcext:value-type="string">
            <text:p><text:s/>\\ </text:p>
          </table:table-cell>
          <table:table-cell table:formula="of:=IF([data.B49]=&quot;&quot;;&quot;&quot;;CONCATENATE(colsep;[data.B49];IF([data.C49]=&quot;&quot;;rowend;&quot;&quot;)))">
            <text:p/>
          </table:table-cell>
          <table:table-cell table:formula="of:=IF([data.C49]=&quot;&quot;;&quot;&quot;;CONCATENATE(colsep;[data.C49];IF([data.D49]=&quot;&quot;;rowend;&quot;&quot;)))">
            <text:p/>
          </table:table-cell>
          <table:table-cell table:formula="of:=IF([data.D49]=&quot;&quot;;&quot;&quot;;CONCATENATE(colsep;[data.D49];IF([data.E49]=&quot;&quot;;rowend;&quot;&quot;)))">
            <text:p/>
          </table:table-cell>
          <table:table-cell table:formula="of:=IF([data.E49]=&quot;&quot;;&quot;&quot;;CONCATENATE(colsep;[data.E49];IF([data.F49]=&quot;&quot;;rowend;&quot;&quot;)))">
            <text:p/>
          </table:table-cell>
          <table:table-cell table:formula="of:=IF([data.F49]=&quot;&quot;;&quot;&quot;;CONCATENATE(colsep;[data.F49];IF([data.G49]=&quot;&quot;;rowend;&quot;&quot;)))">
            <text:p/>
          </table:table-cell>
          <table:table-cell table:formula="of:=IF([data.G49]=&quot;&quot;;&quot;&quot;;CONCATENATE(colsep;[data.G49];IF([data.H49]=&quot;&quot;;rowend;&quot;&quot;)))">
            <text:p/>
          </table:table-cell>
        </table:table-row>
        <table:table-row table:style-name="ro1">
          <table:table-cell table:formula="of:=CONCATENATE([data.A50];IF([data.B50]=&quot;&quot;;rowend;&quot;&quot;))" office:value-type="string" office:string-value=" \\ " calcext:value-type="string">
            <text:p><text:s/>\\ </text:p>
          </table:table-cell>
          <table:table-cell table:formula="of:=IF([data.B50]=&quot;&quot;;&quot;&quot;;CONCATENATE(colsep;[data.B50];IF([data.C50]=&quot;&quot;;rowend;&quot;&quot;)))">
            <text:p/>
          </table:table-cell>
          <table:table-cell table:formula="of:=IF([data.C50]=&quot;&quot;;&quot;&quot;;CONCATENATE(colsep;[data.C50];IF([data.D50]=&quot;&quot;;rowend;&quot;&quot;)))">
            <text:p/>
          </table:table-cell>
          <table:table-cell table:formula="of:=IF([data.D50]=&quot;&quot;;&quot;&quot;;CONCATENATE(colsep;[data.D50];IF([data.E50]=&quot;&quot;;rowend;&quot;&quot;)))">
            <text:p/>
          </table:table-cell>
          <table:table-cell table:formula="of:=IF([data.E50]=&quot;&quot;;&quot;&quot;;CONCATENATE(colsep;[data.E50];IF([data.F50]=&quot;&quot;;rowend;&quot;&quot;)))">
            <text:p/>
          </table:table-cell>
          <table:table-cell table:formula="of:=IF([data.F50]=&quot;&quot;;&quot;&quot;;CONCATENATE(colsep;[data.F50];IF([data.G50]=&quot;&quot;;rowend;&quot;&quot;)))">
            <text:p/>
          </table:table-cell>
          <table:table-cell table:formula="of:=IF([data.G50]=&quot;&quot;;&quot;&quot;;CONCATENATE(colsep;[data.G50];IF([data.H50]=&quot;&quot;;rowend;&quot;&quot;)))">
            <text:p/>
          </table:table-cell>
        </table:table-row>
        <table:table-row table:style-name="ro1">
          <table:table-cell table:formula="of:=CONCATENATE([data.A51];IF([data.B51]=&quot;&quot;;rowend;&quot;&quot;))" office:value-type="string" office:string-value=" \\ " calcext:value-type="string">
            <text:p><text:s/>\\ </text:p>
          </table:table-cell>
          <table:table-cell table:formula="of:=IF([data.B51]=&quot;&quot;;&quot;&quot;;CONCATENATE(colsep;[data.B51];IF([data.C51]=&quot;&quot;;rowend;&quot;&quot;)))">
            <text:p/>
          </table:table-cell>
          <table:table-cell table:formula="of:=IF([data.C51]=&quot;&quot;;&quot;&quot;;CONCATENATE(colsep;[data.C51];IF([data.D51]=&quot;&quot;;rowend;&quot;&quot;)))">
            <text:p/>
          </table:table-cell>
          <table:table-cell table:formula="of:=IF([data.D51]=&quot;&quot;;&quot;&quot;;CONCATENATE(colsep;[data.D51];IF([data.E51]=&quot;&quot;;rowend;&quot;&quot;)))">
            <text:p/>
          </table:table-cell>
          <table:table-cell table:formula="of:=IF([data.E51]=&quot;&quot;;&quot;&quot;;CONCATENATE(colsep;[data.E51];IF([data.F51]=&quot;&quot;;rowend;&quot;&quot;)))">
            <text:p/>
          </table:table-cell>
          <table:table-cell table:formula="of:=IF([data.F51]=&quot;&quot;;&quot;&quot;;CONCATENATE(colsep;[data.F51];IF([data.G51]=&quot;&quot;;rowend;&quot;&quot;)))">
            <text:p/>
          </table:table-cell>
          <table:table-cell table:formula="of:=IF([data.G51]=&quot;&quot;;&quot;&quot;;CONCATENATE(colsep;[data.G51];IF([data.H51]=&quot;&quot;;rowend;&quot;&quot;)))">
            <text:p/>
          </table:table-cell>
        </table:table-row>
        <table:table-row table:style-name="ro1">
          <table:table-cell table:formula="of:=CONCATENATE([data.A52];IF([data.B52]=&quot;&quot;;rowend;&quot;&quot;))" office:value-type="string" office:string-value=" \\ " calcext:value-type="string">
            <text:p><text:s/>\\ </text:p>
          </table:table-cell>
          <table:table-cell table:formula="of:=IF([data.B52]=&quot;&quot;;&quot;&quot;;CONCATENATE(colsep;[data.B52];IF([data.C52]=&quot;&quot;;rowend;&quot;&quot;)))">
            <text:p/>
          </table:table-cell>
          <table:table-cell table:formula="of:=IF([data.C52]=&quot;&quot;;&quot;&quot;;CONCATENATE(colsep;[data.C52];IF([data.D52]=&quot;&quot;;rowend;&quot;&quot;)))">
            <text:p/>
          </table:table-cell>
          <table:table-cell table:formula="of:=IF([data.D52]=&quot;&quot;;&quot;&quot;;CONCATENATE(colsep;[data.D52];IF([data.E52]=&quot;&quot;;rowend;&quot;&quot;)))">
            <text:p/>
          </table:table-cell>
          <table:table-cell table:formula="of:=IF([data.E52]=&quot;&quot;;&quot;&quot;;CONCATENATE(colsep;[data.E52];IF([data.F52]=&quot;&quot;;rowend;&quot;&quot;)))">
            <text:p/>
          </table:table-cell>
          <table:table-cell table:formula="of:=IF([data.F52]=&quot;&quot;;&quot;&quot;;CONCATENATE(colsep;[data.F52];IF([data.G52]=&quot;&quot;;rowend;&quot;&quot;)))">
            <text:p/>
          </table:table-cell>
          <table:table-cell table:formula="of:=IF([data.G52]=&quot;&quot;;&quot;&quot;;CONCATENATE(colsep;[data.G52];IF([data.H52]=&quot;&quot;;rowend;&quot;&quot;)))">
            <text:p/>
          </table:table-cell>
        </table:table-row>
        <table:table-row table:style-name="ro1">
          <table:table-cell table:formula="of:=CONCATENATE([data.A53];IF([data.B53]=&quot;&quot;;rowend;&quot;&quot;))" office:value-type="string" office:string-value=" \\ " calcext:value-type="string">
            <text:p><text:s/>\\ </text:p>
          </table:table-cell>
          <table:table-cell table:formula="of:=IF([data.B53]=&quot;&quot;;&quot;&quot;;CONCATENATE(colsep;[data.B53];IF([data.C53]=&quot;&quot;;rowend;&quot;&quot;)))">
            <text:p/>
          </table:table-cell>
          <table:table-cell table:formula="of:=IF([data.C53]=&quot;&quot;;&quot;&quot;;CONCATENATE(colsep;[data.C53];IF([data.D53]=&quot;&quot;;rowend;&quot;&quot;)))">
            <text:p/>
          </table:table-cell>
          <table:table-cell table:formula="of:=IF([data.D53]=&quot;&quot;;&quot;&quot;;CONCATENATE(colsep;[data.D53];IF([data.E53]=&quot;&quot;;rowend;&quot;&quot;)))">
            <text:p/>
          </table:table-cell>
          <table:table-cell table:formula="of:=IF([data.E53]=&quot;&quot;;&quot;&quot;;CONCATENATE(colsep;[data.E53];IF([data.F53]=&quot;&quot;;rowend;&quot;&quot;)))">
            <text:p/>
          </table:table-cell>
          <table:table-cell table:formula="of:=IF([data.F53]=&quot;&quot;;&quot;&quot;;CONCATENATE(colsep;[data.F53];IF([data.G53]=&quot;&quot;;rowend;&quot;&quot;)))">
            <text:p/>
          </table:table-cell>
          <table:table-cell table:formula="of:=IF([data.G53]=&quot;&quot;;&quot;&quot;;CONCATENATE(colsep;[data.G53];IF([data.H53]=&quot;&quot;;rowend;&quot;&quot;)))">
            <text:p/>
          </table:table-cell>
        </table:table-row>
        <table:table-row table:style-name="ro1">
          <table:table-cell table:formula="of:=CONCATENATE([data.A54];IF([data.B54]=&quot;&quot;;rowend;&quot;&quot;))" office:value-type="string" office:string-value=" \\ " calcext:value-type="string">
            <text:p><text:s/>\\ </text:p>
          </table:table-cell>
          <table:table-cell table:formula="of:=IF([data.B54]=&quot;&quot;;&quot;&quot;;CONCATENATE(colsep;[data.B54];IF([data.C54]=&quot;&quot;;rowend;&quot;&quot;)))">
            <text:p/>
          </table:table-cell>
          <table:table-cell table:formula="of:=IF([data.C54]=&quot;&quot;;&quot;&quot;;CONCATENATE(colsep;[data.C54];IF([data.D54]=&quot;&quot;;rowend;&quot;&quot;)))">
            <text:p/>
          </table:table-cell>
          <table:table-cell table:formula="of:=IF([data.D54]=&quot;&quot;;&quot;&quot;;CONCATENATE(colsep;[data.D54];IF([data.E54]=&quot;&quot;;rowend;&quot;&quot;)))">
            <text:p/>
          </table:table-cell>
          <table:table-cell table:formula="of:=IF([data.E54]=&quot;&quot;;&quot;&quot;;CONCATENATE(colsep;[data.E54];IF([data.F54]=&quot;&quot;;rowend;&quot;&quot;)))">
            <text:p/>
          </table:table-cell>
          <table:table-cell table:formula="of:=IF([data.F54]=&quot;&quot;;&quot;&quot;;CONCATENATE(colsep;[data.F54];IF([data.G54]=&quot;&quot;;rowend;&quot;&quot;)))">
            <text:p/>
          </table:table-cell>
          <table:table-cell table:formula="of:=IF([data.G54]=&quot;&quot;;&quot;&quot;;CONCATENATE(colsep;[data.G54];IF([data.H54]=&quot;&quot;;rowend;&quot;&quot;)))">
            <text:p/>
          </table:table-cell>
        </table:table-row>
        <table:table-row table:style-name="ro1">
          <table:table-cell table:formula="of:=CONCATENATE([data.A55];IF([data.B55]=&quot;&quot;;rowend;&quot;&quot;))" office:value-type="string" office:string-value=" \\ " calcext:value-type="string">
            <text:p><text:s/>\\ </text:p>
          </table:table-cell>
          <table:table-cell table:formula="of:=IF([data.B55]=&quot;&quot;;&quot;&quot;;CONCATENATE(colsep;[data.B55];IF([data.C55]=&quot;&quot;;rowend;&quot;&quot;)))">
            <text:p/>
          </table:table-cell>
          <table:table-cell table:formula="of:=IF([data.C55]=&quot;&quot;;&quot;&quot;;CONCATENATE(colsep;[data.C55];IF([data.D55]=&quot;&quot;;rowend;&quot;&quot;)))">
            <text:p/>
          </table:table-cell>
          <table:table-cell table:formula="of:=IF([data.D55]=&quot;&quot;;&quot;&quot;;CONCATENATE(colsep;[data.D55];IF([data.E55]=&quot;&quot;;rowend;&quot;&quot;)))">
            <text:p/>
          </table:table-cell>
          <table:table-cell table:formula="of:=IF([data.E55]=&quot;&quot;;&quot;&quot;;CONCATENATE(colsep;[data.E55];IF([data.F55]=&quot;&quot;;rowend;&quot;&quot;)))">
            <text:p/>
          </table:table-cell>
          <table:table-cell table:formula="of:=IF([data.F55]=&quot;&quot;;&quot;&quot;;CONCATENATE(colsep;[data.F55];IF([data.G55]=&quot;&quot;;rowend;&quot;&quot;)))">
            <text:p/>
          </table:table-cell>
          <table:table-cell table:formula="of:=IF([data.G55]=&quot;&quot;;&quot;&quot;;CONCATENATE(colsep;[data.G55];IF([data.H55]=&quot;&quot;;rowend;&quot;&quot;)))">
            <text:p/>
          </table:table-cell>
        </table:table-row>
        <table:table-row table:style-name="ro1">
          <table:table-cell table:formula="of:=CONCATENATE([data.A56];IF([data.B56]=&quot;&quot;;rowend;&quot;&quot;))" office:value-type="string" office:string-value=" \\ " calcext:value-type="string">
            <text:p><text:s/>\\ </text:p>
          </table:table-cell>
          <table:table-cell table:formula="of:=IF([data.B56]=&quot;&quot;;&quot;&quot;;CONCATENATE(colsep;[data.B56];IF([data.C56]=&quot;&quot;;rowend;&quot;&quot;)))">
            <text:p/>
          </table:table-cell>
          <table:table-cell table:formula="of:=IF([data.C56]=&quot;&quot;;&quot;&quot;;CONCATENATE(colsep;[data.C56];IF([data.D56]=&quot;&quot;;rowend;&quot;&quot;)))">
            <text:p/>
          </table:table-cell>
          <table:table-cell table:formula="of:=IF([data.D56]=&quot;&quot;;&quot;&quot;;CONCATENATE(colsep;[data.D56];IF([data.E56]=&quot;&quot;;rowend;&quot;&quot;)))">
            <text:p/>
          </table:table-cell>
          <table:table-cell table:formula="of:=IF([data.E56]=&quot;&quot;;&quot;&quot;;CONCATENATE(colsep;[data.E56];IF([data.F56]=&quot;&quot;;rowend;&quot;&quot;)))">
            <text:p/>
          </table:table-cell>
          <table:table-cell table:formula="of:=IF([data.F56]=&quot;&quot;;&quot;&quot;;CONCATENATE(colsep;[data.F56];IF([data.G56]=&quot;&quot;;rowend;&quot;&quot;)))">
            <text:p/>
          </table:table-cell>
          <table:table-cell table:formula="of:=IF([data.G56]=&quot;&quot;;&quot;&quot;;CONCATENATE(colsep;[data.G56];IF([data.H56]=&quot;&quot;;rowend;&quot;&quot;)))">
            <text:p/>
          </table:table-cell>
        </table:table-row>
        <table:table-row table:style-name="ro1">
          <table:table-cell table:formula="of:=CONCATENATE([data.A57];IF([data.B57]=&quot;&quot;;rowend;&quot;&quot;))" office:value-type="string" office:string-value=" \\ " calcext:value-type="string">
            <text:p><text:s/>\\ </text:p>
          </table:table-cell>
          <table:table-cell table:formula="of:=IF([data.B57]=&quot;&quot;;&quot;&quot;;CONCATENATE(colsep;[data.B57];IF([data.C57]=&quot;&quot;;rowend;&quot;&quot;)))">
            <text:p/>
          </table:table-cell>
          <table:table-cell table:formula="of:=IF([data.C57]=&quot;&quot;;&quot;&quot;;CONCATENATE(colsep;[data.C57];IF([data.D57]=&quot;&quot;;rowend;&quot;&quot;)))">
            <text:p/>
          </table:table-cell>
          <table:table-cell table:formula="of:=IF([data.D57]=&quot;&quot;;&quot;&quot;;CONCATENATE(colsep;[data.D57];IF([data.E57]=&quot;&quot;;rowend;&quot;&quot;)))">
            <text:p/>
          </table:table-cell>
          <table:table-cell table:formula="of:=IF([data.E57]=&quot;&quot;;&quot;&quot;;CONCATENATE(colsep;[data.E57];IF([data.F57]=&quot;&quot;;rowend;&quot;&quot;)))">
            <text:p/>
          </table:table-cell>
          <table:table-cell table:formula="of:=IF([data.F57]=&quot;&quot;;&quot;&quot;;CONCATENATE(colsep;[data.F57];IF([data.G57]=&quot;&quot;;rowend;&quot;&quot;)))">
            <text:p/>
          </table:table-cell>
          <table:table-cell table:formula="of:=IF([data.G57]=&quot;&quot;;&quot;&quot;;CONCATENATE(colsep;[data.G57];IF([data.H57]=&quot;&quot;;rowend;&quot;&quot;)))">
            <text:p/>
          </table:table-cell>
        </table:table-row>
        <table:table-row table:style-name="ro1">
          <table:table-cell table:formula="of:=CONCATENATE([data.A58];IF([data.B58]=&quot;&quot;;rowend;&quot;&quot;))" office:value-type="string" office:string-value=" \\ " calcext:value-type="string">
            <text:p><text:s/>\\ </text:p>
          </table:table-cell>
          <table:table-cell table:formula="of:=IF([data.B58]=&quot;&quot;;&quot;&quot;;CONCATENATE(colsep;[data.B58];IF([data.C58]=&quot;&quot;;rowend;&quot;&quot;)))">
            <text:p/>
          </table:table-cell>
          <table:table-cell table:formula="of:=IF([data.C58]=&quot;&quot;;&quot;&quot;;CONCATENATE(colsep;[data.C58];IF([data.D58]=&quot;&quot;;rowend;&quot;&quot;)))">
            <text:p/>
          </table:table-cell>
          <table:table-cell table:formula="of:=IF([data.D58]=&quot;&quot;;&quot;&quot;;CONCATENATE(colsep;[data.D58];IF([data.E58]=&quot;&quot;;rowend;&quot;&quot;)))">
            <text:p/>
          </table:table-cell>
          <table:table-cell table:formula="of:=IF([data.E58]=&quot;&quot;;&quot;&quot;;CONCATENATE(colsep;[data.E58];IF([data.F58]=&quot;&quot;;rowend;&quot;&quot;)))">
            <text:p/>
          </table:table-cell>
          <table:table-cell table:formula="of:=IF([data.F58]=&quot;&quot;;&quot;&quot;;CONCATENATE(colsep;[data.F58];IF([data.G58]=&quot;&quot;;rowend;&quot;&quot;)))">
            <text:p/>
          </table:table-cell>
          <table:table-cell table:formula="of:=IF([data.G58]=&quot;&quot;;&quot;&quot;;CONCATENATE(colsep;[data.G58];IF([data.H58]=&quot;&quot;;rowend;&quot;&quot;)))">
            <text:p/>
          </table:table-cell>
        </table:table-row>
        <table:table-row table:style-name="ro1">
          <table:table-cell table:formula="of:=CONCATENATE([data.A59];IF([data.B59]=&quot;&quot;;rowend;&quot;&quot;))" office:value-type="string" office:string-value=" \\ " calcext:value-type="string">
            <text:p><text:s/>\\ </text:p>
          </table:table-cell>
          <table:table-cell table:formula="of:=IF([data.B59]=&quot;&quot;;&quot;&quot;;CONCATENATE(colsep;[data.B59];IF([data.C59]=&quot;&quot;;rowend;&quot;&quot;)))">
            <text:p/>
          </table:table-cell>
          <table:table-cell table:formula="of:=IF([data.C59]=&quot;&quot;;&quot;&quot;;CONCATENATE(colsep;[data.C59];IF([data.D59]=&quot;&quot;;rowend;&quot;&quot;)))">
            <text:p/>
          </table:table-cell>
          <table:table-cell table:formula="of:=IF([data.D59]=&quot;&quot;;&quot;&quot;;CONCATENATE(colsep;[data.D59];IF([data.E59]=&quot;&quot;;rowend;&quot;&quot;)))">
            <text:p/>
          </table:table-cell>
          <table:table-cell table:formula="of:=IF([data.E59]=&quot;&quot;;&quot;&quot;;CONCATENATE(colsep;[data.E59];IF([data.F59]=&quot;&quot;;rowend;&quot;&quot;)))">
            <text:p/>
          </table:table-cell>
          <table:table-cell table:formula="of:=IF([data.F59]=&quot;&quot;;&quot;&quot;;CONCATENATE(colsep;[data.F59];IF([data.G59]=&quot;&quot;;rowend;&quot;&quot;)))">
            <text:p/>
          </table:table-cell>
          <table:table-cell table:formula="of:=IF([data.G59]=&quot;&quot;;&quot;&quot;;CONCATENATE(colsep;[data.G59];IF([data.H59]=&quot;&quot;;rowend;&quot;&quot;)))">
            <text:p/>
          </table:table-cell>
        </table:table-row>
        <table:table-row table:style-name="ro1">
          <table:table-cell table:formula="of:=CONCATENATE([data.A60];IF([data.B60]=&quot;&quot;;rowend;&quot;&quot;))" office:value-type="string" office:string-value=" \\ " calcext:value-type="string">
            <text:p><text:s/>\\ </text:p>
          </table:table-cell>
          <table:table-cell table:formula="of:=IF([data.B60]=&quot;&quot;;&quot;&quot;;CONCATENATE(colsep;[data.B60];IF([data.C60]=&quot;&quot;;rowend;&quot;&quot;)))">
            <text:p/>
          </table:table-cell>
          <table:table-cell table:formula="of:=IF([data.C60]=&quot;&quot;;&quot;&quot;;CONCATENATE(colsep;[data.C60];IF([data.D60]=&quot;&quot;;rowend;&quot;&quot;)))">
            <text:p/>
          </table:table-cell>
          <table:table-cell table:formula="of:=IF([data.D60]=&quot;&quot;;&quot;&quot;;CONCATENATE(colsep;[data.D60];IF([data.E60]=&quot;&quot;;rowend;&quot;&quot;)))">
            <text:p/>
          </table:table-cell>
          <table:table-cell table:formula="of:=IF([data.E60]=&quot;&quot;;&quot;&quot;;CONCATENATE(colsep;[data.E60];IF([data.F60]=&quot;&quot;;rowend;&quot;&quot;)))">
            <text:p/>
          </table:table-cell>
          <table:table-cell table:formula="of:=IF([data.F60]=&quot;&quot;;&quot;&quot;;CONCATENATE(colsep;[data.F60];IF([data.G60]=&quot;&quot;;rowend;&quot;&quot;)))">
            <text:p/>
          </table:table-cell>
          <table:table-cell table:formula="of:=IF([data.G60]=&quot;&quot;;&quot;&quot;;CONCATENATE(colsep;[data.G60];IF([data.H60]=&quot;&quot;;rowend;&quot;&quot;)))">
            <text:p/>
          </table:table-cell>
        </table:table-row>
        <table:table-row table:style-name="ro1">
          <table:table-cell table:formula="of:=CONCATENATE([data.A61];IF([data.B61]=&quot;&quot;;rowend;&quot;&quot;))" office:value-type="string" office:string-value=" \\ " calcext:value-type="string">
            <text:p><text:s/>\\ </text:p>
          </table:table-cell>
          <table:table-cell table:formula="of:=IF([data.B61]=&quot;&quot;;&quot;&quot;;CONCATENATE(colsep;[data.B61];IF([data.C61]=&quot;&quot;;rowend;&quot;&quot;)))">
            <text:p/>
          </table:table-cell>
          <table:table-cell table:formula="of:=IF([data.C61]=&quot;&quot;;&quot;&quot;;CONCATENATE(colsep;[data.C61];IF([data.D61]=&quot;&quot;;rowend;&quot;&quot;)))">
            <text:p/>
          </table:table-cell>
          <table:table-cell table:formula="of:=IF([data.D61]=&quot;&quot;;&quot;&quot;;CONCATENATE(colsep;[data.D61];IF([data.E61]=&quot;&quot;;rowend;&quot;&quot;)))">
            <text:p/>
          </table:table-cell>
          <table:table-cell table:formula="of:=IF([data.E61]=&quot;&quot;;&quot;&quot;;CONCATENATE(colsep;[data.E61];IF([data.F61]=&quot;&quot;;rowend;&quot;&quot;)))">
            <text:p/>
          </table:table-cell>
          <table:table-cell table:formula="of:=IF([data.F61]=&quot;&quot;;&quot;&quot;;CONCATENATE(colsep;[data.F61];IF([data.G61]=&quot;&quot;;rowend;&quot;&quot;)))">
            <text:p/>
          </table:table-cell>
          <table:table-cell table:formula="of:=IF([data.G61]=&quot;&quot;;&quot;&quot;;CONCATENATE(colsep;[data.G61];IF([data.H61]=&quot;&quot;;rowend;&quot;&quot;)))">
            <text:p/>
          </table:table-cell>
        </table:table-row>
        <table:table-row table:style-name="ro1">
          <table:table-cell table:formula="of:=CONCATENATE([data.A62];IF([data.B62]=&quot;&quot;;rowend;&quot;&quot;))" office:value-type="string" office:string-value=" \\ " calcext:value-type="string">
            <text:p><text:s/>\\ </text:p>
          </table:table-cell>
          <table:table-cell table:formula="of:=IF([data.B62]=&quot;&quot;;&quot;&quot;;CONCATENATE(colsep;[data.B62];IF([data.C62]=&quot;&quot;;rowend;&quot;&quot;)))">
            <text:p/>
          </table:table-cell>
          <table:table-cell table:formula="of:=IF([data.C62]=&quot;&quot;;&quot;&quot;;CONCATENATE(colsep;[data.C62];IF([data.D62]=&quot;&quot;;rowend;&quot;&quot;)))">
            <text:p/>
          </table:table-cell>
          <table:table-cell table:formula="of:=IF([data.D62]=&quot;&quot;;&quot;&quot;;CONCATENATE(colsep;[data.D62];IF([data.E62]=&quot;&quot;;rowend;&quot;&quot;)))">
            <text:p/>
          </table:table-cell>
          <table:table-cell table:formula="of:=IF([data.E62]=&quot;&quot;;&quot;&quot;;CONCATENATE(colsep;[data.E62];IF([data.F62]=&quot;&quot;;rowend;&quot;&quot;)))">
            <text:p/>
          </table:table-cell>
          <table:table-cell table:formula="of:=IF([data.F62]=&quot;&quot;;&quot;&quot;;CONCATENATE(colsep;[data.F62];IF([data.G62]=&quot;&quot;;rowend;&quot;&quot;)))">
            <text:p/>
          </table:table-cell>
          <table:table-cell table:formula="of:=IF([data.G62]=&quot;&quot;;&quot;&quot;;CONCATENATE(colsep;[data.G62];IF([data.H62]=&quot;&quot;;rowend;&quot;&quot;)))">
            <text:p/>
          </table:table-cell>
        </table:table-row>
        <table:table-row table:style-name="ro1">
          <table:table-cell table:formula="of:=CONCATENATE([data.A63];IF([data.B63]=&quot;&quot;;rowend;&quot;&quot;))" office:value-type="string" office:string-value=" \\ " calcext:value-type="string">
            <text:p><text:s/>\\ </text:p>
          </table:table-cell>
          <table:table-cell table:formula="of:=IF([data.B63]=&quot;&quot;;&quot;&quot;;CONCATENATE(colsep;[data.B63];IF([data.C63]=&quot;&quot;;rowend;&quot;&quot;)))">
            <text:p/>
          </table:table-cell>
          <table:table-cell table:formula="of:=IF([data.C63]=&quot;&quot;;&quot;&quot;;CONCATENATE(colsep;[data.C63];IF([data.D63]=&quot;&quot;;rowend;&quot;&quot;)))">
            <text:p/>
          </table:table-cell>
          <table:table-cell table:formula="of:=IF([data.D63]=&quot;&quot;;&quot;&quot;;CONCATENATE(colsep;[data.D63];IF([data.E63]=&quot;&quot;;rowend;&quot;&quot;)))">
            <text:p/>
          </table:table-cell>
          <table:table-cell table:formula="of:=IF([data.E63]=&quot;&quot;;&quot;&quot;;CONCATENATE(colsep;[data.E63];IF([data.F63]=&quot;&quot;;rowend;&quot;&quot;)))">
            <text:p/>
          </table:table-cell>
          <table:table-cell table:formula="of:=IF([data.F63]=&quot;&quot;;&quot;&quot;;CONCATENATE(colsep;[data.F63];IF([data.G63]=&quot;&quot;;rowend;&quot;&quot;)))">
            <text:p/>
          </table:table-cell>
          <table:table-cell table:formula="of:=IF([data.G63]=&quot;&quot;;&quot;&quot;;CONCATENATE(colsep;[data.G63];IF([data.H63]=&quot;&quot;;rowend;&quot;&quot;)))">
            <text:p/>
          </table:table-cell>
        </table:table-row>
        <table:table-row table:style-name="ro1">
          <table:table-cell table:formula="of:=CONCATENATE([data.A64];IF([data.B64]=&quot;&quot;;rowend;&quot;&quot;))" office:value-type="string" office:string-value=" \\ " calcext:value-type="string">
            <text:p><text:s/>\\ </text:p>
          </table:table-cell>
          <table:table-cell table:formula="of:=IF([data.B64]=&quot;&quot;;&quot;&quot;;CONCATENATE(colsep;[data.B64];IF([data.C64]=&quot;&quot;;rowend;&quot;&quot;)))">
            <text:p/>
          </table:table-cell>
          <table:table-cell table:formula="of:=IF([data.C64]=&quot;&quot;;&quot;&quot;;CONCATENATE(colsep;[data.C64];IF([data.D64]=&quot;&quot;;rowend;&quot;&quot;)))">
            <text:p/>
          </table:table-cell>
          <table:table-cell table:formula="of:=IF([data.D64]=&quot;&quot;;&quot;&quot;;CONCATENATE(colsep;[data.D64];IF([data.E64]=&quot;&quot;;rowend;&quot;&quot;)))">
            <text:p/>
          </table:table-cell>
          <table:table-cell table:formula="of:=IF([data.E64]=&quot;&quot;;&quot;&quot;;CONCATENATE(colsep;[data.E64];IF([data.F64]=&quot;&quot;;rowend;&quot;&quot;)))">
            <text:p/>
          </table:table-cell>
          <table:table-cell table:formula="of:=IF([data.F64]=&quot;&quot;;&quot;&quot;;CONCATENATE(colsep;[data.F64];IF([data.G64]=&quot;&quot;;rowend;&quot;&quot;)))">
            <text:p/>
          </table:table-cell>
          <table:table-cell table:formula="of:=IF([data.G64]=&quot;&quot;;&quot;&quot;;CONCATENATE(colsep;[data.G64];IF([data.H64]=&quot;&quot;;rowend;&quot;&quot;)))">
            <text:p/>
          </table:table-cell>
        </table:table-row>
        <table:table-row table:style-name="ro1">
          <table:table-cell table:formula="of:=CONCATENATE([data.A65];IF([data.B65]=&quot;&quot;;rowend;&quot;&quot;))" office:value-type="string" office:string-value=" \\ " calcext:value-type="string">
            <text:p><text:s/>\\ </text:p>
          </table:table-cell>
          <table:table-cell table:formula="of:=IF([data.B65]=&quot;&quot;;&quot;&quot;;CONCATENATE(colsep;[data.B65];IF([data.C65]=&quot;&quot;;rowend;&quot;&quot;)))">
            <text:p/>
          </table:table-cell>
          <table:table-cell table:formula="of:=IF([data.C65]=&quot;&quot;;&quot;&quot;;CONCATENATE(colsep;[data.C65];IF([data.D65]=&quot;&quot;;rowend;&quot;&quot;)))">
            <text:p/>
          </table:table-cell>
          <table:table-cell table:formula="of:=IF([data.D65]=&quot;&quot;;&quot;&quot;;CONCATENATE(colsep;[data.D65];IF([data.E65]=&quot;&quot;;rowend;&quot;&quot;)))">
            <text:p/>
          </table:table-cell>
          <table:table-cell table:formula="of:=IF([data.E65]=&quot;&quot;;&quot;&quot;;CONCATENATE(colsep;[data.E65];IF([data.F65]=&quot;&quot;;rowend;&quot;&quot;)))">
            <text:p/>
          </table:table-cell>
          <table:table-cell table:formula="of:=IF([data.F65]=&quot;&quot;;&quot;&quot;;CONCATENATE(colsep;[data.F65];IF([data.G65]=&quot;&quot;;rowend;&quot;&quot;)))">
            <text:p/>
          </table:table-cell>
          <table:table-cell table:formula="of:=IF([data.G65]=&quot;&quot;;&quot;&quot;;CONCATENATE(colsep;[data.G65];IF([data.H65]=&quot;&quot;;rowend;&quot;&quot;)))">
            <text:p/>
          </table:table-cell>
        </table:table-row>
        <table:table-row table:style-name="ro1">
          <table:table-cell table:formula="of:=CONCATENATE([data.A66];IF([data.B66]=&quot;&quot;;rowend;&quot;&quot;))" office:value-type="string" office:string-value=" \\ " calcext:value-type="string">
            <text:p><text:s/>\\ </text:p>
          </table:table-cell>
          <table:table-cell table:formula="of:=IF([data.B66]=&quot;&quot;;&quot;&quot;;CONCATENATE(colsep;[data.B66];IF([data.C66]=&quot;&quot;;rowend;&quot;&quot;)))">
            <text:p/>
          </table:table-cell>
          <table:table-cell table:formula="of:=IF([data.C66]=&quot;&quot;;&quot;&quot;;CONCATENATE(colsep;[data.C66];IF([data.D66]=&quot;&quot;;rowend;&quot;&quot;)))">
            <text:p/>
          </table:table-cell>
          <table:table-cell table:formula="of:=IF([data.D66]=&quot;&quot;;&quot;&quot;;CONCATENATE(colsep;[data.D66];IF([data.E66]=&quot;&quot;;rowend;&quot;&quot;)))">
            <text:p/>
          </table:table-cell>
          <table:table-cell table:formula="of:=IF([data.E66]=&quot;&quot;;&quot;&quot;;CONCATENATE(colsep;[data.E66];IF([data.F66]=&quot;&quot;;rowend;&quot;&quot;)))">
            <text:p/>
          </table:table-cell>
          <table:table-cell table:formula="of:=IF([data.F66]=&quot;&quot;;&quot;&quot;;CONCATENATE(colsep;[data.F66];IF([data.G66]=&quot;&quot;;rowend;&quot;&quot;)))">
            <text:p/>
          </table:table-cell>
          <table:table-cell table:formula="of:=IF([data.G66]=&quot;&quot;;&quot;&quot;;CONCATENATE(colsep;[data.G66];IF([data.H66]=&quot;&quot;;rowend;&quot;&quot;)))">
            <text:p/>
          </table:table-cell>
        </table:table-row>
        <table:table-row table:style-name="ro1">
          <table:table-cell table:formula="of:=CONCATENATE([data.A67];IF([data.B67]=&quot;&quot;;rowend;&quot;&quot;))" office:value-type="string" office:string-value=" \\ " calcext:value-type="string">
            <text:p><text:s/>\\ </text:p>
          </table:table-cell>
          <table:table-cell table:formula="of:=IF([data.B67]=&quot;&quot;;&quot;&quot;;CONCATENATE(colsep;[data.B67];IF([data.C67]=&quot;&quot;;rowend;&quot;&quot;)))">
            <text:p/>
          </table:table-cell>
          <table:table-cell table:formula="of:=IF([data.C67]=&quot;&quot;;&quot;&quot;;CONCATENATE(colsep;[data.C67];IF([data.D67]=&quot;&quot;;rowend;&quot;&quot;)))">
            <text:p/>
          </table:table-cell>
          <table:table-cell table:formula="of:=IF([data.D67]=&quot;&quot;;&quot;&quot;;CONCATENATE(colsep;[data.D67];IF([data.E67]=&quot;&quot;;rowend;&quot;&quot;)))">
            <text:p/>
          </table:table-cell>
          <table:table-cell table:formula="of:=IF([data.E67]=&quot;&quot;;&quot;&quot;;CONCATENATE(colsep;[data.E67];IF([data.F67]=&quot;&quot;;rowend;&quot;&quot;)))">
            <text:p/>
          </table:table-cell>
          <table:table-cell table:formula="of:=IF([data.F67]=&quot;&quot;;&quot;&quot;;CONCATENATE(colsep;[data.F67];IF([data.G67]=&quot;&quot;;rowend;&quot;&quot;)))">
            <text:p/>
          </table:table-cell>
          <table:table-cell table:formula="of:=IF([data.G67]=&quot;&quot;;&quot;&quot;;CONCATENATE(colsep;[data.G67];IF([data.H67]=&quot;&quot;;rowend;&quot;&quot;)))">
            <text:p/>
          </table:table-cell>
        </table:table-row>
        <table:table-row table:style-name="ro1">
          <table:table-cell table:formula="of:=CONCATENATE([data.A68];IF([data.B68]=&quot;&quot;;rowend;&quot;&quot;))" office:value-type="string" office:string-value=" \\ " calcext:value-type="string">
            <text:p><text:s/>\\ </text:p>
          </table:table-cell>
          <table:table-cell table:formula="of:=IF([data.B68]=&quot;&quot;;&quot;&quot;;CONCATENATE(colsep;[data.B68];IF([data.C68]=&quot;&quot;;rowend;&quot;&quot;)))">
            <text:p/>
          </table:table-cell>
          <table:table-cell table:formula="of:=IF([data.C68]=&quot;&quot;;&quot;&quot;;CONCATENATE(colsep;[data.C68];IF([data.D68]=&quot;&quot;;rowend;&quot;&quot;)))">
            <text:p/>
          </table:table-cell>
          <table:table-cell table:formula="of:=IF([data.D68]=&quot;&quot;;&quot;&quot;;CONCATENATE(colsep;[data.D68];IF([data.E68]=&quot;&quot;;rowend;&quot;&quot;)))">
            <text:p/>
          </table:table-cell>
          <table:table-cell table:formula="of:=IF([data.E68]=&quot;&quot;;&quot;&quot;;CONCATENATE(colsep;[data.E68];IF([data.F68]=&quot;&quot;;rowend;&quot;&quot;)))">
            <text:p/>
          </table:table-cell>
          <table:table-cell table:formula="of:=IF([data.F68]=&quot;&quot;;&quot;&quot;;CONCATENATE(colsep;[data.F68];IF([data.G68]=&quot;&quot;;rowend;&quot;&quot;)))">
            <text:p/>
          </table:table-cell>
          <table:table-cell table:formula="of:=IF([data.G68]=&quot;&quot;;&quot;&quot;;CONCATENATE(colsep;[data.G68];IF([data.H68]=&quot;&quot;;rowend;&quot;&quot;)))">
            <text:p/>
          </table:table-cell>
        </table:table-row>
        <table:table-row table:style-name="ro1">
          <table:table-cell table:formula="of:=CONCATENATE([data.A69];IF([data.B69]=&quot;&quot;;rowend;&quot;&quot;))" office:value-type="string" office:string-value=" \\ " calcext:value-type="string">
            <text:p><text:s/>\\ </text:p>
          </table:table-cell>
          <table:table-cell table:formula="of:=IF([data.B69]=&quot;&quot;;&quot;&quot;;CONCATENATE(colsep;[data.B69];IF([data.C69]=&quot;&quot;;rowend;&quot;&quot;)))">
            <text:p/>
          </table:table-cell>
          <table:table-cell table:formula="of:=IF([data.C69]=&quot;&quot;;&quot;&quot;;CONCATENATE(colsep;[data.C69];IF([data.D69]=&quot;&quot;;rowend;&quot;&quot;)))">
            <text:p/>
          </table:table-cell>
          <table:table-cell table:formula="of:=IF([data.D69]=&quot;&quot;;&quot;&quot;;CONCATENATE(colsep;[data.D69];IF([data.E69]=&quot;&quot;;rowend;&quot;&quot;)))">
            <text:p/>
          </table:table-cell>
          <table:table-cell table:formula="of:=IF([data.E69]=&quot;&quot;;&quot;&quot;;CONCATENATE(colsep;[data.E69];IF([data.F69]=&quot;&quot;;rowend;&quot;&quot;)))">
            <text:p/>
          </table:table-cell>
          <table:table-cell table:formula="of:=IF([data.F69]=&quot;&quot;;&quot;&quot;;CONCATENATE(colsep;[data.F69];IF([data.G69]=&quot;&quot;;rowend;&quot;&quot;)))">
            <text:p/>
          </table:table-cell>
          <table:table-cell table:formula="of:=IF([data.G69]=&quot;&quot;;&quot;&quot;;CONCATENATE(colsep;[data.G69];IF([data.H69]=&quot;&quot;;rowend;&quot;&quot;)))">
            <text:p/>
          </table:table-cell>
        </table:table-row>
        <table:table-row table:style-name="ro1">
          <table:table-cell table:formula="of:=CONCATENATE([data.A70];IF([data.B70]=&quot;&quot;;rowend;&quot;&quot;))" office:value-type="string" office:string-value=" \\ " calcext:value-type="string">
            <text:p><text:s/>\\ </text:p>
          </table:table-cell>
          <table:table-cell table:formula="of:=IF([data.B70]=&quot;&quot;;&quot;&quot;;CONCATENATE(colsep;[data.B70];IF([data.C70]=&quot;&quot;;rowend;&quot;&quot;)))">
            <text:p/>
          </table:table-cell>
          <table:table-cell table:formula="of:=IF([data.C70]=&quot;&quot;;&quot;&quot;;CONCATENATE(colsep;[data.C70];IF([data.D70]=&quot;&quot;;rowend;&quot;&quot;)))">
            <text:p/>
          </table:table-cell>
          <table:table-cell table:formula="of:=IF([data.D70]=&quot;&quot;;&quot;&quot;;CONCATENATE(colsep;[data.D70];IF([data.E70]=&quot;&quot;;rowend;&quot;&quot;)))">
            <text:p/>
          </table:table-cell>
          <table:table-cell table:formula="of:=IF([data.E70]=&quot;&quot;;&quot;&quot;;CONCATENATE(colsep;[data.E70];IF([data.F70]=&quot;&quot;;rowend;&quot;&quot;)))">
            <text:p/>
          </table:table-cell>
          <table:table-cell table:formula="of:=IF([data.F70]=&quot;&quot;;&quot;&quot;;CONCATENATE(colsep;[data.F70];IF([data.G70]=&quot;&quot;;rowend;&quot;&quot;)))">
            <text:p/>
          </table:table-cell>
          <table:table-cell table:formula="of:=IF([data.G70]=&quot;&quot;;&quot;&quot;;CONCATENATE(colsep;[data.G70];IF([data.H70]=&quot;&quot;;rowend;&quot;&quot;)))">
            <text:p/>
          </table:table-cell>
        </table:table-row>
        <table:table-row table:style-name="ro1">
          <table:table-cell table:formula="of:=CONCATENATE([data.A71];IF([data.B71]=&quot;&quot;;rowend;&quot;&quot;))" office:value-type="string" office:string-value=" \\ " calcext:value-type="string">
            <text:p><text:s/>\\ </text:p>
          </table:table-cell>
          <table:table-cell table:formula="of:=IF([data.B71]=&quot;&quot;;&quot;&quot;;CONCATENATE(colsep;[data.B71];IF([data.C71]=&quot;&quot;;rowend;&quot;&quot;)))">
            <text:p/>
          </table:table-cell>
          <table:table-cell table:formula="of:=IF([data.C71]=&quot;&quot;;&quot;&quot;;CONCATENATE(colsep;[data.C71];IF([data.D71]=&quot;&quot;;rowend;&quot;&quot;)))">
            <text:p/>
          </table:table-cell>
          <table:table-cell table:formula="of:=IF([data.D71]=&quot;&quot;;&quot;&quot;;CONCATENATE(colsep;[data.D71];IF([data.E71]=&quot;&quot;;rowend;&quot;&quot;)))">
            <text:p/>
          </table:table-cell>
          <table:table-cell table:formula="of:=IF([data.E71]=&quot;&quot;;&quot;&quot;;CONCATENATE(colsep;[data.E71];IF([data.F71]=&quot;&quot;;rowend;&quot;&quot;)))">
            <text:p/>
          </table:table-cell>
          <table:table-cell table:formula="of:=IF([data.F71]=&quot;&quot;;&quot;&quot;;CONCATENATE(colsep;[data.F71];IF([data.G71]=&quot;&quot;;rowend;&quot;&quot;)))">
            <text:p/>
          </table:table-cell>
          <table:table-cell table:formula="of:=IF([data.G71]=&quot;&quot;;&quot;&quot;;CONCATENATE(colsep;[data.G71];IF([data.H71]=&quot;&quot;;rowend;&quot;&quot;)))">
            <text:p/>
          </table:table-cell>
        </table:table-row>
        <table:table-row table:style-name="ro1">
          <table:table-cell table:formula="of:=CONCATENATE([data.A72];IF([data.B72]=&quot;&quot;;rowend;&quot;&quot;))" office:value-type="string" office:string-value=" \\ " calcext:value-type="string">
            <text:p><text:s/>\\ </text:p>
          </table:table-cell>
          <table:table-cell table:formula="of:=IF([data.B72]=&quot;&quot;;&quot;&quot;;CONCATENATE(colsep;[data.B72];IF([data.C72]=&quot;&quot;;rowend;&quot;&quot;)))">
            <text:p/>
          </table:table-cell>
          <table:table-cell table:formula="of:=IF([data.C72]=&quot;&quot;;&quot;&quot;;CONCATENATE(colsep;[data.C72];IF([data.D72]=&quot;&quot;;rowend;&quot;&quot;)))">
            <text:p/>
          </table:table-cell>
          <table:table-cell table:formula="of:=IF([data.D72]=&quot;&quot;;&quot;&quot;;CONCATENATE(colsep;[data.D72];IF([data.E72]=&quot;&quot;;rowend;&quot;&quot;)))">
            <text:p/>
          </table:table-cell>
          <table:table-cell table:formula="of:=IF([data.E72]=&quot;&quot;;&quot;&quot;;CONCATENATE(colsep;[data.E72];IF([data.F72]=&quot;&quot;;rowend;&quot;&quot;)))">
            <text:p/>
          </table:table-cell>
          <table:table-cell table:formula="of:=IF([data.F72]=&quot;&quot;;&quot;&quot;;CONCATENATE(colsep;[data.F72];IF([data.G72]=&quot;&quot;;rowend;&quot;&quot;)))">
            <text:p/>
          </table:table-cell>
          <table:table-cell table:formula="of:=IF([data.G72]=&quot;&quot;;&quot;&quot;;CONCATENATE(colsep;[data.G72];IF([data.H72]=&quot;&quot;;rowend;&quot;&quot;)))">
            <text:p/>
          </table:table-cell>
        </table:table-row>
        <table:table-row table:style-name="ro1">
          <table:table-cell table:formula="of:=CONCATENATE([data.A73];IF([data.B73]=&quot;&quot;;rowend;&quot;&quot;))" office:value-type="string" office:string-value=" \\ " calcext:value-type="string">
            <text:p><text:s/>\\ </text:p>
          </table:table-cell>
          <table:table-cell table:formula="of:=IF([data.B73]=&quot;&quot;;&quot;&quot;;CONCATENATE(colsep;[data.B73];IF([data.C73]=&quot;&quot;;rowend;&quot;&quot;)))">
            <text:p/>
          </table:table-cell>
          <table:table-cell table:formula="of:=IF([data.C73]=&quot;&quot;;&quot;&quot;;CONCATENATE(colsep;[data.C73];IF([data.D73]=&quot;&quot;;rowend;&quot;&quot;)))">
            <text:p/>
          </table:table-cell>
          <table:table-cell table:formula="of:=IF([data.D73]=&quot;&quot;;&quot;&quot;;CONCATENATE(colsep;[data.D73];IF([data.E73]=&quot;&quot;;rowend;&quot;&quot;)))">
            <text:p/>
          </table:table-cell>
          <table:table-cell table:formula="of:=IF([data.E73]=&quot;&quot;;&quot;&quot;;CONCATENATE(colsep;[data.E73];IF([data.F73]=&quot;&quot;;rowend;&quot;&quot;)))">
            <text:p/>
          </table:table-cell>
          <table:table-cell table:formula="of:=IF([data.F73]=&quot;&quot;;&quot;&quot;;CONCATENATE(colsep;[data.F73];IF([data.G73]=&quot;&quot;;rowend;&quot;&quot;)))">
            <text:p/>
          </table:table-cell>
          <table:table-cell table:formula="of:=IF([data.G73]=&quot;&quot;;&quot;&quot;;CONCATENATE(colsep;[data.G73];IF([data.H73]=&quot;&quot;;rowend;&quot;&quot;)))">
            <text:p/>
          </table:table-cell>
        </table:table-row>
        <table:table-row table:style-name="ro1">
          <table:table-cell table:formula="of:=CONCATENATE([data.A74];IF([data.B74]=&quot;&quot;;rowend;&quot;&quot;))" office:value-type="string" office:string-value=" \\ " calcext:value-type="string">
            <text:p><text:s/>\\ </text:p>
          </table:table-cell>
          <table:table-cell table:formula="of:=IF([data.B74]=&quot;&quot;;&quot;&quot;;CONCATENATE(colsep;[data.B74];IF([data.C74]=&quot;&quot;;rowend;&quot;&quot;)))">
            <text:p/>
          </table:table-cell>
          <table:table-cell table:formula="of:=IF([data.C74]=&quot;&quot;;&quot;&quot;;CONCATENATE(colsep;[data.C74];IF([data.D74]=&quot;&quot;;rowend;&quot;&quot;)))">
            <text:p/>
          </table:table-cell>
          <table:table-cell table:formula="of:=IF([data.D74]=&quot;&quot;;&quot;&quot;;CONCATENATE(colsep;[data.D74];IF([data.E74]=&quot;&quot;;rowend;&quot;&quot;)))">
            <text:p/>
          </table:table-cell>
          <table:table-cell table:formula="of:=IF([data.E74]=&quot;&quot;;&quot;&quot;;CONCATENATE(colsep;[data.E74];IF([data.F74]=&quot;&quot;;rowend;&quot;&quot;)))">
            <text:p/>
          </table:table-cell>
          <table:table-cell table:formula="of:=IF([data.F74]=&quot;&quot;;&quot;&quot;;CONCATENATE(colsep;[data.F74];IF([data.G74]=&quot;&quot;;rowend;&quot;&quot;)))">
            <text:p/>
          </table:table-cell>
          <table:table-cell table:formula="of:=IF([data.G74]=&quot;&quot;;&quot;&quot;;CONCATENATE(colsep;[data.G74];IF([data.H74]=&quot;&quot;;rowend;&quot;&quot;)))">
            <text:p/>
          </table:table-cell>
        </table:table-row>
        <table:table-row table:style-name="ro1">
          <table:table-cell table:formula="of:=CONCATENATE([data.A75];IF([data.B75]=&quot;&quot;;rowend;&quot;&quot;))" office:value-type="string" office:string-value=" \\ " calcext:value-type="string">
            <text:p><text:s/>\\ </text:p>
          </table:table-cell>
          <table:table-cell table:formula="of:=IF([data.B75]=&quot;&quot;;&quot;&quot;;CONCATENATE(colsep;[data.B75];IF([data.C75]=&quot;&quot;;rowend;&quot;&quot;)))">
            <text:p/>
          </table:table-cell>
          <table:table-cell table:formula="of:=IF([data.C75]=&quot;&quot;;&quot;&quot;;CONCATENATE(colsep;[data.C75];IF([data.D75]=&quot;&quot;;rowend;&quot;&quot;)))">
            <text:p/>
          </table:table-cell>
          <table:table-cell table:formula="of:=IF([data.D75]=&quot;&quot;;&quot;&quot;;CONCATENATE(colsep;[data.D75];IF([data.E75]=&quot;&quot;;rowend;&quot;&quot;)))">
            <text:p/>
          </table:table-cell>
          <table:table-cell table:formula="of:=IF([data.E75]=&quot;&quot;;&quot;&quot;;CONCATENATE(colsep;[data.E75];IF([data.F75]=&quot;&quot;;rowend;&quot;&quot;)))">
            <text:p/>
          </table:table-cell>
          <table:table-cell table:formula="of:=IF([data.F75]=&quot;&quot;;&quot;&quot;;CONCATENATE(colsep;[data.F75];IF([data.G75]=&quot;&quot;;rowend;&quot;&quot;)))">
            <text:p/>
          </table:table-cell>
          <table:table-cell table:formula="of:=IF([data.G75]=&quot;&quot;;&quot;&quot;;CONCATENATE(colsep;[data.G75];IF([data.H75]=&quot;&quot;;rowend;&quot;&quot;)))">
            <text:p/>
          </table:table-cell>
        </table:table-row>
        <table:table-row table:style-name="ro1">
          <table:table-cell table:formula="of:=CONCATENATE([data.A76];IF([data.B76]=&quot;&quot;;rowend;&quot;&quot;))" office:value-type="string" office:string-value=" \\ " calcext:value-type="string">
            <text:p><text:s/>\\ </text:p>
          </table:table-cell>
          <table:table-cell table:formula="of:=IF([data.B76]=&quot;&quot;;&quot;&quot;;CONCATENATE(colsep;[data.B76];IF([data.C76]=&quot;&quot;;rowend;&quot;&quot;)))">
            <text:p/>
          </table:table-cell>
          <table:table-cell table:formula="of:=IF([data.C76]=&quot;&quot;;&quot;&quot;;CONCATENATE(colsep;[data.C76];IF([data.D76]=&quot;&quot;;rowend;&quot;&quot;)))">
            <text:p/>
          </table:table-cell>
          <table:table-cell table:formula="of:=IF([data.D76]=&quot;&quot;;&quot;&quot;;CONCATENATE(colsep;[data.D76];IF([data.E76]=&quot;&quot;;rowend;&quot;&quot;)))">
            <text:p/>
          </table:table-cell>
          <table:table-cell table:formula="of:=IF([data.E76]=&quot;&quot;;&quot;&quot;;CONCATENATE(colsep;[data.E76];IF([data.F76]=&quot;&quot;;rowend;&quot;&quot;)))">
            <text:p/>
          </table:table-cell>
          <table:table-cell table:formula="of:=IF([data.F76]=&quot;&quot;;&quot;&quot;;CONCATENATE(colsep;[data.F76];IF([data.G76]=&quot;&quot;;rowend;&quot;&quot;)))">
            <text:p/>
          </table:table-cell>
          <table:table-cell table:formula="of:=IF([data.G76]=&quot;&quot;;&quot;&quot;;CONCATENATE(colsep;[data.G76];IF([data.H76]=&quot;&quot;;rowend;&quot;&quot;)))">
            <text:p/>
          </table:table-cell>
        </table:table-row>
        <table:table-row table:style-name="ro1">
          <table:table-cell table:formula="of:=CONCATENATE([data.A77];IF([data.B77]=&quot;&quot;;rowend;&quot;&quot;))" office:value-type="string" office:string-value=" \\ " calcext:value-type="string">
            <text:p><text:s/>\\ </text:p>
          </table:table-cell>
          <table:table-cell table:formula="of:=IF([data.B77]=&quot;&quot;;&quot;&quot;;CONCATENATE(colsep;[data.B77];IF([data.C77]=&quot;&quot;;rowend;&quot;&quot;)))">
            <text:p/>
          </table:table-cell>
          <table:table-cell table:formula="of:=IF([data.C77]=&quot;&quot;;&quot;&quot;;CONCATENATE(colsep;[data.C77];IF([data.D77]=&quot;&quot;;rowend;&quot;&quot;)))">
            <text:p/>
          </table:table-cell>
          <table:table-cell table:formula="of:=IF([data.D77]=&quot;&quot;;&quot;&quot;;CONCATENATE(colsep;[data.D77];IF([data.E77]=&quot;&quot;;rowend;&quot;&quot;)))">
            <text:p/>
          </table:table-cell>
          <table:table-cell table:formula="of:=IF([data.E77]=&quot;&quot;;&quot;&quot;;CONCATENATE(colsep;[data.E77];IF([data.F77]=&quot;&quot;;rowend;&quot;&quot;)))">
            <text:p/>
          </table:table-cell>
          <table:table-cell table:formula="of:=IF([data.F77]=&quot;&quot;;&quot;&quot;;CONCATENATE(colsep;[data.F77];IF([data.G77]=&quot;&quot;;rowend;&quot;&quot;)))">
            <text:p/>
          </table:table-cell>
          <table:table-cell table:formula="of:=IF([data.G77]=&quot;&quot;;&quot;&quot;;CONCATENATE(colsep;[data.G77];IF([data.H77]=&quot;&quot;;rowend;&quot;&quot;)))">
            <text:p/>
          </table:table-cell>
        </table:table-row>
        <table:table-row table:style-name="ro1">
          <table:table-cell table:formula="of:=CONCATENATE([data.A78];IF([data.B78]=&quot;&quot;;rowend;&quot;&quot;))" office:value-type="string" office:string-value=" \\ " calcext:value-type="string">
            <text:p><text:s/>\\ </text:p>
          </table:table-cell>
          <table:table-cell table:formula="of:=IF([data.B78]=&quot;&quot;;&quot;&quot;;CONCATENATE(colsep;[data.B78];IF([data.C78]=&quot;&quot;;rowend;&quot;&quot;)))">
            <text:p/>
          </table:table-cell>
          <table:table-cell table:formula="of:=IF([data.C78]=&quot;&quot;;&quot;&quot;;CONCATENATE(colsep;[data.C78];IF([data.D78]=&quot;&quot;;rowend;&quot;&quot;)))">
            <text:p/>
          </table:table-cell>
          <table:table-cell table:formula="of:=IF([data.D78]=&quot;&quot;;&quot;&quot;;CONCATENATE(colsep;[data.D78];IF([data.E78]=&quot;&quot;;rowend;&quot;&quot;)))">
            <text:p/>
          </table:table-cell>
          <table:table-cell table:formula="of:=IF([data.E78]=&quot;&quot;;&quot;&quot;;CONCATENATE(colsep;[data.E78];IF([data.F78]=&quot;&quot;;rowend;&quot;&quot;)))">
            <text:p/>
          </table:table-cell>
          <table:table-cell table:formula="of:=IF([data.F78]=&quot;&quot;;&quot;&quot;;CONCATENATE(colsep;[data.F78];IF([data.G78]=&quot;&quot;;rowend;&quot;&quot;)))">
            <text:p/>
          </table:table-cell>
          <table:table-cell table:formula="of:=IF([data.G78]=&quot;&quot;;&quot;&quot;;CONCATENATE(colsep;[data.G78];IF([data.H78]=&quot;&quot;;rowend;&quot;&quot;)))">
            <text:p/>
          </table:table-cell>
        </table:table-row>
        <table:table-row table:style-name="ro1">
          <table:table-cell table:formula="of:=CONCATENATE([data.A79];IF([data.B79]=&quot;&quot;;rowend;&quot;&quot;))" office:value-type="string" office:string-value=" \\ " calcext:value-type="string">
            <text:p><text:s/>\\ </text:p>
          </table:table-cell>
          <table:table-cell table:formula="of:=IF([data.B79]=&quot;&quot;;&quot;&quot;;CONCATENATE(colsep;[data.B79];IF([data.C79]=&quot;&quot;;rowend;&quot;&quot;)))">
            <text:p/>
          </table:table-cell>
          <table:table-cell table:formula="of:=IF([data.C79]=&quot;&quot;;&quot;&quot;;CONCATENATE(colsep;[data.C79];IF([data.D79]=&quot;&quot;;rowend;&quot;&quot;)))">
            <text:p/>
          </table:table-cell>
          <table:table-cell table:formula="of:=IF([data.D79]=&quot;&quot;;&quot;&quot;;CONCATENATE(colsep;[data.D79];IF([data.E79]=&quot;&quot;;rowend;&quot;&quot;)))">
            <text:p/>
          </table:table-cell>
          <table:table-cell table:formula="of:=IF([data.E79]=&quot;&quot;;&quot;&quot;;CONCATENATE(colsep;[data.E79];IF([data.F79]=&quot;&quot;;rowend;&quot;&quot;)))">
            <text:p/>
          </table:table-cell>
          <table:table-cell table:formula="of:=IF([data.F79]=&quot;&quot;;&quot;&quot;;CONCATENATE(colsep;[data.F79];IF([data.G79]=&quot;&quot;;rowend;&quot;&quot;)))">
            <text:p/>
          </table:table-cell>
          <table:table-cell table:formula="of:=IF([data.G79]=&quot;&quot;;&quot;&quot;;CONCATENATE(colsep;[data.G79];IF([data.H79]=&quot;&quot;;rowend;&quot;&quot;)))">
            <text:p/>
          </table:table-cell>
        </table:table-row>
        <table:table-row table:style-name="ro1">
          <table:table-cell table:formula="of:=CONCATENATE([data.A80];IF([data.B80]=&quot;&quot;;rowend;&quot;&quot;))" office:value-type="string" office:string-value=" \\ " calcext:value-type="string">
            <text:p><text:s/>\\ </text:p>
          </table:table-cell>
          <table:table-cell table:formula="of:=IF([data.B80]=&quot;&quot;;&quot;&quot;;CONCATENATE(colsep;[data.B80];IF([data.C80]=&quot;&quot;;rowend;&quot;&quot;)))">
            <text:p/>
          </table:table-cell>
          <table:table-cell table:formula="of:=IF([data.C80]=&quot;&quot;;&quot;&quot;;CONCATENATE(colsep;[data.C80];IF([data.D80]=&quot;&quot;;rowend;&quot;&quot;)))">
            <text:p/>
          </table:table-cell>
          <table:table-cell table:formula="of:=IF([data.D80]=&quot;&quot;;&quot;&quot;;CONCATENATE(colsep;[data.D80];IF([data.E80]=&quot;&quot;;rowend;&quot;&quot;)))">
            <text:p/>
          </table:table-cell>
          <table:table-cell table:formula="of:=IF([data.E80]=&quot;&quot;;&quot;&quot;;CONCATENATE(colsep;[data.E80];IF([data.F80]=&quot;&quot;;rowend;&quot;&quot;)))">
            <text:p/>
          </table:table-cell>
          <table:table-cell table:formula="of:=IF([data.F80]=&quot;&quot;;&quot;&quot;;CONCATENATE(colsep;[data.F80];IF([data.G80]=&quot;&quot;;rowend;&quot;&quot;)))">
            <text:p/>
          </table:table-cell>
          <table:table-cell table:formula="of:=IF([data.G80]=&quot;&quot;;&quot;&quot;;CONCATENATE(colsep;[data.G80];IF([data.H80]=&quot;&quot;;rowend;&quot;&quot;)))">
            <text:p/>
          </table:table-cell>
        </table:table-row>
        <table:table-row table:style-name="ro1">
          <table:table-cell table:formula="of:=CONCATENATE([data.A81];IF([data.B81]=&quot;&quot;;rowend;&quot;&quot;))" office:value-type="string" office:string-value=" \\ " calcext:value-type="string">
            <text:p><text:s/>\\ </text:p>
          </table:table-cell>
          <table:table-cell table:formula="of:=IF([data.B81]=&quot;&quot;;&quot;&quot;;CONCATENATE(colsep;[data.B81];IF([data.C81]=&quot;&quot;;rowend;&quot;&quot;)))">
            <text:p/>
          </table:table-cell>
          <table:table-cell table:formula="of:=IF([data.C81]=&quot;&quot;;&quot;&quot;;CONCATENATE(colsep;[data.C81];IF([data.D81]=&quot;&quot;;rowend;&quot;&quot;)))">
            <text:p/>
          </table:table-cell>
          <table:table-cell table:formula="of:=IF([data.D81]=&quot;&quot;;&quot;&quot;;CONCATENATE(colsep;[data.D81];IF([data.E81]=&quot;&quot;;rowend;&quot;&quot;)))">
            <text:p/>
          </table:table-cell>
          <table:table-cell table:formula="of:=IF([data.E81]=&quot;&quot;;&quot;&quot;;CONCATENATE(colsep;[data.E81];IF([data.F81]=&quot;&quot;;rowend;&quot;&quot;)))">
            <text:p/>
          </table:table-cell>
          <table:table-cell table:formula="of:=IF([data.F81]=&quot;&quot;;&quot;&quot;;CONCATENATE(colsep;[data.F81];IF([data.G81]=&quot;&quot;;rowend;&quot;&quot;)))">
            <text:p/>
          </table:table-cell>
          <table:table-cell table:formula="of:=IF([data.G81]=&quot;&quot;;&quot;&quot;;CONCATENATE(colsep;[data.G81];IF([data.H81]=&quot;&quot;;rowend;&quot;&quot;)))">
            <text:p/>
          </table:table-cell>
        </table:table-row>
        <table:table-row table:style-name="ro1">
          <table:table-cell table:formula="of:=CONCATENATE([data.A82];IF([data.B82]=&quot;&quot;;rowend;&quot;&quot;))" office:value-type="string" office:string-value=" \\ " calcext:value-type="string">
            <text:p><text:s/>\\ </text:p>
          </table:table-cell>
          <table:table-cell table:formula="of:=IF([data.B82]=&quot;&quot;;&quot;&quot;;CONCATENATE(colsep;[data.B82];IF([data.C82]=&quot;&quot;;rowend;&quot;&quot;)))">
            <text:p/>
          </table:table-cell>
          <table:table-cell table:formula="of:=IF([data.C82]=&quot;&quot;;&quot;&quot;;CONCATENATE(colsep;[data.C82];IF([data.D82]=&quot;&quot;;rowend;&quot;&quot;)))">
            <text:p/>
          </table:table-cell>
          <table:table-cell table:formula="of:=IF([data.D82]=&quot;&quot;;&quot;&quot;;CONCATENATE(colsep;[data.D82];IF([data.E82]=&quot;&quot;;rowend;&quot;&quot;)))">
            <text:p/>
          </table:table-cell>
          <table:table-cell table:formula="of:=IF([data.E82]=&quot;&quot;;&quot;&quot;;CONCATENATE(colsep;[data.E82];IF([data.F82]=&quot;&quot;;rowend;&quot;&quot;)))">
            <text:p/>
          </table:table-cell>
          <table:table-cell table:formula="of:=IF([data.F82]=&quot;&quot;;&quot;&quot;;CONCATENATE(colsep;[data.F82];IF([data.G82]=&quot;&quot;;rowend;&quot;&quot;)))">
            <text:p/>
          </table:table-cell>
          <table:table-cell table:formula="of:=IF([data.G82]=&quot;&quot;;&quot;&quot;;CONCATENATE(colsep;[data.G82];IF([data.H82]=&quot;&quot;;rowend;&quot;&quot;)))">
            <text:p/>
          </table:table-cell>
        </table:table-row>
        <table:table-row table:style-name="ro1">
          <table:table-cell table:formula="of:=CONCATENATE([data.A83];IF([data.B83]=&quot;&quot;;rowend;&quot;&quot;))" office:value-type="string" office:string-value=" \\ " calcext:value-type="string">
            <text:p><text:s/>\\ </text:p>
          </table:table-cell>
          <table:table-cell table:formula="of:=IF([data.B83]=&quot;&quot;;&quot;&quot;;CONCATENATE(colsep;[data.B83];IF([data.C83]=&quot;&quot;;rowend;&quot;&quot;)))">
            <text:p/>
          </table:table-cell>
          <table:table-cell table:formula="of:=IF([data.C83]=&quot;&quot;;&quot;&quot;;CONCATENATE(colsep;[data.C83];IF([data.D83]=&quot;&quot;;rowend;&quot;&quot;)))">
            <text:p/>
          </table:table-cell>
          <table:table-cell table:formula="of:=IF([data.D83]=&quot;&quot;;&quot;&quot;;CONCATENATE(colsep;[data.D83];IF([data.E83]=&quot;&quot;;rowend;&quot;&quot;)))">
            <text:p/>
          </table:table-cell>
          <table:table-cell table:formula="of:=IF([data.E83]=&quot;&quot;;&quot;&quot;;CONCATENATE(colsep;[data.E83];IF([data.F83]=&quot;&quot;;rowend;&quot;&quot;)))">
            <text:p/>
          </table:table-cell>
          <table:table-cell table:formula="of:=IF([data.F83]=&quot;&quot;;&quot;&quot;;CONCATENATE(colsep;[data.F83];IF([data.G83]=&quot;&quot;;rowend;&quot;&quot;)))">
            <text:p/>
          </table:table-cell>
          <table:table-cell table:formula="of:=IF([data.G83]=&quot;&quot;;&quot;&quot;;CONCATENATE(colsep;[data.G83];IF([data.H83]=&quot;&quot;;rowend;&quot;&quot;)))">
            <text:p/>
          </table:table-cell>
        </table:table-row>
        <table:table-row table:style-name="ro1">
          <table:table-cell table:formula="of:=CONCATENATE([data.A84];IF([data.B84]=&quot;&quot;;rowend;&quot;&quot;))" office:value-type="string" office:string-value=" \\ " calcext:value-type="string">
            <text:p><text:s/>\\ </text:p>
          </table:table-cell>
          <table:table-cell table:formula="of:=IF([data.B84]=&quot;&quot;;&quot;&quot;;CONCATENATE(colsep;[data.B84];IF([data.C84]=&quot;&quot;;rowend;&quot;&quot;)))">
            <text:p/>
          </table:table-cell>
          <table:table-cell table:formula="of:=IF([data.C84]=&quot;&quot;;&quot;&quot;;CONCATENATE(colsep;[data.C84];IF([data.D84]=&quot;&quot;;rowend;&quot;&quot;)))">
            <text:p/>
          </table:table-cell>
          <table:table-cell table:formula="of:=IF([data.D84]=&quot;&quot;;&quot;&quot;;CONCATENATE(colsep;[data.D84];IF([data.E84]=&quot;&quot;;rowend;&quot;&quot;)))">
            <text:p/>
          </table:table-cell>
          <table:table-cell table:formula="of:=IF([data.E84]=&quot;&quot;;&quot;&quot;;CONCATENATE(colsep;[data.E84];IF([data.F84]=&quot;&quot;;rowend;&quot;&quot;)))">
            <text:p/>
          </table:table-cell>
          <table:table-cell table:formula="of:=IF([data.F84]=&quot;&quot;;&quot;&quot;;CONCATENATE(colsep;[data.F84];IF([data.G84]=&quot;&quot;;rowend;&quot;&quot;)))">
            <text:p/>
          </table:table-cell>
          <table:table-cell table:formula="of:=IF([data.G84]=&quot;&quot;;&quot;&quot;;CONCATENATE(colsep;[data.G84];IF([data.H84]=&quot;&quot;;rowend;&quot;&quot;)))">
            <text:p/>
          </table:table-cell>
        </table:table-row>
        <table:table-row table:style-name="ro1">
          <table:table-cell table:formula="of:=CONCATENATE([data.A85];IF([data.B85]=&quot;&quot;;rowend;&quot;&quot;))" office:value-type="string" office:string-value=" \\ " calcext:value-type="string">
            <text:p><text:s/>\\ </text:p>
          </table:table-cell>
          <table:table-cell table:formula="of:=IF([data.B85]=&quot;&quot;;&quot;&quot;;CONCATENATE(colsep;[data.B85];IF([data.C85]=&quot;&quot;;rowend;&quot;&quot;)))">
            <text:p/>
          </table:table-cell>
          <table:table-cell table:formula="of:=IF([data.C85]=&quot;&quot;;&quot;&quot;;CONCATENATE(colsep;[data.C85];IF([data.D85]=&quot;&quot;;rowend;&quot;&quot;)))">
            <text:p/>
          </table:table-cell>
          <table:table-cell table:formula="of:=IF([data.D85]=&quot;&quot;;&quot;&quot;;CONCATENATE(colsep;[data.D85];IF([data.E85]=&quot;&quot;;rowend;&quot;&quot;)))">
            <text:p/>
          </table:table-cell>
          <table:table-cell table:formula="of:=IF([data.E85]=&quot;&quot;;&quot;&quot;;CONCATENATE(colsep;[data.E85];IF([data.F85]=&quot;&quot;;rowend;&quot;&quot;)))">
            <text:p/>
          </table:table-cell>
          <table:table-cell table:formula="of:=IF([data.F85]=&quot;&quot;;&quot;&quot;;CONCATENATE(colsep;[data.F85];IF([data.G85]=&quot;&quot;;rowend;&quot;&quot;)))">
            <text:p/>
          </table:table-cell>
          <table:table-cell table:formula="of:=IF([data.G85]=&quot;&quot;;&quot;&quot;;CONCATENATE(colsep;[data.G85];IF([data.H85]=&quot;&quot;;rowend;&quot;&quot;)))">
            <text:p/>
          </table:table-cell>
        </table:table-row>
        <table:table-row table:style-name="ro1">
          <table:table-cell table:formula="of:=CONCATENATE([data.A86];IF([data.B86]=&quot;&quot;;rowend;&quot;&quot;))" office:value-type="string" office:string-value=" \\ " calcext:value-type="string">
            <text:p><text:s/>\\ </text:p>
          </table:table-cell>
          <table:table-cell table:formula="of:=IF([data.B86]=&quot;&quot;;&quot;&quot;;CONCATENATE(colsep;[data.B86];IF([data.C86]=&quot;&quot;;rowend;&quot;&quot;)))">
            <text:p/>
          </table:table-cell>
          <table:table-cell table:formula="of:=IF([data.C86]=&quot;&quot;;&quot;&quot;;CONCATENATE(colsep;[data.C86];IF([data.D86]=&quot;&quot;;rowend;&quot;&quot;)))">
            <text:p/>
          </table:table-cell>
          <table:table-cell table:formula="of:=IF([data.D86]=&quot;&quot;;&quot;&quot;;CONCATENATE(colsep;[data.D86];IF([data.E86]=&quot;&quot;;rowend;&quot;&quot;)))">
            <text:p/>
          </table:table-cell>
          <table:table-cell table:formula="of:=IF([data.E86]=&quot;&quot;;&quot;&quot;;CONCATENATE(colsep;[data.E86];IF([data.F86]=&quot;&quot;;rowend;&quot;&quot;)))">
            <text:p/>
          </table:table-cell>
          <table:table-cell table:formula="of:=IF([data.F86]=&quot;&quot;;&quot;&quot;;CONCATENATE(colsep;[data.F86];IF([data.G86]=&quot;&quot;;rowend;&quot;&quot;)))">
            <text:p/>
          </table:table-cell>
          <table:table-cell table:formula="of:=IF([data.G86]=&quot;&quot;;&quot;&quot;;CONCATENATE(colsep;[data.G86];IF([data.H86]=&quot;&quot;;rowend;&quot;&quot;)))">
            <text:p/>
          </table:table-cell>
        </table:table-row>
        <table:table-row table:style-name="ro1">
          <table:table-cell table:formula="of:=CONCATENATE([data.A87];IF([data.B87]=&quot;&quot;;rowend;&quot;&quot;))" office:value-type="string" office:string-value=" \\ " calcext:value-type="string">
            <text:p><text:s/>\\ </text:p>
          </table:table-cell>
          <table:table-cell table:formula="of:=IF([data.B87]=&quot;&quot;;&quot;&quot;;CONCATENATE(colsep;[data.B87];IF([data.C87]=&quot;&quot;;rowend;&quot;&quot;)))">
            <text:p/>
          </table:table-cell>
          <table:table-cell table:formula="of:=IF([data.C87]=&quot;&quot;;&quot;&quot;;CONCATENATE(colsep;[data.C87];IF([data.D87]=&quot;&quot;;rowend;&quot;&quot;)))">
            <text:p/>
          </table:table-cell>
          <table:table-cell table:formula="of:=IF([data.D87]=&quot;&quot;;&quot;&quot;;CONCATENATE(colsep;[data.D87];IF([data.E87]=&quot;&quot;;rowend;&quot;&quot;)))">
            <text:p/>
          </table:table-cell>
          <table:table-cell table:formula="of:=IF([data.E87]=&quot;&quot;;&quot;&quot;;CONCATENATE(colsep;[data.E87];IF([data.F87]=&quot;&quot;;rowend;&quot;&quot;)))">
            <text:p/>
          </table:table-cell>
          <table:table-cell table:formula="of:=IF([data.F87]=&quot;&quot;;&quot;&quot;;CONCATENATE(colsep;[data.F87];IF([data.G87]=&quot;&quot;;rowend;&quot;&quot;)))">
            <text:p/>
          </table:table-cell>
          <table:table-cell table:formula="of:=IF([data.G87]=&quot;&quot;;&quot;&quot;;CONCATENATE(colsep;[data.G87];IF([data.H87]=&quot;&quot;;rowend;&quot;&quot;)))">
            <text:p/>
          </table:table-cell>
        </table:table-row>
        <table:table-row table:style-name="ro1">
          <table:table-cell table:formula="of:=CONCATENATE([data.A88];IF([data.B88]=&quot;&quot;;rowend;&quot;&quot;))" office:value-type="string" office:string-value=" \\ " calcext:value-type="string">
            <text:p><text:s/>\\ </text:p>
          </table:table-cell>
          <table:table-cell table:formula="of:=IF([data.B88]=&quot;&quot;;&quot;&quot;;CONCATENATE(colsep;[data.B88];IF([data.C88]=&quot;&quot;;rowend;&quot;&quot;)))">
            <text:p/>
          </table:table-cell>
          <table:table-cell table:formula="of:=IF([data.C88]=&quot;&quot;;&quot;&quot;;CONCATENATE(colsep;[data.C88];IF([data.D88]=&quot;&quot;;rowend;&quot;&quot;)))">
            <text:p/>
          </table:table-cell>
          <table:table-cell table:formula="of:=IF([data.D88]=&quot;&quot;;&quot;&quot;;CONCATENATE(colsep;[data.D88];IF([data.E88]=&quot;&quot;;rowend;&quot;&quot;)))">
            <text:p/>
          </table:table-cell>
          <table:table-cell table:formula="of:=IF([data.E88]=&quot;&quot;;&quot;&quot;;CONCATENATE(colsep;[data.E88];IF([data.F88]=&quot;&quot;;rowend;&quot;&quot;)))">
            <text:p/>
          </table:table-cell>
          <table:table-cell table:formula="of:=IF([data.F88]=&quot;&quot;;&quot;&quot;;CONCATENATE(colsep;[data.F88];IF([data.G88]=&quot;&quot;;rowend;&quot;&quot;)))">
            <text:p/>
          </table:table-cell>
          <table:table-cell table:formula="of:=IF([data.G88]=&quot;&quot;;&quot;&quot;;CONCATENATE(colsep;[data.G88];IF([data.H88]=&quot;&quot;;rowend;&quot;&quot;)))">
            <text:p/>
          </table:table-cell>
        </table:table-row>
        <table:table-row table:style-name="ro1">
          <table:table-cell table:formula="of:=CONCATENATE([data.A89];IF([data.B89]=&quot;&quot;;rowend;&quot;&quot;))" office:value-type="string" office:string-value=" \\ " calcext:value-type="string">
            <text:p><text:s/>\\ </text:p>
          </table:table-cell>
          <table:table-cell table:formula="of:=IF([data.B89]=&quot;&quot;;&quot;&quot;;CONCATENATE(colsep;[data.B89];IF([data.C89]=&quot;&quot;;rowend;&quot;&quot;)))">
            <text:p/>
          </table:table-cell>
          <table:table-cell table:formula="of:=IF([data.C89]=&quot;&quot;;&quot;&quot;;CONCATENATE(colsep;[data.C89];IF([data.D89]=&quot;&quot;;rowend;&quot;&quot;)))">
            <text:p/>
          </table:table-cell>
          <table:table-cell table:formula="of:=IF([data.D89]=&quot;&quot;;&quot;&quot;;CONCATENATE(colsep;[data.D89];IF([data.E89]=&quot;&quot;;rowend;&quot;&quot;)))">
            <text:p/>
          </table:table-cell>
          <table:table-cell table:formula="of:=IF([data.E89]=&quot;&quot;;&quot;&quot;;CONCATENATE(colsep;[data.E89];IF([data.F89]=&quot;&quot;;rowend;&quot;&quot;)))">
            <text:p/>
          </table:table-cell>
          <table:table-cell table:formula="of:=IF([data.F89]=&quot;&quot;;&quot;&quot;;CONCATENATE(colsep;[data.F89];IF([data.G89]=&quot;&quot;;rowend;&quot;&quot;)))">
            <text:p/>
          </table:table-cell>
          <table:table-cell table:formula="of:=IF([data.G89]=&quot;&quot;;&quot;&quot;;CONCATENATE(colsep;[data.G89];IF([data.H89]=&quot;&quot;;rowend;&quot;&quot;)))">
            <text:p/>
          </table:table-cell>
        </table:table-row>
        <table:table-row table:style-name="ro1">
          <table:table-cell table:formula="of:=CONCATENATE([data.A90];IF([data.B90]=&quot;&quot;;rowend;&quot;&quot;))" office:value-type="string" office:string-value=" \\ " calcext:value-type="string">
            <text:p><text:s/>\\ </text:p>
          </table:table-cell>
          <table:table-cell table:formula="of:=IF([data.B90]=&quot;&quot;;&quot;&quot;;CONCATENATE(colsep;[data.B90];IF([data.C90]=&quot;&quot;;rowend;&quot;&quot;)))">
            <text:p/>
          </table:table-cell>
          <table:table-cell table:formula="of:=IF([data.C90]=&quot;&quot;;&quot;&quot;;CONCATENATE(colsep;[data.C90];IF([data.D90]=&quot;&quot;;rowend;&quot;&quot;)))">
            <text:p/>
          </table:table-cell>
          <table:table-cell table:formula="of:=IF([data.D90]=&quot;&quot;;&quot;&quot;;CONCATENATE(colsep;[data.D90];IF([data.E90]=&quot;&quot;;rowend;&quot;&quot;)))">
            <text:p/>
          </table:table-cell>
          <table:table-cell table:formula="of:=IF([data.E90]=&quot;&quot;;&quot;&quot;;CONCATENATE(colsep;[data.E90];IF([data.F90]=&quot;&quot;;rowend;&quot;&quot;)))">
            <text:p/>
          </table:table-cell>
          <table:table-cell table:formula="of:=IF([data.F90]=&quot;&quot;;&quot;&quot;;CONCATENATE(colsep;[data.F90];IF([data.G90]=&quot;&quot;;rowend;&quot;&quot;)))">
            <text:p/>
          </table:table-cell>
          <table:table-cell table:formula="of:=IF([data.G90]=&quot;&quot;;&quot;&quot;;CONCATENATE(colsep;[data.G90];IF([data.H90]=&quot;&quot;;rowend;&quot;&quot;)))">
            <text:p/>
          </table:table-cell>
        </table:table-row>
        <table:table-row table:style-name="ro1">
          <table:table-cell table:formula="of:=CONCATENATE([data.A91];IF([data.B91]=&quot;&quot;;rowend;&quot;&quot;))" office:value-type="string" office:string-value=" \\ " calcext:value-type="string">
            <text:p><text:s/>\\ </text:p>
          </table:table-cell>
          <table:table-cell table:formula="of:=IF([data.B91]=&quot;&quot;;&quot;&quot;;CONCATENATE(colsep;[data.B91];IF([data.C91]=&quot;&quot;;rowend;&quot;&quot;)))">
            <text:p/>
          </table:table-cell>
          <table:table-cell table:formula="of:=IF([data.C91]=&quot;&quot;;&quot;&quot;;CONCATENATE(colsep;[data.C91];IF([data.D91]=&quot;&quot;;rowend;&quot;&quot;)))">
            <text:p/>
          </table:table-cell>
          <table:table-cell table:formula="of:=IF([data.D91]=&quot;&quot;;&quot;&quot;;CONCATENATE(colsep;[data.D91];IF([data.E91]=&quot;&quot;;rowend;&quot;&quot;)))">
            <text:p/>
          </table:table-cell>
          <table:table-cell table:formula="of:=IF([data.E91]=&quot;&quot;;&quot;&quot;;CONCATENATE(colsep;[data.E91];IF([data.F91]=&quot;&quot;;rowend;&quot;&quot;)))">
            <text:p/>
          </table:table-cell>
          <table:table-cell table:formula="of:=IF([data.F91]=&quot;&quot;;&quot;&quot;;CONCATENATE(colsep;[data.F91];IF([data.G91]=&quot;&quot;;rowend;&quot;&quot;)))">
            <text:p/>
          </table:table-cell>
          <table:table-cell table:formula="of:=IF([data.G91]=&quot;&quot;;&quot;&quot;;CONCATENATE(colsep;[data.G91];IF([data.H91]=&quot;&quot;;rowend;&quot;&quot;)))">
            <text:p/>
          </table:table-cell>
        </table:table-row>
        <table:table-row table:style-name="ro1">
          <table:table-cell table:formula="of:=CONCATENATE([data.A92];IF([data.B92]=&quot;&quot;;rowend;&quot;&quot;))" office:value-type="string" office:string-value=" \\ " calcext:value-type="string">
            <text:p><text:s/>\\ </text:p>
          </table:table-cell>
          <table:table-cell table:formula="of:=IF([data.B92]=&quot;&quot;;&quot;&quot;;CONCATENATE(colsep;[data.B92];IF([data.C92]=&quot;&quot;;rowend;&quot;&quot;)))">
            <text:p/>
          </table:table-cell>
          <table:table-cell table:formula="of:=IF([data.C92]=&quot;&quot;;&quot;&quot;;CONCATENATE(colsep;[data.C92];IF([data.D92]=&quot;&quot;;rowend;&quot;&quot;)))">
            <text:p/>
          </table:table-cell>
          <table:table-cell table:formula="of:=IF([data.D92]=&quot;&quot;;&quot;&quot;;CONCATENATE(colsep;[data.D92];IF([data.E92]=&quot;&quot;;rowend;&quot;&quot;)))">
            <text:p/>
          </table:table-cell>
          <table:table-cell table:formula="of:=IF([data.E92]=&quot;&quot;;&quot;&quot;;CONCATENATE(colsep;[data.E92];IF([data.F92]=&quot;&quot;;rowend;&quot;&quot;)))">
            <text:p/>
          </table:table-cell>
          <table:table-cell table:formula="of:=IF([data.F92]=&quot;&quot;;&quot;&quot;;CONCATENATE(colsep;[data.F92];IF([data.G92]=&quot;&quot;;rowend;&quot;&quot;)))">
            <text:p/>
          </table:table-cell>
          <table:table-cell table:formula="of:=IF([data.G92]=&quot;&quot;;&quot;&quot;;CONCATENATE(colsep;[data.G92];IF([data.H92]=&quot;&quot;;rowend;&quot;&quot;)))">
            <text:p/>
          </table:table-cell>
        </table:table-row>
        <table:table-row table:style-name="ro1">
          <table:table-cell table:formula="of:=CONCATENATE([data.A93];IF([data.B93]=&quot;&quot;;rowend;&quot;&quot;))" office:value-type="string" office:string-value=" \\ " calcext:value-type="string">
            <text:p><text:s/>\\ </text:p>
          </table:table-cell>
          <table:table-cell table:formula="of:=IF([data.B93]=&quot;&quot;;&quot;&quot;;CONCATENATE(colsep;[data.B93];IF([data.C93]=&quot;&quot;;rowend;&quot;&quot;)))">
            <text:p/>
          </table:table-cell>
          <table:table-cell table:formula="of:=IF([data.C93]=&quot;&quot;;&quot;&quot;;CONCATENATE(colsep;[data.C93];IF([data.D93]=&quot;&quot;;rowend;&quot;&quot;)))">
            <text:p/>
          </table:table-cell>
          <table:table-cell table:formula="of:=IF([data.D93]=&quot;&quot;;&quot;&quot;;CONCATENATE(colsep;[data.D93];IF([data.E93]=&quot;&quot;;rowend;&quot;&quot;)))">
            <text:p/>
          </table:table-cell>
          <table:table-cell table:formula="of:=IF([data.E93]=&quot;&quot;;&quot;&quot;;CONCATENATE(colsep;[data.E93];IF([data.F93]=&quot;&quot;;rowend;&quot;&quot;)))">
            <text:p/>
          </table:table-cell>
          <table:table-cell table:formula="of:=IF([data.F93]=&quot;&quot;;&quot;&quot;;CONCATENATE(colsep;[data.F93];IF([data.G93]=&quot;&quot;;rowend;&quot;&quot;)))">
            <text:p/>
          </table:table-cell>
          <table:table-cell table:formula="of:=IF([data.G93]=&quot;&quot;;&quot;&quot;;CONCATENATE(colsep;[data.G93];IF([data.H93]=&quot;&quot;;rowend;&quot;&quot;)))">
            <text:p/>
          </table:table-cell>
        </table:table-row>
        <table:table-row table:style-name="ro1">
          <table:table-cell table:formula="of:=CONCATENATE([data.A94];IF([data.B94]=&quot;&quot;;rowend;&quot;&quot;))" office:value-type="string" office:string-value=" \\ " calcext:value-type="string">
            <text:p><text:s/>\\ </text:p>
          </table:table-cell>
          <table:table-cell table:formula="of:=IF([data.B94]=&quot;&quot;;&quot;&quot;;CONCATENATE(colsep;[data.B94];IF([data.C94]=&quot;&quot;;rowend;&quot;&quot;)))">
            <text:p/>
          </table:table-cell>
          <table:table-cell table:formula="of:=IF([data.C94]=&quot;&quot;;&quot;&quot;;CONCATENATE(colsep;[data.C94];IF([data.D94]=&quot;&quot;;rowend;&quot;&quot;)))">
            <text:p/>
          </table:table-cell>
          <table:table-cell table:formula="of:=IF([data.D94]=&quot;&quot;;&quot;&quot;;CONCATENATE(colsep;[data.D94];IF([data.E94]=&quot;&quot;;rowend;&quot;&quot;)))">
            <text:p/>
          </table:table-cell>
          <table:table-cell table:formula="of:=IF([data.E94]=&quot;&quot;;&quot;&quot;;CONCATENATE(colsep;[data.E94];IF([data.F94]=&quot;&quot;;rowend;&quot;&quot;)))">
            <text:p/>
          </table:table-cell>
          <table:table-cell table:formula="of:=IF([data.F94]=&quot;&quot;;&quot;&quot;;CONCATENATE(colsep;[data.F94];IF([data.G94]=&quot;&quot;;rowend;&quot;&quot;)))">
            <text:p/>
          </table:table-cell>
          <table:table-cell table:formula="of:=IF([data.G94]=&quot;&quot;;&quot;&quot;;CONCATENATE(colsep;[data.G94];IF([data.H94]=&quot;&quot;;rowend;&quot;&quot;)))">
            <text:p/>
          </table:table-cell>
        </table:table-row>
        <table:table-row table:style-name="ro1">
          <table:table-cell table:formula="of:=CONCATENATE([data.A95];IF([data.B95]=&quot;&quot;;rowend;&quot;&quot;))" office:value-type="string" office:string-value=" \\ " calcext:value-type="string">
            <text:p><text:s/>\\ </text:p>
          </table:table-cell>
          <table:table-cell table:formula="of:=IF([data.B95]=&quot;&quot;;&quot;&quot;;CONCATENATE(colsep;[data.B95];IF([data.C95]=&quot;&quot;;rowend;&quot;&quot;)))">
            <text:p/>
          </table:table-cell>
          <table:table-cell table:formula="of:=IF([data.C95]=&quot;&quot;;&quot;&quot;;CONCATENATE(colsep;[data.C95];IF([data.D95]=&quot;&quot;;rowend;&quot;&quot;)))">
            <text:p/>
          </table:table-cell>
          <table:table-cell table:formula="of:=IF([data.D95]=&quot;&quot;;&quot;&quot;;CONCATENATE(colsep;[data.D95];IF([data.E95]=&quot;&quot;;rowend;&quot;&quot;)))">
            <text:p/>
          </table:table-cell>
          <table:table-cell table:formula="of:=IF([data.E95]=&quot;&quot;;&quot;&quot;;CONCATENATE(colsep;[data.E95];IF([data.F95]=&quot;&quot;;rowend;&quot;&quot;)))">
            <text:p/>
          </table:table-cell>
          <table:table-cell table:formula="of:=IF([data.F95]=&quot;&quot;;&quot;&quot;;CONCATENATE(colsep;[data.F95];IF([data.G95]=&quot;&quot;;rowend;&quot;&quot;)))">
            <text:p/>
          </table:table-cell>
          <table:table-cell table:formula="of:=IF([data.G95]=&quot;&quot;;&quot;&quot;;CONCATENATE(colsep;[data.G95];IF([data.H95]=&quot;&quot;;rowend;&quot;&quot;)))">
            <text:p/>
          </table:table-cell>
        </table:table-row>
        <table:table-row table:style-name="ro1">
          <table:table-cell table:formula="of:=CONCATENATE([data.A96];IF([data.B96]=&quot;&quot;;rowend;&quot;&quot;))" office:value-type="string" office:string-value=" \\ " calcext:value-type="string">
            <text:p><text:s/>\\ </text:p>
          </table:table-cell>
          <table:table-cell table:formula="of:=IF([data.B96]=&quot;&quot;;&quot;&quot;;CONCATENATE(colsep;[data.B96];IF([data.C96]=&quot;&quot;;rowend;&quot;&quot;)))">
            <text:p/>
          </table:table-cell>
          <table:table-cell table:formula="of:=IF([data.C96]=&quot;&quot;;&quot;&quot;;CONCATENATE(colsep;[data.C96];IF([data.D96]=&quot;&quot;;rowend;&quot;&quot;)))">
            <text:p/>
          </table:table-cell>
          <table:table-cell table:formula="of:=IF([data.D96]=&quot;&quot;;&quot;&quot;;CONCATENATE(colsep;[data.D96];IF([data.E96]=&quot;&quot;;rowend;&quot;&quot;)))">
            <text:p/>
          </table:table-cell>
          <table:table-cell table:formula="of:=IF([data.E96]=&quot;&quot;;&quot;&quot;;CONCATENATE(colsep;[data.E96];IF([data.F96]=&quot;&quot;;rowend;&quot;&quot;)))">
            <text:p/>
          </table:table-cell>
          <table:table-cell table:formula="of:=IF([data.F96]=&quot;&quot;;&quot;&quot;;CONCATENATE(colsep;[data.F96];IF([data.G96]=&quot;&quot;;rowend;&quot;&quot;)))">
            <text:p/>
          </table:table-cell>
          <table:table-cell table:formula="of:=IF([data.G96]=&quot;&quot;;&quot;&quot;;CONCATENATE(colsep;[data.G96];IF([data.H96]=&quot;&quot;;rowend;&quot;&quot;)))">
            <text:p/>
          </table:table-cell>
        </table:table-row>
        <table:table-row table:style-name="ro1">
          <table:table-cell table:formula="of:=CONCATENATE([data.A97];IF([data.B97]=&quot;&quot;;rowend;&quot;&quot;))" office:value-type="string" office:string-value=" \\ " calcext:value-type="string">
            <text:p><text:s/>\\ </text:p>
          </table:table-cell>
          <table:table-cell table:formula="of:=IF([data.B97]=&quot;&quot;;&quot;&quot;;CONCATENATE(colsep;[data.B97];IF([data.C97]=&quot;&quot;;rowend;&quot;&quot;)))">
            <text:p/>
          </table:table-cell>
          <table:table-cell table:formula="of:=IF([data.C97]=&quot;&quot;;&quot;&quot;;CONCATENATE(colsep;[data.C97];IF([data.D97]=&quot;&quot;;rowend;&quot;&quot;)))">
            <text:p/>
          </table:table-cell>
          <table:table-cell table:formula="of:=IF([data.D97]=&quot;&quot;;&quot;&quot;;CONCATENATE(colsep;[data.D97];IF([data.E97]=&quot;&quot;;rowend;&quot;&quot;)))">
            <text:p/>
          </table:table-cell>
          <table:table-cell table:formula="of:=IF([data.E97]=&quot;&quot;;&quot;&quot;;CONCATENATE(colsep;[data.E97];IF([data.F97]=&quot;&quot;;rowend;&quot;&quot;)))">
            <text:p/>
          </table:table-cell>
          <table:table-cell table:formula="of:=IF([data.F97]=&quot;&quot;;&quot;&quot;;CONCATENATE(colsep;[data.F97];IF([data.G97]=&quot;&quot;;rowend;&quot;&quot;)))">
            <text:p/>
          </table:table-cell>
          <table:table-cell table:formula="of:=IF([data.G97]=&quot;&quot;;&quot;&quot;;CONCATENATE(colsep;[data.G97];IF([data.H97]=&quot;&quot;;rowend;&quot;&quot;)))">
            <text:p/>
          </table:table-cell>
        </table:table-row>
        <table:table-row table:style-name="ro1">
          <table:table-cell table:formula="of:=CONCATENATE([data.A98];IF([data.B98]=&quot;&quot;;rowend;&quot;&quot;))" office:value-type="string" office:string-value=" \\ " calcext:value-type="string">
            <text:p><text:s/>\\ </text:p>
          </table:table-cell>
          <table:table-cell table:formula="of:=IF([data.B98]=&quot;&quot;;&quot;&quot;;CONCATENATE(colsep;[data.B98];IF([data.C98]=&quot;&quot;;rowend;&quot;&quot;)))">
            <text:p/>
          </table:table-cell>
          <table:table-cell table:formula="of:=IF([data.C98]=&quot;&quot;;&quot;&quot;;CONCATENATE(colsep;[data.C98];IF([data.D98]=&quot;&quot;;rowend;&quot;&quot;)))">
            <text:p/>
          </table:table-cell>
          <table:table-cell table:formula="of:=IF([data.D98]=&quot;&quot;;&quot;&quot;;CONCATENATE(colsep;[data.D98];IF([data.E98]=&quot;&quot;;rowend;&quot;&quot;)))">
            <text:p/>
          </table:table-cell>
          <table:table-cell table:formula="of:=IF([data.E98]=&quot;&quot;;&quot;&quot;;CONCATENATE(colsep;[data.E98];IF([data.F98]=&quot;&quot;;rowend;&quot;&quot;)))">
            <text:p/>
          </table:table-cell>
          <table:table-cell table:formula="of:=IF([data.F98]=&quot;&quot;;&quot;&quot;;CONCATENATE(colsep;[data.F98];IF([data.G98]=&quot;&quot;;rowend;&quot;&quot;)))">
            <text:p/>
          </table:table-cell>
          <table:table-cell table:formula="of:=IF([data.G98]=&quot;&quot;;&quot;&quot;;CONCATENATE(colsep;[data.G98];IF([data.H98]=&quot;&quot;;rowend;&quot;&quot;)))">
            <text:p/>
          </table:table-cell>
        </table:table-row>
        <table:table-row table:style-name="ro1">
          <table:table-cell table:formula="of:=CONCATENATE([data.A99];IF([data.B99]=&quot;&quot;;rowend;&quot;&quot;))" office:value-type="string" office:string-value=" \\ " calcext:value-type="string">
            <text:p><text:s/>\\ </text:p>
          </table:table-cell>
          <table:table-cell table:formula="of:=IF([data.B99]=&quot;&quot;;&quot;&quot;;CONCATENATE(colsep;[data.B99];IF([data.C99]=&quot;&quot;;rowend;&quot;&quot;)))">
            <text:p/>
          </table:table-cell>
          <table:table-cell table:formula="of:=IF([data.C99]=&quot;&quot;;&quot;&quot;;CONCATENATE(colsep;[data.C99];IF([data.D99]=&quot;&quot;;rowend;&quot;&quot;)))">
            <text:p/>
          </table:table-cell>
          <table:table-cell table:formula="of:=IF([data.D99]=&quot;&quot;;&quot;&quot;;CONCATENATE(colsep;[data.D99];IF([data.E99]=&quot;&quot;;rowend;&quot;&quot;)))">
            <text:p/>
          </table:table-cell>
          <table:table-cell table:formula="of:=IF([data.E99]=&quot;&quot;;&quot;&quot;;CONCATENATE(colsep;[data.E99];IF([data.F99]=&quot;&quot;;rowend;&quot;&quot;)))">
            <text:p/>
          </table:table-cell>
          <table:table-cell table:formula="of:=IF([data.F99]=&quot;&quot;;&quot;&quot;;CONCATENATE(colsep;[data.F99];IF([data.G99]=&quot;&quot;;rowend;&quot;&quot;)))">
            <text:p/>
          </table:table-cell>
          <table:table-cell table:formula="of:=IF([data.G99]=&quot;&quot;;&quot;&quot;;CONCATENATE(colsep;[data.G99];IF([data.H99]=&quot;&quot;;rowend;&quot;&quot;)))">
            <text:p/>
          </table:table-cell>
        </table:table-row>
        <table:table-row table:style-name="ro1">
          <table:table-cell table:formula="of:=CONCATENATE([data.A100];IF([data.B100]=&quot;&quot;;rowend;&quot;&quot;))" office:value-type="string" office:string-value=" \\ " calcext:value-type="string">
            <text:p><text:s/>\\ </text:p>
          </table:table-cell>
          <table:table-cell table:formula="of:=IF([data.B100]=&quot;&quot;;&quot;&quot;;CONCATENATE(colsep;[data.B100];IF([data.C100]=&quot;&quot;;rowend;&quot;&quot;)))">
            <text:p/>
          </table:table-cell>
          <table:table-cell table:formula="of:=IF([data.C100]=&quot;&quot;;&quot;&quot;;CONCATENATE(colsep;[data.C100];IF([data.D100]=&quot;&quot;;rowend;&quot;&quot;)))">
            <text:p/>
          </table:table-cell>
          <table:table-cell table:formula="of:=IF([data.D100]=&quot;&quot;;&quot;&quot;;CONCATENATE(colsep;[data.D100];IF([data.E100]=&quot;&quot;;rowend;&quot;&quot;)))">
            <text:p/>
          </table:table-cell>
          <table:table-cell table:formula="of:=IF([data.E100]=&quot;&quot;;&quot;&quot;;CONCATENATE(colsep;[data.E100];IF([data.F100]=&quot;&quot;;rowend;&quot;&quot;)))">
            <text:p/>
          </table:table-cell>
          <table:table-cell table:formula="of:=IF([data.F100]=&quot;&quot;;&quot;&quot;;CONCATENATE(colsep;[data.F100];IF([data.G100]=&quot;&quot;;rowend;&quot;&quot;)))">
            <text:p/>
          </table:table-cell>
          <table:table-cell table:formula="of:=IF([data.G100]=&quot;&quot;;&quot;&quot;;CONCATENATE(colsep;[data.G100];IF([data.H100]=&quot;&quot;;rowend;&quot;&quot;)))">
            <text:p/>
          </table:table-cell>
        </table:table-row>
      </table:table>
      <table:table table:name="data" table:style-name="ta1">
        <table:table-column table:style-name="co1" table:number-columns-repeated="6" table:default-cell-style-name="ce4"/>
        <table:table-row table:style-name="ro2">
          <table:table-cell office:value-type="string" calcext:value-type="string">
            <text:p>Hc1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c3</text:p>
          </table:table-cell>
          <table:table-cell table:number-columns-repeated="3" office:value-type="string" calcext:value-type="string">
            <text:p>Hc1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table:number-columns-repeated="3" office:value-type="string" calcext:value-type="string">
            <text:p>R21</text:p>
          </table:table-cell>
        </table:table-row>
        <table:table-row table:style-name="ro2">
          <table:table-cell office:value-type="string" calcext:value-type="string">
            <text:p>3rA</text:p>
          </table:table-cell>
          <table:table-cell office:value-type="string" calcext:value-type="string">
            <text:p>3rB</text:p>
          </table:table-cell>
          <table:table-cell office:value-type="string" calcext:value-type="string">
            <text:p>3rC</text:p>
          </table:table-cell>
          <table:table-cell table:number-columns-repeated="3" office:value-type="string" calcext:value-type="string">
            <text:p>3rA</text:p>
          </table:table-cell>
        </table:table-row>
        <table:table-row table:style-name="ro2">
          <table:table-cell office:value-type="string" calcext:value-type="string">
            <text:p>Hc1</text:p>
          </table:table-cell>
          <table:table-cell office:value-type="string" calcext:value-type="string">
            <text:p>Hc2</text:p>
          </table:table-cell>
          <table:table-cell office:value-type="string" calcext:value-type="string">
            <text:p>Hc3</text:p>
          </table:table-cell>
          <table:table-cell table:number-columns-repeated="3" office:value-type="string" calcext:value-type="string">
            <text:p>Hc1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table:number-columns-repeated="3" office:value-type="string" calcext:value-type="string">
            <text:p>R21</text:p>
          </table:table-cell>
        </table:table-row>
        <table:table-row table:style-name="ro2">
          <table:table-cell office:value-type="string" calcext:value-type="string">
            <text:p>3rA</text:p>
          </table:table-cell>
          <table:table-cell office:value-type="string" calcext:value-type="string">
            <text:p>3rB</text:p>
          </table:table-cell>
          <table:table-cell office:value-type="string" calcext:value-type="string">
            <text:p>3rC</text:p>
          </table:table-cell>
          <table:table-cell table:number-columns-repeated="3" office:value-type="string" calcext:value-type="string">
            <text:p>3rA</text:p>
          </table:table-cell>
        </table:table-row>
      </table:table>
      <table:table table:name="Instruct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the contents of the data she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y the Word tabl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e as RTF formatting (or Unformatted Text) into cell A1 on sheet=dat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py column A of sheet=tabular into your tex code.</text:p>
          </table:table-cell>
        </table:table-row>
      </table:table>
      <table:named-expressions>
        <table:named-range table:name="colsep" table:base-cell-address="$Instructions.$F$6" table:cell-range-address="$constants.$A$2"/>
        <table:named-range table:name="colspec" table:base-cell-address="$Instructions.$E$8" table:cell-range-address="$constants.$A$9"/>
        <table:named-range table:name="coltype" table:base-cell-address="$Instructions.$E$7" table:cell-range-address="$constants.$A$7"/>
        <table:named-range table:name="endtable" table:base-cell-address="$Instructions.$H$6" table:cell-range-address="$constants.$A$5"/>
        <table:named-range table:name="numcols" table:base-cell-address="$Instructions.$D$8" table:cell-range-address="$constants.$A$8"/>
        <table:named-range table:name="rowend" table:base-cell-address="$Instructions.$G$6" table:cell-range-address="$constants.$A$3"/>
        <table:named-range table:name="starttable" table:base-cell-address="$Instructions.$G$7" table:cell-range-address="$constants.$A$4"/>
        <table:named-range table:name="tablestartspec" table:base-cell-address="$Instructions.$G$8" table:cell-range-address="$constants.$A$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DengXian" svg:font-family="DengXian, 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9:14:54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20:55:22.132000000</meta:creation-date>
    <meta:editing-duration>P0D</meta:editing-duration>
    <meta:editing-cycles>1</meta:editing-cycles>
    <meta:generator>LibreOffice/7.0.0.3$Windows_X86_64 LibreOffice_project/8061b3e9204bef6b321a21033174034a5e2ea88e</meta:generator>
    <meta:document-statistic meta:table-count="5" meta:cell-count="852" meta:object-count="0"/>
  </office:meta>
</office:document-meta>
</file>